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OT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608" calcext:value-type="float">
            <text:p>0.29608</text:p>
          </table:table-cell>
          <table:table-cell office:value-type="float" office:value="0.165432" calcext:value-type="float">
            <text:p>0.16543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25" calcext:value-type="float">
            <text:p>0.2925</text:p>
          </table:table-cell>
          <table:table-cell office:value-type="float" office:value="1.888" calcext:value-type="float">
            <text:p>1.8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839" calcext:value-type="float">
            <text:p>0.26839</text:p>
          </table:table-cell>
          <table:table-cell office:value-type="float" office:value="0.0502563" calcext:value-type="float">
            <text:p>0.050256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85" calcext:value-type="float">
            <text:p>0.285</text:p>
          </table:table-cell>
          <table:table-cell office:value-type="float" office:value="0.705" calcext:value-type="float">
            <text:p>0.7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76" calcext:value-type="float">
            <text:p>0.24576</text:p>
          </table:table-cell>
          <table:table-cell office:value-type="float" office:value="0.039956" calcext:value-type="float">
            <text:p>0.039956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61" calcext:value-type="float">
            <text:p>0.5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188" calcext:value-type="float">
            <text:p>0.24188</text:p>
          </table:table-cell>
          <table:table-cell office:value-type="float" office:value="0.0368652" calcext:value-type="float">
            <text:p>0.036865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427" calcext:value-type="float">
            <text:p>0.4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36" calcext:value-type="float">
            <text:p>0.24636</text:p>
          </table:table-cell>
          <table:table-cell office:value-type="float" office:value="0.0250202" calcext:value-type="float">
            <text:p>0.025020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4" calcext:value-type="float">
            <text:p>0.244</text:p>
          </table:table-cell>
          <table:table-cell office:value-type="float" office:value="0.394" calcext:value-type="float">
            <text:p>0.3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627" calcext:value-type="float">
            <text:p>0.26627</text:p>
          </table:table-cell>
          <table:table-cell office:value-type="float" office:value="0.0286911" calcext:value-type="float">
            <text:p>0.028691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421" calcext:value-type="float">
            <text:p>0.42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0231993" calcext:value-type="float">
            <text:p>0.023199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279" calcext:value-type="float">
            <text:p>0.279</text:p>
          </table:table-cell>
          <table:table-cell office:value-type="float" office:value="0.379" calcext:value-type="float">
            <text:p>0.37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0376954" calcext:value-type="float">
            <text:p>0.037695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4" calcext:value-type="float">
            <text:p>0.324</text:p>
          </table:table-cell>
          <table:table-cell office:value-type="float" office:value="0.462" calcext:value-type="float">
            <text:p>0.4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099" calcext:value-type="float">
            <text:p>0.33099</text:p>
          </table:table-cell>
          <table:table-cell office:value-type="float" office:value="0.0328738" calcext:value-type="float">
            <text:p>0.032873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495" calcext:value-type="float">
            <text:p>0.4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866" calcext:value-type="float">
            <text:p>0.39866</text:p>
          </table:table-cell>
          <table:table-cell office:value-type="float" office:value="0.0292076" calcext:value-type="float">
            <text:p>0.029207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4" calcext:value-type="float">
            <text:p>0.5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398" calcext:value-type="float">
            <text:p>0.58398</text:p>
          </table:table-cell>
          <table:table-cell office:value-type="float" office:value="0.0526471" calcext:value-type="float">
            <text:p>0.052647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8" calcext:value-type="float">
            <text:p>0.578</text:p>
          </table:table-cell>
          <table:table-cell office:value-type="float" office:value="0.935" calcext:value-type="float">
            <text:p>0.9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1578" calcext:value-type="float">
            <text:p>0.91578</text:p>
          </table:table-cell>
          <table:table-cell office:value-type="float" office:value="0.0527531" calcext:value-type="float">
            <text:p>0.052753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9" calcext:value-type="float">
            <text:p>0.89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26" calcext:value-type="float">
            <text:p>0.926</text:p>
          </table:table-cell>
          <table:table-cell office:value-type="float" office:value="1.273" calcext:value-type="float">
            <text:p>1.2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4072" calcext:value-type="float">
            <text:p>1.54072</text:p>
          </table:table-cell>
          <table:table-cell office:value-type="float" office:value="0.0811116" calcext:value-type="float">
            <text:p>0.0811116</text:p>
          </table:table-cell>
          <table:table-cell office:value-type="float" office:value="1.415" calcext:value-type="float">
            <text:p>1.415</text:p>
          </table:table-cell>
          <table:table-cell office:value-type="float" office:value="1.484" calcext:value-type="float">
            <text:p>1.484</text:p>
          </table:table-cell>
          <table:table-cell office:value-type="float" office:value="1.537" calcext:value-type="float">
            <text:p>1.537</text:p>
          </table:table-cell>
          <table:table-cell office:value-type="float" office:value="1.5655" calcext:value-type="float">
            <text:p>1.5655</text:p>
          </table:table-cell>
          <table:table-cell office:value-type="float" office:value="1.916" calcext:value-type="float">
            <text:p>1.9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7295" calcext:value-type="float">
            <text:p>2.77295</text:p>
          </table:table-cell>
          <table:table-cell office:value-type="float" office:value="0.194737" calcext:value-type="float">
            <text:p>0.194737</text:p>
          </table:table-cell>
          <table:table-cell office:value-type="float" office:value="2.592" calcext:value-type="float">
            <text:p>2.592</text:p>
          </table:table-cell>
          <table:table-cell office:value-type="float" office:value="2.641" calcext:value-type="float">
            <text:p>2.641</text:p>
          </table:table-cell>
          <table:table-cell office:value-type="float" office:value="2.771" calcext:value-type="float">
            <text:p>2.771</text:p>
          </table:table-cell>
          <table:table-cell office:value-type="float" office:value="2.791" calcext:value-type="float">
            <text:p>2.791</text:p>
          </table:table-cell>
          <table:table-cell office:value-type="float" office:value="3.805" calcext:value-type="float">
            <text:p>3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0473" calcext:value-type="float">
            <text:p>5.0473</text:p>
          </table:table-cell>
          <table:table-cell office:value-type="float" office:value="0.347337" calcext:value-type="float">
            <text:p>0.347337</text:p>
          </table:table-cell>
          <table:table-cell office:value-type="float" office:value="4.615" calcext:value-type="float">
            <text:p>4.615</text:p>
          </table:table-cell>
          <table:table-cell office:value-type="float" office:value="4.824" calcext:value-type="float">
            <text:p>4.824</text:p>
          </table:table-cell>
          <table:table-cell office:value-type="float" office:value="5.0495" calcext:value-type="float">
            <text:p>5.0495</text:p>
          </table:table-cell>
          <table:table-cell office:value-type="float" office:value="5.1205" calcext:value-type="float">
            <text:p>5.1205</text:p>
          </table:table-cell>
          <table:table-cell office:value-type="float" office:value="7.29" calcext:value-type="float">
            <text:p>7.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4696" calcext:value-type="float">
            <text:p>10.4696</text:p>
          </table:table-cell>
          <table:table-cell office:value-type="float" office:value="0.625019" calcext:value-type="float">
            <text:p>0.625019</text:p>
          </table:table-cell>
          <table:table-cell office:value-type="float" office:value="9.07" calcext:value-type="float">
            <text:p>9.07</text:p>
          </table:table-cell>
          <table:table-cell office:value-type="float" office:value="10.2235" calcext:value-type="float">
            <text:p>10.2235</text:p>
          </table:table-cell>
          <table:table-cell office:value-type="float" office:value="10.317" calcext:value-type="float">
            <text:p>10.317</text:p>
          </table:table-cell>
          <table:table-cell office:value-type="float" office:value="10.656" calcext:value-type="float">
            <text:p>10.656</text:p>
          </table:table-cell>
          <table:table-cell office:value-type="float" office:value="14.197" calcext:value-type="float">
            <text:p>14.1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1612" calcext:value-type="float">
            <text:p>23.1612</text:p>
          </table:table-cell>
          <table:table-cell office:value-type="float" office:value="1.22361" calcext:value-type="float">
            <text:p>1.22361</text:p>
          </table:table-cell>
          <table:table-cell office:value-type="float" office:value="19.212" calcext:value-type="float">
            <text:p>19.212</text:p>
          </table:table-cell>
          <table:table-cell office:value-type="float" office:value="22.4085" calcext:value-type="float">
            <text:p>22.4085</text:p>
          </table:table-cell>
          <table:table-cell office:value-type="float" office:value="23.149" calcext:value-type="float">
            <text:p>23.149</text:p>
          </table:table-cell>
          <table:table-cell office:value-type="float" office:value="23.4765" calcext:value-type="float">
            <text:p>23.4765</text:p>
          </table:table-cell>
          <table:table-cell office:value-type="float" office:value="28.982" calcext:value-type="float">
            <text:p>28.9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.6754" calcext:value-type="float">
            <text:p>47.6754</text:p>
          </table:table-cell>
          <table:table-cell office:value-type="float" office:value="2.57412" calcext:value-type="float">
            <text:p>2.57412</text:p>
          </table:table-cell>
          <table:table-cell office:value-type="float" office:value="42.472" calcext:value-type="float">
            <text:p>42.472</text:p>
          </table:table-cell>
          <table:table-cell office:value-type="float" office:value="46.479" calcext:value-type="float">
            <text:p>46.479</text:p>
          </table:table-cell>
          <table:table-cell office:value-type="float" office:value="47.59" calcext:value-type="float">
            <text:p>47.59</text:p>
          </table:table-cell>
          <table:table-cell office:value-type="float" office:value="48.6885" calcext:value-type="float">
            <text:p>48.6885</text:p>
          </table:table-cell>
          <table:table-cell office:value-type="float" office:value="59.994" calcext:value-type="float">
            <text:p>59.9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.808" calcext:value-type="float">
            <text:p>114.808</text:p>
          </table:table-cell>
          <table:table-cell office:value-type="float" office:value="2.31232" calcext:value-type="float">
            <text:p>2.31232</text:p>
          </table:table-cell>
          <table:table-cell office:value-type="float" office:value="103.95" calcext:value-type="float">
            <text:p>103.95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115.552" calcext:value-type="float">
            <text:p>115.552</text:p>
          </table:table-cell>
          <table:table-cell office:value-type="float" office:value="116.519" calcext:value-type="float">
            <text:p>116.519</text:p>
          </table:table-cell>
          <table:table-cell office:value-type="float" office:value="118.02" calcext:value-type="float">
            <text:p>118.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.552" calcext:value-type="float">
            <text:p>230.552</text:p>
          </table:table-cell>
          <table:table-cell office:value-type="float" office:value="2.47395" calcext:value-type="float">
            <text:p>2.47395</text:p>
          </table:table-cell>
          <table:table-cell office:value-type="float" office:value="218.46" calcext:value-type="float">
            <text:p>218.46</text:p>
          </table:table-cell>
          <table:table-cell office:value-type="float" office:value="229.715" calcext:value-type="float">
            <text:p>229.715</text:p>
          </table:table-cell>
          <table:table-cell office:value-type="float" office:value="230.986" calcext:value-type="float">
            <text:p>230.986</text:p>
          </table:table-cell>
          <table:table-cell office:value-type="float" office:value="232.273" calcext:value-type="float">
            <text:p>232.273</text:p>
          </table:table-cell>
          <table:table-cell office:value-type="float" office:value="233.419" calcext:value-type="float">
            <text:p>233.41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6.658" calcext:value-type="float">
            <text:p>466.658</text:p>
          </table:table-cell>
          <table:table-cell office:value-type="float" office:value="3.65157" calcext:value-type="float">
            <text:p>3.65157</text:p>
          </table:table-cell>
          <table:table-cell office:value-type="float" office:value="444.856" calcext:value-type="float">
            <text:p>444.856</text:p>
          </table:table-cell>
          <table:table-cell office:value-type="float" office:value="465.762" calcext:value-type="float">
            <text:p>465.762</text:p>
          </table:table-cell>
          <table:table-cell office:value-type="float" office:value="467.146" calcext:value-type="float">
            <text:p>467.146</text:p>
          </table:table-cell>
          <table:table-cell office:value-type="float" office:value="469.151" calcext:value-type="float">
            <text:p>469.151</text:p>
          </table:table-cell>
          <table:table-cell office:value-type="float" office:value="470.951" calcext:value-type="float">
            <text:p>470.9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1.085" calcext:value-type="float">
            <text:p>931.085</text:p>
          </table:table-cell>
          <table:table-cell office:value-type="float" office:value="3.64233" calcext:value-type="float">
            <text:p>3.64233</text:p>
          </table:table-cell>
          <table:table-cell office:value-type="float" office:value="920.219" calcext:value-type="float">
            <text:p>920.219</text:p>
          </table:table-cell>
          <table:table-cell office:value-type="float" office:value="928.693" calcext:value-type="float">
            <text:p>928.693</text:p>
          </table:table-cell>
          <table:table-cell office:value-type="float" office:value="929.944" calcext:value-type="float">
            <text:p>929.944</text:p>
          </table:table-cell>
          <table:table-cell office:value-type="float" office:value="934.548" calcext:value-type="float">
            <text:p>934.548</text:p>
          </table:table-cell>
          <table:table-cell office:value-type="float" office:value="937.907" calcext:value-type="float">
            <text:p>937.9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97.59" calcext:value-type="float">
            <text:p>1897.59</text:p>
          </table:table-cell>
          <table:table-cell office:value-type="float" office:value="6.76184" calcext:value-type="float">
            <text:p>6.76184</text:p>
          </table:table-cell>
          <table:table-cell office:value-type="float" office:value="1884.51" calcext:value-type="float">
            <text:p>1884.51</text:p>
          </table:table-cell>
          <table:table-cell office:value-type="float" office:value="1891.68" calcext:value-type="float">
            <text:p>1891.68</text:p>
          </table:table-cell>
          <table:table-cell office:value-type="float" office:value="1894.49" calcext:value-type="float">
            <text:p>1894.49</text:p>
          </table:table-cell>
          <table:table-cell office:value-type="float" office:value="1904.35" calcext:value-type="float">
            <text:p>1904.35</text:p>
          </table:table-cell>
          <table:table-cell office:value-type="float" office:value="1908.38" calcext:value-type="float">
            <text:p>1908.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73.43" calcext:value-type="float">
            <text:p>4073.43</text:p>
          </table:table-cell>
          <table:table-cell office:value-type="float" office:value="57.6341" calcext:value-type="float">
            <text:p>57.6341</text:p>
          </table:table-cell>
          <table:table-cell office:value-type="float" office:value="3768.91" calcext:value-type="float">
            <text:p>3768.91</text:p>
          </table:table-cell>
          <table:table-cell office:value-type="float" office:value="4078.14" calcext:value-type="float">
            <text:p>4078.14</text:p>
          </table:table-cell>
          <table:table-cell office:value-type="float" office:value="4084.76" calcext:value-type="float">
            <text:p>4084.76</text:p>
          </table:table-cell>
          <table:table-cell office:value-type="float" office:value="4089.74" calcext:value-type="float">
            <text:p>4089.74</text:p>
          </table:table-cell>
          <table:table-cell office:value-type="float" office:value="4115.15" calcext:value-type="float">
            <text:p>4115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26.07" calcext:value-type="float">
            <text:p>9026.07</text:p>
          </table:table-cell>
          <table:table-cell office:value-type="float" office:value="66.0396" calcext:value-type="float">
            <text:p>66.0396</text:p>
          </table:table-cell>
          <table:table-cell office:value-type="float" office:value="8415.78" calcext:value-type="float">
            <text:p>8415.78</text:p>
          </table:table-cell>
          <table:table-cell office:value-type="float" office:value="9023.59" calcext:value-type="float">
            <text:p>9023.59</text:p>
          </table:table-cell>
          <table:table-cell office:value-type="float" office:value="9032.97" calcext:value-type="float">
            <text:p>9032.97</text:p>
          </table:table-cell>
          <table:table-cell office:value-type="float" office:value="9044.39" calcext:value-type="float">
            <text:p>9044.39</text:p>
          </table:table-cell>
          <table:table-cell office:value-type="float" office:value="9079.95" calcext:value-type="float">
            <text:p>9079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0.00451017" calcext:value-type="float">
            <text:p>0.0045101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5" calcext:value-type="float">
            <text:p>0.1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0046713" calcext:value-type="float">
            <text:p>0.00467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23" calcext:value-type="float">
            <text:p>0.12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056" calcext:value-type="float">
            <text:p>0.12056</text:p>
          </table:table-cell>
          <table:table-cell office:value-type="float" office:value="0.0049139" calcext:value-type="float">
            <text:p>0.004913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101" calcext:value-type="float">
            <text:p>0.12101</text:p>
          </table:table-cell>
          <table:table-cell office:value-type="float" office:value="0.00456617" calcext:value-type="float">
            <text:p>0.004566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099" calcext:value-type="float">
            <text:p>0.15099</text:p>
          </table:table-cell>
          <table:table-cell office:value-type="float" office:value="0.018568" calcext:value-type="float">
            <text:p>0.018568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332" calcext:value-type="float">
            <text:p>0.3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0185981" calcext:value-type="float">
            <text:p>0.018598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5" calcext:value-type="float">
            <text:p>0.1475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331" calcext:value-type="float">
            <text:p>0.3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925" calcext:value-type="float">
            <text:p>0.17925</text:p>
          </table:table-cell>
          <table:table-cell office:value-type="float" office:value="0.0184089" calcext:value-type="float">
            <text:p>0.0184089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358" calcext:value-type="float">
            <text:p>0.3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817" calcext:value-type="float">
            <text:p>0.17817</text:p>
          </table:table-cell>
          <table:table-cell office:value-type="float" office:value="0.0185834" calcext:value-type="float">
            <text:p>0.0185834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359" calcext:value-type="float">
            <text:p>0.3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0.0201094" calcext:value-type="float">
            <text:p>0.020109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403" calcext:value-type="float">
            <text:p>0.4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0698" calcext:value-type="float">
            <text:p>0.20698</text:p>
          </table:table-cell>
          <table:table-cell office:value-type="float" office:value="0.018445" calcext:value-type="float">
            <text:p>0.01844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384" calcext:value-type="float">
            <text:p>0.3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628" calcext:value-type="float">
            <text:p>0.23628</text:p>
          </table:table-cell>
          <table:table-cell office:value-type="float" office:value="0.0195985" calcext:value-type="float">
            <text:p>0.0195985</text:p>
          </table:table-cell>
          <table:table-cell office:value-type="float" office:value="0.23" calcext:value-type="float">
            <text:p>0.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413" calcext:value-type="float">
            <text:p>0.41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591" calcext:value-type="float">
            <text:p>0.23591</text:p>
          </table:table-cell>
          <table:table-cell office:value-type="float" office:value="0.0186516" calcext:value-type="float">
            <text:p>0.0186516</text:p>
          </table:table-cell>
          <table:table-cell office:value-type="float" office:value="0.23" calcext:value-type="float">
            <text:p>0.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412" calcext:value-type="float">
            <text:p>0.4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484" calcext:value-type="float">
            <text:p>0.26484</text:p>
          </table:table-cell>
          <table:table-cell office:value-type="float" office:value="0.0184449" calcext:value-type="float">
            <text:p>0.0184449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441" calcext:value-type="float">
            <text:p>0.4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386" calcext:value-type="float">
            <text:p>0.26386</text:p>
          </table:table-cell>
          <table:table-cell office:value-type="float" office:value="0.0186333" calcext:value-type="float">
            <text:p>0.018633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62" calcext:value-type="float">
            <text:p>0.262</text:p>
          </table:table-cell>
          <table:table-cell office:value-type="float" office:value="0.443" calcext:value-type="float">
            <text:p>0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916" calcext:value-type="float">
            <text:p>0.29916</text:p>
          </table:table-cell>
          <table:table-cell office:value-type="float" office:value="0.0254247" calcext:value-type="float">
            <text:p>0.025424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" calcext:value-type="float">
            <text:p>0.29</text:p>
          </table:table-cell>
          <table:table-cell office:value-type="float" office:value="0.293" calcext:value-type="float">
            <text:p>0.293</text:p>
          </table:table-cell>
          <table:table-cell office:value-type="float" office:value="0.468" calcext:value-type="float">
            <text:p>0.4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14441" calcext:value-type="float">
            <text:p>0.1444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" calcext:value-type="float">
            <text:p>0.29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" calcext:value-type="float">
            <text:p>0.61</text:p>
          </table:table-cell>
          <table:table-cell office:value-type="float" office:value="0.655" calcext:value-type="float">
            <text:p>0.6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9241" calcext:value-type="float">
            <text:p>1.49241</text:p>
          </table:table-cell>
          <table:table-cell office:value-type="float" office:value="0.547655" calcext:value-type="float">
            <text:p>0.547655</text:p>
          </table:table-cell>
          <table:table-cell office:value-type="float" office:value="0.315" calcext:value-type="float">
            <text:p>0.315</text:p>
          </table:table-cell>
          <table:table-cell office:value-type="float" office:value="1.748" calcext:value-type="float">
            <text:p>1.748</text:p>
          </table:table-cell>
          <table:table-cell office:value-type="float" office:value="1.753" calcext:value-type="float">
            <text:p>1.753</text:p>
          </table:table-cell>
          <table:table-cell office:value-type="float" office:value="1.7555" calcext:value-type="float">
            <text:p>1.7555</text:p>
          </table:table-cell>
          <table:table-cell office:value-type="float" office:value="1.769" calcext:value-type="float">
            <text:p>1.7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91023" calcext:value-type="float">
            <text:p>2.91023</text:p>
          </table:table-cell>
          <table:table-cell office:value-type="float" office:value="1.13767" calcext:value-type="float">
            <text:p>1.13767</text:p>
          </table:table-cell>
          <table:table-cell office:value-type="float" office:value="0.316" calcext:value-type="float">
            <text:p>0.316</text:p>
          </table:table-cell>
          <table:table-cell office:value-type="float" office:value="3.415" calcext:value-type="float">
            <text:p>3.415</text:p>
          </table:table-cell>
          <table:table-cell office:value-type="float" office:value="3.419" calcext:value-type="float">
            <text:p>3.419</text:p>
          </table:table-cell>
          <table:table-cell office:value-type="float" office:value="3.4235" calcext:value-type="float">
            <text:p>3.4235</text:p>
          </table:table-cell>
          <table:table-cell office:value-type="float" office:value="3.451" calcext:value-type="float">
            <text:p>3.4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28056" calcext:value-type="float">
            <text:p>6.28056</text:p>
          </table:table-cell>
          <table:table-cell office:value-type="float" office:value="2.417" calcext:value-type="float">
            <text:p>2.417</text:p>
          </table:table-cell>
          <table:table-cell office:value-type="float" office:value="0.342" calcext:value-type="float">
            <text:p>0.342</text:p>
          </table:table-cell>
          <table:table-cell office:value-type="float" office:value="7.278" calcext:value-type="float">
            <text:p>7.278</text:p>
          </table:table-cell>
          <table:table-cell office:value-type="float" office:value="7.285" calcext:value-type="float">
            <text:p>7.285</text:p>
          </table:table-cell>
          <table:table-cell office:value-type="float" office:value="7.292" calcext:value-type="float">
            <text:p>7.292</text:p>
          </table:table-cell>
          <table:table-cell office:value-type="float" office:value="7.315" calcext:value-type="float">
            <text:p>7.3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4264" calcext:value-type="float">
            <text:p>12.4264</text:p>
          </table:table-cell>
          <table:table-cell office:value-type="float" office:value="4.87451" calcext:value-type="float">
            <text:p>4.87451</text:p>
          </table:table-cell>
          <table:table-cell office:value-type="float" office:value="0.344" calcext:value-type="float">
            <text:p>0.344</text:p>
          </table:table-cell>
          <table:table-cell office:value-type="float" office:value="14.408" calcext:value-type="float">
            <text:p>14.408</text:p>
          </table:table-cell>
          <table:table-cell office:value-type="float" office:value="14.4165" calcext:value-type="float">
            <text:p>14.4165</text:p>
          </table:table-cell>
          <table:table-cell office:value-type="float" office:value="14.4265" calcext:value-type="float">
            <text:p>14.4265</text:p>
          </table:table-cell>
          <table:table-cell office:value-type="float" office:value="14.453" calcext:value-type="float">
            <text:p>14.4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0325" calcext:value-type="float">
            <text:p>27.0325</text:p>
          </table:table-cell>
          <table:table-cell office:value-type="float" office:value="10.2472" calcext:value-type="float">
            <text:p>10.2472</text:p>
          </table:table-cell>
          <table:table-cell office:value-type="float" office:value="0.373" calcext:value-type="float">
            <text:p>0.373</text:p>
          </table:table-cell>
          <table:table-cell office:value-type="float" office:value="30.9715" calcext:value-type="float">
            <text:p>30.9715</text:p>
          </table:table-cell>
          <table:table-cell office:value-type="float" office:value="30.991" calcext:value-type="float">
            <text:p>30.991</text:p>
          </table:table-cell>
          <table:table-cell office:value-type="float" office:value="31.0045" calcext:value-type="float">
            <text:p>31.0045</text:p>
          </table:table-cell>
          <table:table-cell office:value-type="float" office:value="31.042" calcext:value-type="float">
            <text:p>31.0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0324" calcext:value-type="float">
            <text:p>54.0324</text:p>
          </table:table-cell>
          <table:table-cell office:value-type="float" office:value="20.5005" calcext:value-type="float">
            <text:p>20.5005</text:p>
          </table:table-cell>
          <table:table-cell office:value-type="float" office:value="0.372" calcext:value-type="float">
            <text:p>0.372</text:p>
          </table:table-cell>
          <table:table-cell office:value-type="float" office:value="61.9155" calcext:value-type="float">
            <text:p>61.9155</text:p>
          </table:table-cell>
          <table:table-cell office:value-type="float" office:value="61.943" calcext:value-type="float">
            <text:p>61.943</text:p>
          </table:table-cell>
          <table:table-cell office:value-type="float" office:value="61.9685" calcext:value-type="float">
            <text:p>61.9685</text:p>
          </table:table-cell>
          <table:table-cell office:value-type="float" office:value="62.034" calcext:value-type="float">
            <text:p>62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.821" calcext:value-type="float">
            <text:p>116.821</text:p>
          </table:table-cell>
          <table:table-cell office:value-type="float" office:value="42.8557" calcext:value-type="float">
            <text:p>42.8557</text:p>
          </table:table-cell>
          <table:table-cell office:value-type="float" office:value="0.402" calcext:value-type="float">
            <text:p>0.402</text:p>
          </table:table-cell>
          <table:table-cell office:value-type="float" office:value="132.595" calcext:value-type="float">
            <text:p>132.595</text:p>
          </table:table-cell>
          <table:table-cell office:value-type="float" office:value="132.644" calcext:value-type="float">
            <text:p>132.644</text:p>
          </table:table-cell>
          <table:table-cell office:value-type="float" office:value="132.672" calcext:value-type="float">
            <text:p>132.672</text:p>
          </table:table-cell>
          <table:table-cell office:value-type="float" office:value="132.79" calcext:value-type="float">
            <text:p>132.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4.992" calcext:value-type="float">
            <text:p>234.992</text:p>
          </table:table-cell>
          <table:table-cell office:value-type="float" office:value="86.2241" calcext:value-type="float">
            <text:p>86.2241</text:p>
          </table:table-cell>
          <table:table-cell office:value-type="float" office:value="0.401" calcext:value-type="float">
            <text:p>0.401</text:p>
          </table:table-cell>
          <table:table-cell office:value-type="float" office:value="266.713" calcext:value-type="float">
            <text:p>266.713</text:p>
          </table:table-cell>
          <table:table-cell office:value-type="float" office:value="266.798" calcext:value-type="float">
            <text:p>266.798</text:p>
          </table:table-cell>
          <table:table-cell office:value-type="float" office:value="266.893" calcext:value-type="float">
            <text:p>266.893</text:p>
          </table:table-cell>
          <table:table-cell office:value-type="float" office:value="267.077" calcext:value-type="float">
            <text:p>267.0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7.749" calcext:value-type="float">
            <text:p>507.749</text:p>
          </table:table-cell>
          <table:table-cell office:value-type="float" office:value="178.758" calcext:value-type="float">
            <text:p>178.758</text:p>
          </table:table-cell>
          <table:table-cell office:value-type="float" office:value="0.429" calcext:value-type="float">
            <text:p>0.429</text:p>
          </table:table-cell>
          <table:table-cell office:value-type="float" office:value="571.592" calcext:value-type="float">
            <text:p>571.592</text:p>
          </table:table-cell>
          <table:table-cell office:value-type="float" office:value="571.791" calcext:value-type="float">
            <text:p>571.791</text:p>
          </table:table-cell>
          <table:table-cell office:value-type="float" office:value="571.979" calcext:value-type="float">
            <text:p>571.979</text:p>
          </table:table-cell>
          <table:table-cell office:value-type="float" office:value="572.222" calcext:value-type="float">
            <text:p>572.2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151294" calcext:value-type="float">
            <text:p>0.015129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103" calcext:value-type="float">
            <text:p>0.1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997" calcext:value-type="float">
            <text:p>0.02997</text:p>
          </table:table-cell>
          <table:table-cell office:value-type="float" office:value="0.00368091" calcext:value-type="float">
            <text:p>0.0036809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51" calcext:value-type="float">
            <text:p>0.04451</text:p>
          </table:table-cell>
          <table:table-cell office:value-type="float" office:value="0.00109996" calcext:value-type="float">
            <text:p>0.00109996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00886341" calcext:value-type="float">
            <text:p>0.0008863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" calcext:value-type="float">
            <text:p>0.04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123" calcext:value-type="float">
            <text:p>0.06123</text:p>
          </table:table-cell>
          <table:table-cell office:value-type="float" office:value="0.0124063" calcext:value-type="float">
            <text:p>0.012406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142" calcext:value-type="float">
            <text:p>0.1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0919891" calcext:value-type="float">
            <text:p>0.0091989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15" calcext:value-type="float">
            <text:p>0.1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438" calcext:value-type="float">
            <text:p>0.07438</text:p>
          </table:table-cell>
          <table:table-cell office:value-type="float" office:value="0.00148176" calcext:value-type="float">
            <text:p>0.0014817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441" calcext:value-type="float">
            <text:p>0.07441</text:p>
          </table:table-cell>
          <table:table-cell office:value-type="float" office:value="0.00496205" calcext:value-type="float">
            <text:p>0.00496205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6" calcext:value-type="float">
            <text:p>0.1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0.0018451" calcext:value-type="float">
            <text:p>0.001845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027" calcext:value-type="float">
            <text:p>0.09027</text:p>
          </table:table-cell>
          <table:table-cell office:value-type="float" office:value="0.011843" calcext:value-type="float">
            <text:p>0.01184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389" calcext:value-type="float">
            <text:p>0.10389</text:p>
          </table:table-cell>
          <table:table-cell office:value-type="float" office:value="0.00482886" calcext:value-type="float">
            <text:p>0.00482886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052469" calcext:value-type="float">
            <text:p>0.00524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8" calcext:value-type="float">
            <text:p>0.1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787" calcext:value-type="float">
            <text:p>0.11787</text:p>
          </table:table-cell>
          <table:table-cell office:value-type="float" office:value="0.00209597" calcext:value-type="float">
            <text:p>0.002095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0143267" calcext:value-type="float">
            <text:p>0.01432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202" calcext:value-type="float">
            <text:p>0.2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504" calcext:value-type="float">
            <text:p>0.13504</text:p>
          </table:table-cell>
          <table:table-cell office:value-type="float" office:value="0.00474325" calcext:value-type="float">
            <text:p>0.004743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65" calcext:value-type="float">
            <text:p>0.1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658" calcext:value-type="float">
            <text:p>0.13658</text:p>
          </table:table-cell>
          <table:table-cell office:value-type="float" office:value="0.00961995" calcext:value-type="float">
            <text:p>0.009619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97" calcext:value-type="float">
            <text:p>0.15097</text:p>
          </table:table-cell>
          <table:table-cell office:value-type="float" office:value="0.0103696" calcext:value-type="float">
            <text:p>0.010369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366" calcext:value-type="float">
            <text:p>0.15366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41" calcext:value-type="float">
            <text:p>0.2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6487" calcext:value-type="float">
            <text:p>0.16487</text:p>
          </table:table-cell>
          <table:table-cell office:value-type="float" office:value="0.00317696" calcext:value-type="float">
            <text:p>0.00317696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6806" calcext:value-type="float">
            <text:p>0.16806</text:p>
          </table:table-cell>
          <table:table-cell office:value-type="float" office:value="0.0103777" calcext:value-type="float">
            <text:p>0.010377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48" calcext:value-type="float">
            <text:p>0.2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00765898" calcext:value-type="float">
            <text:p>0.0076589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239" calcext:value-type="float">
            <text:p>0.23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212" calcext:value-type="float">
            <text:p>0.18212</text:p>
          </table:table-cell>
          <table:table-cell office:value-type="float" office:value="0.00921768" calcext:value-type="float">
            <text:p>0.0092176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239" calcext:value-type="float">
            <text:p>0.23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9942" calcext:value-type="float">
            <text:p>0.19942</text:p>
          </table:table-cell>
          <table:table-cell office:value-type="float" office:value="0.0439514" calcext:value-type="float">
            <text:p>0.04395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194" calcext:value-type="float">
            <text:p>0.194</text:p>
          </table:table-cell>
          <table:table-cell office:value-type="float" office:value="0.609" calcext:value-type="float">
            <text:p>0.6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641" calcext:value-type="float">
            <text:p>0.19641</text:p>
          </table:table-cell>
          <table:table-cell office:value-type="float" office:value="0.0124821" calcext:value-type="float">
            <text:p>0.012482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75" calcext:value-type="float">
            <text:p>0.2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122" calcext:value-type="float">
            <text:p>0.21122</text:p>
          </table:table-cell>
          <table:table-cell office:value-type="float" office:value="0.00821776" calcext:value-type="float">
            <text:p>0.0082177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7" calcext:value-type="float">
            <text:p>0.2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022711" calcext:value-type="float">
            <text:p>0.0022711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2" calcext:value-type="float">
            <text:p>0.0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00190431" calcext:value-type="float">
            <text:p>0.00190431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6" calcext:value-type="float">
            <text:p>0.0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632" calcext:value-type="float">
            <text:p>0.03632</text:p>
          </table:table-cell>
          <table:table-cell office:value-type="float" office:value="0.0028736" calcext:value-type="float">
            <text:p>0.0028736</text:p>
          </table:table-cell>
          <table:table-cell table:number-columns-repeated="2" office:value-type="float" office:value="0.035" calcext:value-type="float">
            <text:p>0.035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6" calcext:value-type="float">
            <text:p>0.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648" calcext:value-type="float">
            <text:p>0.03648</text:p>
          </table:table-cell>
          <table:table-cell office:value-type="float" office:value="0.00287221" calcext:value-type="float">
            <text:p>0.0028722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6" calcext:value-type="float">
            <text:p>0.0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00286014" calcext:value-type="float">
            <text:p>0.00286014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2" calcext:value-type="float">
            <text:p>0.07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21" calcext:value-type="float">
            <text:p>0.04721</text:p>
          </table:table-cell>
          <table:table-cell office:value-type="float" office:value="0.00229911" calcext:value-type="float">
            <text:p>0.00229911</text:p>
          </table:table-cell>
          <table:table-cell table:number-columns-repeated="2" office:value-type="float" office:value="0.046" calcext:value-type="float">
            <text:p>0.046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063" calcext:value-type="float">
            <text:p>0.0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28" calcext:value-type="float">
            <text:p>0.05928</text:p>
          </table:table-cell>
          <table:table-cell office:value-type="float" office:value="0.0031562" calcext:value-type="float">
            <text:p>0.003156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00271138" calcext:value-type="float">
            <text:p>0.00271138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" calcext:value-type="float">
            <text:p>0.0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078" calcext:value-type="float">
            <text:p>0.07078</text:p>
          </table:table-cell>
          <table:table-cell office:value-type="float" office:value="0.00312915" calcext:value-type="float">
            <text:p>0.00312915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123" calcext:value-type="float">
            <text:p>0.07123</text:p>
          </table:table-cell>
          <table:table-cell office:value-type="float" office:value="0.00225324" calcext:value-type="float">
            <text:p>0.00225324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251" calcext:value-type="float">
            <text:p>0.08251</text:p>
          </table:table-cell>
          <table:table-cell office:value-type="float" office:value="0.00349141" calcext:value-type="float">
            <text:p>0.00349141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104" calcext:value-type="float">
            <text:p>0.1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242" calcext:value-type="float">
            <text:p>0.08242</text:p>
          </table:table-cell>
          <table:table-cell office:value-type="float" office:value="0.00321615" calcext:value-type="float">
            <text:p>0.00321615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7" calcext:value-type="float">
            <text:p>0.1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459" calcext:value-type="float">
            <text:p>0.09459</text:p>
          </table:table-cell>
          <table:table-cell office:value-type="float" office:value="0.00321277" calcext:value-type="float">
            <text:p>0.003212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60555" calcext:value-type="float">
            <text:p>0.00360555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9" calcext:value-type="float">
            <text:p>0.1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658" calcext:value-type="float">
            <text:p>0.10658</text:p>
          </table:table-cell>
          <table:table-cell office:value-type="float" office:value="0.00387603" calcext:value-type="float">
            <text:p>0.00387603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0381445" calcext:value-type="float">
            <text:p>0.00381445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21" calcext:value-type="float">
            <text:p>0.1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813" calcext:value-type="float">
            <text:p>0.11813</text:p>
          </table:table-cell>
          <table:table-cell office:value-type="float" office:value="0.00411741" calcext:value-type="float">
            <text:p>0.0041174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4" calcext:value-type="float">
            <text:p>0.1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774" calcext:value-type="float">
            <text:p>0.11774</text:p>
          </table:table-cell>
          <table:table-cell office:value-type="float" office:value="0.00369221" calcext:value-type="float">
            <text:p>0.00369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2" calcext:value-type="float">
            <text:p>0.1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48" calcext:value-type="float">
            <text:p>0.12948</text:p>
          </table:table-cell>
          <table:table-cell office:value-type="float" office:value="0.00381963" calcext:value-type="float">
            <text:p>0.00381963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51" calcext:value-type="float">
            <text:p>0.1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2981" calcext:value-type="float">
            <text:p>0.12981</text:p>
          </table:table-cell>
          <table:table-cell office:value-type="float" office:value="0.0038722" calcext:value-type="float">
            <text:p>0.00387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53" calcext:value-type="float">
            <text:p>0.1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155" calcext:value-type="float">
            <text:p>0.14155</text:p>
          </table:table-cell>
          <table:table-cell office:value-type="float" office:value="0.00446402" calcext:value-type="float">
            <text:p>0.00446402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4" calcext:value-type="float">
            <text:p>0.1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137" calcext:value-type="float">
            <text:p>0.14137</text:p>
          </table:table-cell>
          <table:table-cell office:value-type="float" office:value="0.0036923" calcext:value-type="float">
            <text:p>0.0036923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1" calcext:value-type="float">
            <text:p>0.1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304" calcext:value-type="float">
            <text:p>0.15304</text:p>
          </table:table-cell>
          <table:table-cell office:value-type="float" office:value="0.00412534" calcext:value-type="float">
            <text:p>0.0041253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00420964" calcext:value-type="float">
            <text:p>0.0042096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3" calcext:value-type="float">
            <text:p>0.1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507" calcext:value-type="float">
            <text:p>0.16507</text:p>
          </table:table-cell>
          <table:table-cell office:value-type="float" office:value="0.00423144" calcext:value-type="float">
            <text:p>0.0042314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8" calcext:value-type="float">
            <text:p>0.1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03" calcext:value-type="float">
            <text:p>0.27003</text:p>
          </table:table-cell>
          <table:table-cell office:value-type="float" office:value="0.0870502" calcext:value-type="float">
            <text:p>0.087050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834" calcext:value-type="float">
            <text:p>0.8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0466572" calcext:value-type="float">
            <text:p>0.046657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485" calcext:value-type="float">
            <text:p>0.4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727" calcext:value-type="float">
            <text:p>0.24727</text:p>
          </table:table-cell>
          <table:table-cell office:value-type="float" office:value="0.0373612" calcext:value-type="float">
            <text:p>0.037361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506" calcext:value-type="float">
            <text:p>0.5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239" calcext:value-type="float">
            <text:p>0.24239</text:p>
          </table:table-cell>
          <table:table-cell office:value-type="float" office:value="0.0137032" calcext:value-type="float">
            <text:p>0.01370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305" calcext:value-type="float">
            <text:p>0.3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553" calcext:value-type="float">
            <text:p>0.25553</text:p>
          </table:table-cell>
          <table:table-cell office:value-type="float" office:value="0.033401" calcext:value-type="float">
            <text:p>0.03340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09" calcext:value-type="float">
            <text:p>0.4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606" calcext:value-type="float">
            <text:p>0.26606</text:p>
          </table:table-cell>
          <table:table-cell office:value-type="float" office:value="0.0615088" calcext:value-type="float">
            <text:p>0.061508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2" calcext:value-type="float">
            <text:p>0.272</text:p>
          </table:table-cell>
          <table:table-cell office:value-type="float" office:value="0.813" calcext:value-type="float">
            <text:p>0.8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675" calcext:value-type="float">
            <text:p>0.26675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352" calcext:value-type="float">
            <text:p>0.3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0140462" calcext:value-type="float">
            <text:p>0.014046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664" calcext:value-type="float">
            <text:p>0.31664</text:p>
          </table:table-cell>
          <table:table-cell office:value-type="float" office:value="0.0343748" calcext:value-type="float">
            <text:p>0.034374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1" calcext:value-type="float">
            <text:p>0.331</text:p>
          </table:table-cell>
          <table:table-cell office:value-type="float" office:value="0.559" calcext:value-type="float">
            <text:p>0.5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311" calcext:value-type="float">
            <text:p>0.36311</text:p>
          </table:table-cell>
          <table:table-cell office:value-type="float" office:value="0.0278147" calcext:value-type="float">
            <text:p>0.027814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488" calcext:value-type="float">
            <text:p>0.4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0.0538955" calcext:value-type="float">
            <text:p>0.053895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482" calcext:value-type="float">
            <text:p>0.482</text:p>
          </table:table-cell>
          <table:table-cell office:value-type="float" office:value="0.905" calcext:value-type="float">
            <text:p>0.9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741" calcext:value-type="float">
            <text:p>0.75741</text:p>
          </table:table-cell>
          <table:table-cell office:value-type="float" office:value="0.130774" calcext:value-type="float">
            <text:p>0.130774</text:p>
          </table:table-cell>
          <table:table-cell office:value-type="float" office:value="0.686" calcext:value-type="float">
            <text:p>0.68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7535" calcext:value-type="float">
            <text:p>0.7535</text:p>
          </table:table-cell>
          <table:table-cell office:value-type="float" office:value="1.943" calcext:value-type="float">
            <text:p>1.9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547" calcext:value-type="float">
            <text:p>1.21547</text:p>
          </table:table-cell>
          <table:table-cell office:value-type="float" office:value="0.219066" calcext:value-type="float">
            <text:p>0.219066</text:p>
          </table:table-cell>
          <table:table-cell office:value-type="float" office:value="1.074" calcext:value-type="float">
            <text:p>1.074</text:p>
          </table:table-cell>
          <table:table-cell office:value-type="float" office:value="1.176" calcext:value-type="float">
            <text:p>1.176</text:p>
          </table:table-cell>
          <table:table-cell office:value-type="float" office:value="1.193" calcext:value-type="float">
            <text:p>1.193</text:p>
          </table:table-cell>
          <table:table-cell office:value-type="float" office:value="1.2255" calcext:value-type="float">
            <text:p>1.2255</text:p>
          </table:table-cell>
          <table:table-cell office:value-type="float" office:value="3.354" calcext:value-type="float">
            <text:p>3.3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6918" calcext:value-type="float">
            <text:p>2.16918</text:p>
          </table:table-cell>
          <table:table-cell office:value-type="float" office:value="0.490884" calcext:value-type="float">
            <text:p>0.490884</text:p>
          </table:table-cell>
          <table:table-cell office:value-type="float" office:value="1.134" calcext:value-type="float">
            <text:p>1.134</text:p>
          </table:table-cell>
          <table:table-cell office:value-type="float" office:value="2.086" calcext:value-type="float">
            <text:p>2.086</text:p>
          </table:table-cell>
          <table:table-cell office:value-type="float" office:value="2.0995" calcext:value-type="float">
            <text:p>2.0995</text:p>
          </table:table-cell>
          <table:table-cell office:value-type="float" office:value="2.193" calcext:value-type="float">
            <text:p>2.193</text:p>
          </table:table-cell>
          <table:table-cell office:value-type="float" office:value="6.886" calcext:value-type="float">
            <text:p>6.88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7379" calcext:value-type="float">
            <text:p>4.07379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3.54" calcext:value-type="float">
            <text:p>3.54</text:p>
          </table:table-cell>
          <table:table-cell office:value-type="float" office:value="3.886" calcext:value-type="float">
            <text:p>3.886</text:p>
          </table:table-cell>
          <table:table-cell office:value-type="float" office:value="3.941" calcext:value-type="float">
            <text:p>3.941</text:p>
          </table:table-cell>
          <table:table-cell office:value-type="float" office:value="4.1585" calcext:value-type="float">
            <text:p>4.1585</text:p>
          </table:table-cell>
          <table:table-cell office:value-type="float" office:value="10.474" calcext:value-type="float">
            <text:p>10.4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54357" calcext:value-type="float">
            <text:p>8.54357</text:p>
          </table:table-cell>
          <table:table-cell office:value-type="float" office:value="1.70914" calcext:value-type="float">
            <text:p>1.70914</text:p>
          </table:table-cell>
          <table:table-cell office:value-type="float" office:value="7.015" calcext:value-type="float">
            <text:p>7.015</text:p>
          </table:table-cell>
          <table:table-cell office:value-type="float" office:value="8.3135" calcext:value-type="float">
            <text:p>8.3135</text:p>
          </table:table-cell>
          <table:table-cell office:value-type="float" office:value="8.3775" calcext:value-type="float">
            <text:p>8.3775</text:p>
          </table:table-cell>
          <table:table-cell office:value-type="float" office:value="8.4875" calcext:value-type="float">
            <text:p>8.4875</text:p>
          </table:table-cell>
          <table:table-cell office:value-type="float" office:value="24.941" calcext:value-type="float">
            <text:p>24.9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9348" calcext:value-type="float">
            <text:p>17.9348</text:p>
          </table:table-cell>
          <table:table-cell office:value-type="float" office:value="3.90072" calcext:value-type="float">
            <text:p>3.90072</text:p>
          </table:table-cell>
          <table:table-cell office:value-type="float" office:value="14.623" calcext:value-type="float">
            <text:p>14.623</text:p>
          </table:table-cell>
          <table:table-cell office:value-type="float" office:value="17.137" calcext:value-type="float">
            <text:p>17.137</text:p>
          </table:table-cell>
          <table:table-cell office:value-type="float" office:value="17.333" calcext:value-type="float">
            <text:p>17.333</text:p>
          </table:table-cell>
          <table:table-cell office:value-type="float" office:value="17.835" calcext:value-type="float">
            <text:p>17.835</text:p>
          </table:table-cell>
          <table:table-cell office:value-type="float" office:value="55.996" calcext:value-type="float">
            <text:p>55.9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.6392" calcext:value-type="float">
            <text:p>38.6392</text:p>
          </table:table-cell>
          <table:table-cell office:value-type="float" office:value="7.33863" calcext:value-type="float">
            <text:p>7.33863</text:p>
          </table:table-cell>
          <table:table-cell office:value-type="float" office:value="32.398" calcext:value-type="float">
            <text:p>32.398</text:p>
          </table:table-cell>
          <table:table-cell office:value-type="float" office:value="36.328" calcext:value-type="float">
            <text:p>36.328</text:p>
          </table:table-cell>
          <table:table-cell office:value-type="float" office:value="37.9435" calcext:value-type="float">
            <text:p>37.9435</text:p>
          </table:table-cell>
          <table:table-cell office:value-type="float" office:value="39.7505" calcext:value-type="float">
            <text:p>39.7505</text:p>
          </table:table-cell>
          <table:table-cell office:value-type="float" office:value="107.368" calcext:value-type="float">
            <text:p>107.3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7.35226" calcext:value-type="float">
            <text:p>7.35226</text:p>
          </table:table-cell>
          <table:table-cell office:value-type="float" office:value="234.77" calcext:value-type="float">
            <text:p>234.77</text:p>
          </table:table-cell>
          <table:table-cell office:value-type="float" office:value="258.932" calcext:value-type="float">
            <text:p>258.932</text:p>
          </table:table-cell>
          <table:table-cell office:value-type="float" office:value="262.417" calcext:value-type="float">
            <text:p>262.417</text:p>
          </table:table-cell>
          <table:table-cell office:value-type="float" office:value="263.359" calcext:value-type="float">
            <text:p>263.359</text:p>
          </table:table-cell>
          <table:table-cell office:value-type="float" office:value="270.687" calcext:value-type="float">
            <text:p>270.6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4.866" calcext:value-type="float">
            <text:p>524.866</text:p>
          </table:table-cell>
          <table:table-cell office:value-type="float" office:value="8.33129" calcext:value-type="float">
            <text:p>8.33129</text:p>
          </table:table-cell>
          <table:table-cell office:value-type="float" office:value="492.446" calcext:value-type="float">
            <text:p>492.446</text:p>
          </table:table-cell>
          <table:table-cell office:value-type="float" office:value="524.211" calcext:value-type="float">
            <text:p>524.211</text:p>
          </table:table-cell>
          <table:table-cell office:value-type="float" office:value="527.43" calcext:value-type="float">
            <text:p>527.43</text:p>
          </table:table-cell>
          <table:table-cell office:value-type="float" office:value="529.087" calcext:value-type="float">
            <text:p>529.087</text:p>
          </table:table-cell>
          <table:table-cell office:value-type="float" office:value="541.35" calcext:value-type="float">
            <text:p>541.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4.79" calcext:value-type="float">
            <text:p>1054.79</text:p>
          </table:table-cell>
          <table:table-cell office:value-type="float" office:value="7.75706" calcext:value-type="float">
            <text:p>7.75706</text:p>
          </table:table-cell>
          <table:table-cell office:value-type="float" office:value="995.108" calcext:value-type="float">
            <text:p>995.108</text:p>
          </table:table-cell>
          <table:table-cell office:value-type="float" office:value="1054.29" calcext:value-type="float">
            <text:p>1054.29</text:p>
          </table:table-cell>
          <table:table-cell office:value-type="float" office:value="1055.08" calcext:value-type="float">
            <text:p>1055.08</text:p>
          </table:table-cell>
          <table:table-cell office:value-type="float" office:value="1056.46" calcext:value-type="float">
            <text:p>1056.46</text:p>
          </table:table-cell>
          <table:table-cell office:value-type="float" office:value="1066.74" calcext:value-type="float">
            <text:p>1066.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14.78" calcext:value-type="float">
            <text:p>2114.78</text:p>
          </table:table-cell>
          <table:table-cell office:value-type="float" office:value="19.0357" calcext:value-type="float">
            <text:p>19.0357</text:p>
          </table:table-cell>
          <table:table-cell office:value-type="float" office:value="1963.13" calcext:value-type="float">
            <text:p>1963.13</text:p>
          </table:table-cell>
          <table:table-cell office:value-type="float" office:value="2110.44" calcext:value-type="float">
            <text:p>2110.44</text:p>
          </table:table-cell>
          <table:table-cell office:value-type="float" office:value="2116.62" calcext:value-type="float">
            <text:p>2116.62</text:p>
          </table:table-cell>
          <table:table-cell office:value-type="float" office:value="2122" calcext:value-type="float">
            <text:p>2122</text:p>
          </table:table-cell>
          <table:table-cell office:value-type="float" office:value="2147.63" calcext:value-type="float">
            <text:p>2147.6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38" calcext:value-type="float">
            <text:p>4238</text:p>
          </table:table-cell>
          <table:table-cell office:value-type="float" office:value="33.8386" calcext:value-type="float">
            <text:p>33.8386</text:p>
          </table:table-cell>
          <table:table-cell office:value-type="float" office:value="3938.46" calcext:value-type="float">
            <text:p>3938.46</text:p>
          </table:table-cell>
          <table:table-cell office:value-type="float" office:value="4232.96" calcext:value-type="float">
            <text:p>4232.96</text:p>
          </table:table-cell>
          <table:table-cell office:value-type="float" office:value="4239.1" calcext:value-type="float">
            <text:p>4239.1</text:p>
          </table:table-cell>
          <table:table-cell office:value-type="float" office:value="4247.16" calcext:value-type="float">
            <text:p>4247.16</text:p>
          </table:table-cell>
          <table:table-cell office:value-type="float" office:value="4273.65" calcext:value-type="float">
            <text:p>4273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87.46" calcext:value-type="float">
            <text:p>8487.46</text:p>
          </table:table-cell>
          <table:table-cell office:value-type="float" office:value="67.2636" calcext:value-type="float">
            <text:p>67.2636</text:p>
          </table:table-cell>
          <table:table-cell office:value-type="float" office:value="7884.12" calcext:value-type="float">
            <text:p>7884.12</text:p>
          </table:table-cell>
          <table:table-cell office:value-type="float" office:value="8469.19" calcext:value-type="float">
            <text:p>8469.19</text:p>
          </table:table-cell>
          <table:table-cell office:value-type="float" office:value="8490.67" calcext:value-type="float">
            <text:p>8490.67</text:p>
          </table:table-cell>
          <table:table-cell office:value-type="float" office:value="8516.8" calcext:value-type="float">
            <text:p>8516.8</text:p>
          </table:table-cell>
          <table:table-cell office:value-type="float" office:value="8559.95" calcext:value-type="float">
            <text:p>8559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05.7" calcext:value-type="float">
            <text:p>17005.7</text:p>
          </table:table-cell>
          <table:table-cell office:value-type="float" office:value="140.669" calcext:value-type="float">
            <text:p>140.669</text:p>
          </table:table-cell>
          <table:table-cell office:value-type="float" office:value="15725.2" calcext:value-type="float">
            <text:p>15725.2</text:p>
          </table:table-cell>
          <table:table-cell office:value-type="float" office:value="16974.8" calcext:value-type="float">
            <text:p>16974.8</text:p>
          </table:table-cell>
          <table:table-cell office:value-type="float" office:value="17024.4" calcext:value-type="float">
            <text:p>17024.4</text:p>
          </table:table-cell>
          <table:table-cell office:value-type="float" office:value="17053.8" calcext:value-type="float">
            <text:p>17053.8</text:p>
          </table:table-cell>
          <table:table-cell office:value-type="float" office:value="17148.1" calcext:value-type="float">
            <text:p>17148.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0374661" calcext:value-type="float">
            <text:p>0.0037466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69" calcext:value-type="float">
            <text:p>0.0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0361247" calcext:value-type="float">
            <text:p>0.0036124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67" calcext:value-type="float">
            <text:p>0.0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33" calcext:value-type="float">
            <text:p>0.04433</text:p>
          </table:table-cell>
          <table:table-cell office:value-type="float" office:value="0.0033468" calcext:value-type="float">
            <text:p>0.003346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69" calcext:value-type="float">
            <text:p>0.0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0289662" calcext:value-type="float">
            <text:p>0.0028966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062" calcext:value-type="float">
            <text:p>0.0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208" calcext:value-type="float">
            <text:p>0.04208</text:p>
          </table:table-cell>
          <table:table-cell office:value-type="float" office:value="0.0168646" calcext:value-type="float">
            <text:p>0.0168646</text:p>
          </table:table-cell>
          <table:table-cell office:value-type="float" office:value="0.039" calcext:value-type="float">
            <text:p>0.039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208" calcext:value-type="float">
            <text:p>0.2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168152" calcext:value-type="float">
            <text:p>0.0168152</text:p>
          </table:table-cell>
          <table:table-cell office:value-type="float" office:value="0.039" calcext:value-type="float">
            <text:p>0.039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208" calcext:value-type="float">
            <text:p>0.2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171813" calcext:value-type="float">
            <text:p>0.0171813</text:p>
          </table:table-cell>
          <table:table-cell table:number-columns-repeated="2"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211" calcext:value-type="float">
            <text:p>0.2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399" calcext:value-type="float">
            <text:p>0.04399</text:p>
          </table:table-cell>
          <table:table-cell office:value-type="float" office:value="0.0168532" calcext:value-type="float">
            <text:p>0.0168532</text:p>
          </table:table-cell>
          <table:table-cell table:number-columns-repeated="2"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209" calcext:value-type="float">
            <text:p>0.2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0.0168524" calcext:value-type="float">
            <text:p>0.0168524</text:p>
          </table:table-cell>
          <table:table-cell office:value-type="float" office:value="0.041" calcext:value-type="float">
            <text:p>0.041</text:p>
          </table:table-cell>
          <table:table-cell table:number-columns-repeated="3" office:value-type="float" office:value="0.042" calcext:value-type="float">
            <text:p>0.042</text:p>
          </table:table-cell>
          <table:table-cell office:value-type="float" office:value="0.21" calcext:value-type="float">
            <text:p>0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.0169492" calcext:value-type="float">
            <text:p>0.0169492</text:p>
          </table:table-cell>
          <table:table-cell table:number-columns-repeated="2" office:value-type="float" office:value="0.042" calcext:value-type="float">
            <text:p>0.042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211" calcext:value-type="float">
            <text:p>0.2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16901" calcext:value-type="float">
            <text:p>0.016901</text:p>
          </table:table-cell>
          <table:table-cell table:number-columns-repeated="2"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212" calcext:value-type="float">
            <text:p>0.2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901" calcext:value-type="float">
            <text:p>0.04901</text:p>
          </table:table-cell>
          <table:table-cell office:value-type="float" office:value="0.016852" calcext:value-type="float">
            <text:p>0.016852</text:p>
          </table:table-cell>
          <table:table-cell table:number-columns-repeated="2" office:value-type="float" office:value="0.046" calcext:value-type="float">
            <text:p>0.046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214" calcext:value-type="float">
            <text:p>0.2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432" calcext:value-type="float">
            <text:p>0.05432</text:p>
          </table:table-cell>
          <table:table-cell office:value-type="float" office:value="0.0167206" calcext:value-type="float">
            <text:p>0.0167206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22" calcext:value-type="float">
            <text:p>0.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164552" calcext:value-type="float">
            <text:p>0.016455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226" calcext:value-type="float">
            <text:p>0.2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0862" calcext:value-type="float">
            <text:p>0.30862</text:p>
          </table:table-cell>
          <table:table-cell office:value-type="float" office:value="0.0157669" calcext:value-type="float">
            <text:p>0.015766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459" calcext:value-type="float">
            <text:p>0.4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736" calcext:value-type="float">
            <text:p>0.44736</text:p>
          </table:table-cell>
          <table:table-cell office:value-type="float" office:value="0.0123033" calcext:value-type="float">
            <text:p>0.0123033</text:p>
          </table:table-cell>
          <table:table-cell office:value-type="float" office:value="0.44" calcext:value-type="float">
            <text:p>0.4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7" calcext:value-type="float">
            <text:p>0.447</text:p>
          </table:table-cell>
          <table:table-cell office:value-type="float" office:value="0.549" calcext:value-type="float">
            <text:p>0.5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8976" calcext:value-type="float">
            <text:p>0.68976</text:p>
          </table:table-cell>
          <table:table-cell office:value-type="float" office:value="0.0104901" calcext:value-type="float">
            <text:p>0.0104901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1" calcext:value-type="float">
            <text:p>0.691</text:p>
          </table:table-cell>
          <table:table-cell office:value-type="float" office:value="0.784" calcext:value-type="float">
            <text:p>0.7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00873384" calcext:value-type="float">
            <text:p>0.00873384</text:p>
          </table:table-cell>
          <table:table-cell office:value-type="float" office:value="1.194" calcext:value-type="float">
            <text:p>1.194</text:p>
          </table:table-cell>
          <table:table-cell office:value-type="float" office:value="1.264" calcext:value-type="float">
            <text:p>1.264</text:p>
          </table:table-cell>
          <table:table-cell office:value-type="float" office:value="1.266" calcext:value-type="float">
            <text:p>1.266</text:p>
          </table:table-cell>
          <table:table-cell office:value-type="float" office:value="1.268" calcext:value-type="float">
            <text:p>1.268</text:p>
          </table:table-cell>
          <table:table-cell office:value-type="float" office:value="1.285" calcext:value-type="float">
            <text:p>1.2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42492" calcext:value-type="float">
            <text:p>2.42492</text:p>
          </table:table-cell>
          <table:table-cell office:value-type="float" office:value="0.0516015" calcext:value-type="float">
            <text:p>0.0516015</text:p>
          </table:table-cell>
          <table:table-cell office:value-type="float" office:value="1.915" calcext:value-type="float">
            <text:p>1.915</text:p>
          </table:table-cell>
          <table:table-cell office:value-type="float" office:value="2.426" calcext:value-type="float">
            <text:p>2.426</text:p>
          </table:table-cell>
          <table:table-cell office:value-type="float" office:value="2.429" calcext:value-type="float">
            <text:p>2.429</text:p>
          </table:table-cell>
          <table:table-cell office:value-type="float" office:value="2.433" calcext:value-type="float">
            <text:p>2.433</text:p>
          </table:table-cell>
          <table:table-cell office:value-type="float" office:value="2.45" calcext:value-type="float">
            <text:p>2.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18268" calcext:value-type="float">
            <text:p>4.18268</text:p>
          </table:table-cell>
          <table:table-cell office:value-type="float" office:value="0.0794101" calcext:value-type="float">
            <text:p>0.0794101</text:p>
          </table:table-cell>
          <table:table-cell office:value-type="float" office:value="3.397" calcext:value-type="float">
            <text:p>3.397</text:p>
          </table:table-cell>
          <table:table-cell office:value-type="float" office:value="4.185" calcext:value-type="float">
            <text:p>4.185</text:p>
          </table:table-cell>
          <table:table-cell office:value-type="float" office:value="4.19" calcext:value-type="float">
            <text:p>4.19</text:p>
          </table:table-cell>
          <table:table-cell office:value-type="float" office:value="4.1955" calcext:value-type="float">
            <text:p>4.1955</text:p>
          </table:table-cell>
          <table:table-cell office:value-type="float" office:value="4.218" calcext:value-type="float">
            <text:p>4.2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2686" calcext:value-type="float">
            <text:p>7.32686</text:p>
          </table:table-cell>
          <table:table-cell office:value-type="float" office:value="0.0923113" calcext:value-type="float">
            <text:p>0.0923113</text:p>
          </table:table-cell>
          <table:table-cell office:value-type="float" office:value="6.416" calcext:value-type="float">
            <text:p>6.416</text:p>
          </table:table-cell>
          <table:table-cell office:value-type="float" office:value="7.328" calcext:value-type="float">
            <text:p>7.328</text:p>
          </table:table-cell>
          <table:table-cell office:value-type="float" office:value="7.334" calcext:value-type="float">
            <text:p>7.334</text:p>
          </table:table-cell>
          <table:table-cell office:value-type="float" office:value="7.341" calcext:value-type="float">
            <text:p>7.341</text:p>
          </table:table-cell>
          <table:table-cell office:value-type="float" office:value="7.38" calcext:value-type="float">
            <text:p>7.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3422" calcext:value-type="float">
            <text:p>14.3422</text:p>
          </table:table-cell>
          <table:table-cell office:value-type="float" office:value="0.482204" calcext:value-type="float">
            <text:p>0.482204</text:p>
          </table:table-cell>
          <table:table-cell office:value-type="float" office:value="12.495" calcext:value-type="float">
            <text:p>12.495</text:p>
          </table:table-cell>
          <table:table-cell office:value-type="float" office:value="13.7395" calcext:value-type="float">
            <text:p>13.7395</text:p>
          </table:table-cell>
          <table:table-cell office:value-type="float" office:value="14.6565" calcext:value-type="float">
            <text:p>14.6565</text:p>
          </table:table-cell>
          <table:table-cell office:value-type="float" office:value="14.682" calcext:value-type="float">
            <text:p>14.682</text:p>
          </table:table-cell>
          <table:table-cell office:value-type="float" office:value="14.754" calcext:value-type="float">
            <text:p>14.7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.5035" calcext:value-type="float">
            <text:p>27.5035</text:p>
          </table:table-cell>
          <table:table-cell office:value-type="float" office:value="0.263014" calcext:value-type="float">
            <text:p>0.263014</text:p>
          </table:table-cell>
          <table:table-cell office:value-type="float" office:value="24.906" calcext:value-type="float">
            <text:p>24.906</text:p>
          </table:table-cell>
          <table:table-cell office:value-type="float" office:value="27.5045" calcext:value-type="float">
            <text:p>27.5045</text:p>
          </table:table-cell>
          <table:table-cell office:value-type="float" office:value="27.5295" calcext:value-type="float">
            <text:p>27.5295</text:p>
          </table:table-cell>
          <table:table-cell office:value-type="float" office:value="27.557" calcext:value-type="float">
            <text:p>27.557</text:p>
          </table:table-cell>
          <table:table-cell office:value-type="float" office:value="27.609" calcext:value-type="float">
            <text:p>27.6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2561" calcext:value-type="float">
            <text:p>54.2561</text:p>
          </table:table-cell>
          <table:table-cell office:value-type="float" office:value="0.114062" calcext:value-type="float">
            <text:p>0.114062</text:p>
          </table:table-cell>
          <table:table-cell office:value-type="float" office:value="53.268" calcext:value-type="float">
            <text:p>53.268</text:p>
          </table:table-cell>
          <table:table-cell office:value-type="float" office:value="54.2315" calcext:value-type="float">
            <text:p>54.2315</text:p>
          </table:table-cell>
          <table:table-cell office:value-type="float" office:value="54.2605" calcext:value-type="float">
            <text:p>54.2605</text:p>
          </table:table-cell>
          <table:table-cell office:value-type="float" office:value="54.297" calcext:value-type="float">
            <text:p>54.297</text:p>
          </table:table-cell>
          <table:table-cell office:value-type="float" office:value="54.443" calcext:value-type="float">
            <text:p>54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6.475" calcext:value-type="float">
            <text:p>106.475</text:p>
          </table:table-cell>
          <table:table-cell office:value-type="float" office:value="0.516827" calcext:value-type="float">
            <text:p>0.516827</text:p>
          </table:table-cell>
          <table:table-cell office:value-type="float" office:value="105.144" calcext:value-type="float">
            <text:p>105.144</text:p>
          </table:table-cell>
          <table:table-cell office:value-type="float" office:value="105.902" calcext:value-type="float">
            <text:p>105.902</text:p>
          </table:table-cell>
          <table:table-cell office:value-type="float" office:value="106.794" calcext:value-type="float">
            <text:p>106.794</text:p>
          </table:table-cell>
          <table:table-cell office:value-type="float" office:value="106.913" calcext:value-type="float">
            <text:p>106.913</text:p>
          </table:table-cell>
          <table:table-cell office:value-type="float" office:value="107.09" calcext:value-type="float">
            <text:p>107.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00174181" calcext:value-type="float">
            <text:p>0.001741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3" calcext:value-type="float">
            <text:p>0.0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586" calcext:value-type="float">
            <text:p>0.07586</text:p>
          </table:table-cell>
          <table:table-cell office:value-type="float" office:value="0.00558394" calcext:value-type="float">
            <text:p>0.0055839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3" calcext:value-type="float">
            <text:p>0.12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037" calcext:value-type="float">
            <text:p>0.09037</text:p>
          </table:table-cell>
          <table:table-cell office:value-type="float" office:value="0.00411741" calcext:value-type="float">
            <text:p>0.0041174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6" calcext:value-type="float">
            <text:p>0.1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504" calcext:value-type="float">
            <text:p>0.10504</text:p>
          </table:table-cell>
          <table:table-cell office:value-type="float" office:value="0.00381555" calcext:value-type="float">
            <text:p>0.0038155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2" calcext:value-type="float">
            <text:p>0.13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305" calcext:value-type="float">
            <text:p>0.12305</text:p>
          </table:table-cell>
          <table:table-cell office:value-type="float" office:value="0.0198209" calcext:value-type="float">
            <text:p>0.01982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566" calcext:value-type="float">
            <text:p>0.13566</text:p>
          </table:table-cell>
          <table:table-cell office:value-type="float" office:value="0.00770483" calcext:value-type="float">
            <text:p>0.0077048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3" calcext:value-type="float">
            <text:p>0.1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128" calcext:value-type="float">
            <text:p>0.15128</text:p>
          </table:table-cell>
          <table:table-cell office:value-type="float" office:value="0.013927" calcext:value-type="float">
            <text:p>0.0139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26" calcext:value-type="float">
            <text:p>0.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154" calcext:value-type="float">
            <text:p>0.16154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287" calcext:value-type="float">
            <text:p>0.18287</text:p>
          </table:table-cell>
          <table:table-cell office:value-type="float" office:value="0.0188158" calcext:value-type="float">
            <text:p>0.01881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287" calcext:value-type="float">
            <text:p>0.28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0084118" calcext:value-type="float">
            <text:p>0.00841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1005" calcext:value-type="float">
            <text:p>0.21005</text:p>
          </table:table-cell>
          <table:table-cell office:value-type="float" office:value="0.0188337" calcext:value-type="float">
            <text:p>0.018833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327" calcext:value-type="float">
            <text:p>0.32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394" calcext:value-type="float">
            <text:p>0.22394</text:p>
          </table:table-cell>
          <table:table-cell office:value-type="float" office:value="0.0128871" calcext:value-type="float">
            <text:p>0.012887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05" calcext:value-type="float">
            <text:p>0.30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082" calcext:value-type="float">
            <text:p>0.24082</text:p>
          </table:table-cell>
          <table:table-cell office:value-type="float" office:value="0.0104177" calcext:value-type="float">
            <text:p>0.010417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294" calcext:value-type="float">
            <text:p>0.29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509" calcext:value-type="float">
            <text:p>0.25509</text:p>
          </table:table-cell>
          <table:table-cell office:value-type="float" office:value="0.0090101" calcext:value-type="float">
            <text:p>0.009010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3" calcext:value-type="float">
            <text:p>0.3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0.0234069" calcext:value-type="float">
            <text:p>0.023406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" calcext:value-type="float">
            <text:p>0.27</text:p>
          </table:table-cell>
          <table:table-cell office:value-type="float" office:value="0.461" calcext:value-type="float">
            <text:p>0.4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0154176" calcext:value-type="float">
            <text:p>0.015417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2" calcext:value-type="float">
            <text:p>0.282</text:p>
          </table:table-cell>
          <table:table-cell office:value-type="float" office:value="0.379" calcext:value-type="float">
            <text:p>0.3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693" calcext:value-type="float">
            <text:p>0.29693</text:p>
          </table:table-cell>
          <table:table-cell office:value-type="float" office:value="0.00751965" calcext:value-type="float">
            <text:p>0.0075196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48" calcext:value-type="float">
            <text:p>0.3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832" calcext:value-type="float">
            <text:p>0.31832</text:p>
          </table:table-cell>
          <table:table-cell office:value-type="float" office:value="0.0200594" calcext:value-type="float">
            <text:p>0.020059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42" calcext:value-type="float">
            <text:p>0.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707" calcext:value-type="float">
            <text:p>0.32707</text:p>
          </table:table-cell>
          <table:table-cell office:value-type="float" office:value="0.0127321" calcext:value-type="float">
            <text:p>0.012732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436" calcext:value-type="float">
            <text:p>0.4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4152" calcext:value-type="float">
            <text:p>0.34152</text:p>
          </table:table-cell>
          <table:table-cell office:value-type="float" office:value="0.00950314" calcext:value-type="float">
            <text:p>0.0095031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2" calcext:value-type="float">
            <text:p>0.342</text:p>
          </table:table-cell>
          <table:table-cell office:value-type="float" office:value="0.403" calcext:value-type="float">
            <text:p>0.4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657" calcext:value-type="float">
            <text:p>0.35657</text:p>
          </table:table-cell>
          <table:table-cell office:value-type="float" office:value="0.0141423" calcext:value-type="float">
            <text:p>0.014142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4" calcext:value-type="float">
            <text:p>0.41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096" calcext:value-type="float">
            <text:p>0.37096</text:p>
          </table:table-cell>
          <table:table-cell office:value-type="float" office:value="0.0214848" calcext:value-type="float">
            <text:p>0.021484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8" calcext:value-type="float">
            <text:p>0.4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127" calcext:value-type="float">
            <text:p>0.39127</text:p>
          </table:table-cell>
          <table:table-cell office:value-type="float" office:value="0.0214046" calcext:value-type="float">
            <text:p>0.02140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8" calcext:value-type="float">
            <text:p>0.388</text:p>
          </table:table-cell>
          <table:table-cell office:value-type="float" office:value="0.501" calcext:value-type="float">
            <text:p>0.50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04" calcext:value-type="float">
            <text:p>0.404</text:p>
          </table:table-cell>
          <table:table-cell office:value-type="float" office:value="0.0200335" calcext:value-type="float">
            <text:p>0.020033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512" calcext:value-type="float">
            <text:p>0.51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1816" calcext:value-type="float">
            <text:p>0.41816</text:p>
          </table:table-cell>
          <table:table-cell office:value-type="float" office:value="0.0190744" calcext:value-type="float">
            <text:p>0.019074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7" calcext:value-type="float">
            <text:p>0.417</text:p>
          </table:table-cell>
          <table:table-cell office:value-type="float" office:value="0.53" calcext:value-type="float">
            <text:p>0.5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833" calcext:value-type="float">
            <text:p>0.11833</text:p>
          </table:table-cell>
          <table:table-cell office:value-type="float" office:value="0.00834752" calcext:value-type="float">
            <text:p>0.0083475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10624" calcext:value-type="float">
            <text:p>0.010624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43" calcext:value-type="float">
            <text:p>0.2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793" calcext:value-type="float">
            <text:p>0.17793</text:p>
          </table:table-cell>
          <table:table-cell office:value-type="float" office:value="0.0122395" calcext:value-type="float">
            <text:p>0.0122395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291" calcext:value-type="float">
            <text:p>0.2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0.0153567" calcext:value-type="float">
            <text:p>0.0153567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353" calcext:value-type="float">
            <text:p>0.3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17227" calcext:value-type="float">
            <text:p>0.017227</text:p>
          </table:table-cell>
          <table:table-cell office:value-type="float" office:value="0.23" calcext:value-type="float">
            <text:p>0.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6" calcext:value-type="float">
            <text:p>0.236</text:p>
          </table:table-cell>
          <table:table-cell office:value-type="float" office:value="0.401" calcext:value-type="float">
            <text:p>0.4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27" calcext:value-type="float">
            <text:p>0.26327</text:p>
          </table:table-cell>
          <table:table-cell office:value-type="float" office:value="0.0176861" calcext:value-type="float">
            <text:p>0.017686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" calcext:value-type="float">
            <text:p>0.26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433" calcext:value-type="float">
            <text:p>0.43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434" calcext:value-type="float">
            <text:p>0.29434</text:p>
          </table:table-cell>
          <table:table-cell office:value-type="float" office:value="0.0215579" calcext:value-type="float">
            <text:p>0.021557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" calcext:value-type="float">
            <text:p>0.29</text:p>
          </table:table-cell>
          <table:table-cell office:value-type="float" office:value="0.293" calcext:value-type="float">
            <text:p>0.293</text:p>
          </table:table-cell>
          <table:table-cell office:value-type="float" office:value="0.5" calcext:value-type="float">
            <text:p>0.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236284" calcext:value-type="float">
            <text:p>0.023628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551" calcext:value-type="float">
            <text:p>0.5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4742" calcext:value-type="float">
            <text:p>0.34742</text:p>
          </table:table-cell>
          <table:table-cell office:value-type="float" office:value="0.0234645" calcext:value-type="float">
            <text:p>0.0234645</text:p>
          </table:table-cell>
          <table:table-cell office:value-type="float" office:value="0.34" calcext:value-type="float">
            <text:p>0.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6" calcext:value-type="float">
            <text:p>0.346</text:p>
          </table:table-cell>
          <table:table-cell office:value-type="float" office:value="0.573" calcext:value-type="float">
            <text:p>0.5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745" calcext:value-type="float">
            <text:p>0.37745</text:p>
          </table:table-cell>
          <table:table-cell office:value-type="float" office:value="0.0270298" calcext:value-type="float">
            <text:p>0.027029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628" calcext:value-type="float">
            <text:p>0.62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0739" calcext:value-type="float">
            <text:p>0.40739</text:p>
          </table:table-cell>
          <table:table-cell office:value-type="float" office:value="0.0266037" calcext:value-type="float">
            <text:p>0.02660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6" calcext:value-type="float">
            <text:p>0.406</text:p>
          </table:table-cell>
          <table:table-cell office:value-type="float" office:value="0.665" calcext:value-type="float">
            <text:p>0.6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0291441" calcext:value-type="float">
            <text:p>0.0291441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" calcext:value-type="float">
            <text:p>0.43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709" calcext:value-type="float">
            <text:p>0.7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425" calcext:value-type="float">
            <text:p>0.46425</text:p>
          </table:table-cell>
          <table:table-cell office:value-type="float" office:value="0.0324541" calcext:value-type="float">
            <text:p>0.032454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1" calcext:value-type="float">
            <text:p>0.461</text:p>
          </table:table-cell>
          <table:table-cell office:value-type="float" office:value="0.769" calcext:value-type="float">
            <text:p>0.7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9418" calcext:value-type="float">
            <text:p>0.49418</text:p>
          </table:table-cell>
          <table:table-cell office:value-type="float" office:value="0.0311838" calcext:value-type="float">
            <text:p>0.031183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45" calcext:value-type="float">
            <text:p>0.4945</text:p>
          </table:table-cell>
          <table:table-cell office:value-type="float" office:value="0.796" calcext:value-type="float">
            <text:p>0.7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656" calcext:value-type="float">
            <text:p>0.52656</text:p>
          </table:table-cell>
          <table:table-cell office:value-type="float" office:value="0.0342229" calcext:value-type="float">
            <text:p>0.0342229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849" calcext:value-type="float">
            <text:p>0.8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269" calcext:value-type="float">
            <text:p>0.55269</text:p>
          </table:table-cell>
          <table:table-cell office:value-type="float" office:value="0.0378687" calcext:value-type="float">
            <text:p>0.0378687</text:p>
          </table:table-cell>
          <table:table-cell office:value-type="float" office:value="0.54" calcext:value-type="float">
            <text:p>0.54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915" calcext:value-type="float">
            <text:p>0.91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126" calcext:value-type="float">
            <text:p>0.58126</text:p>
          </table:table-cell>
          <table:table-cell office:value-type="float" office:value="0.0380409" calcext:value-type="float">
            <text:p>0.0380409</text:p>
          </table:table-cell>
          <table:table-cell office:value-type="float" office:value="0.57" calcext:value-type="float">
            <text:p>0.5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9" calcext:value-type="float">
            <text:p>0.579</text:p>
          </table:table-cell>
          <table:table-cell office:value-type="float" office:value="0.954" calcext:value-type="float">
            <text:p>0.95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067" calcext:value-type="float">
            <text:p>0.61067</text:p>
          </table:table-cell>
          <table:table-cell office:value-type="float" office:value="0.0409114" calcext:value-type="float">
            <text:p>0.0409114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95" calcext:value-type="float">
            <text:p>0.6095</text:p>
          </table:table-cell>
          <table:table-cell office:value-type="float" office:value="1.002" calcext:value-type="float">
            <text:p>1.0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058" calcext:value-type="float">
            <text:p>0.64058</text:p>
          </table:table-cell>
          <table:table-cell office:value-type="float" office:value="0.0439632" calcext:value-type="float">
            <text:p>0.0439632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95" calcext:value-type="float">
            <text:p>0.6395</text:p>
          </table:table-cell>
          <table:table-cell office:value-type="float" office:value="1.066" calcext:value-type="float">
            <text:p>1.0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6995" calcext:value-type="float">
            <text:p>0.66995</text:p>
          </table:table-cell>
          <table:table-cell office:value-type="float" office:value="0.0452587" calcext:value-type="float">
            <text:p>0.0452587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1.105" calcext:value-type="float">
            <text:p>1.10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9982" calcext:value-type="float">
            <text:p>0.69982</text:p>
          </table:table-cell>
          <table:table-cell office:value-type="float" office:value="0.0436111" calcext:value-type="float">
            <text:p>0.0436111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05" calcext:value-type="float">
            <text:p>0.7005</text:p>
          </table:table-cell>
          <table:table-cell office:value-type="float" office:value="1.118" calcext:value-type="float">
            <text:p>1.11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992" calcext:value-type="float">
            <text:p>0.72992</text:p>
          </table:table-cell>
          <table:table-cell office:value-type="float" office:value="0.0494714" calcext:value-type="float">
            <text:p>0.0494714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95" calcext:value-type="float">
            <text:p>0.7295</text:p>
          </table:table-cell>
          <table:table-cell office:value-type="float" office:value="1.208" calcext:value-type="float">
            <text:p>1.20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5966" calcext:value-type="float">
            <text:p>0.75966</text:p>
          </table:table-cell>
          <table:table-cell office:value-type="float" office:value="0.0514074" calcext:value-type="float">
            <text:p>0.051407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1.256" calcext:value-type="float">
            <text:p>1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8896" calcext:value-type="float">
            <text:p>0.78896</text:p>
          </table:table-cell>
          <table:table-cell office:value-type="float" office:value="0.0506956" calcext:value-type="float">
            <text:p>0.0506956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" calcext:value-type="float">
            <text:p>0.78</text:p>
          </table:table-cell>
          <table:table-cell office:value-type="float" office:value="0.7875" calcext:value-type="float">
            <text:p>0.7875</text:p>
          </table:table-cell>
          <table:table-cell office:value-type="float" office:value="1.275" calcext:value-type="float">
            <text:p>1.27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2178" calcext:value-type="float">
            <text:p>0.82178</text:p>
          </table:table-cell>
          <table:table-cell office:value-type="float" office:value="0.0566564" calcext:value-type="float">
            <text:p>0.0566564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2" calcext:value-type="float">
            <text:p>0.822</text:p>
          </table:table-cell>
          <table:table-cell office:value-type="float" office:value="1.369" calcext:value-type="float">
            <text:p>1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137" calcext:value-type="float">
            <text:p>0.30137</text:p>
          </table:table-cell>
          <table:table-cell office:value-type="float" office:value="0.184971" calcext:value-type="float">
            <text:p>0.18497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8" calcext:value-type="float">
            <text:p>0.278</text:p>
          </table:table-cell>
          <table:table-cell office:value-type="float" office:value="1.29" calcext:value-type="float">
            <text:p>1.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45" calcext:value-type="float">
            <text:p>0.24445</text:p>
          </table:table-cell>
          <table:table-cell office:value-type="float" office:value="0.0194599" calcext:value-type="float">
            <text:p>0.019459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324" calcext:value-type="float">
            <text:p>0.3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274" calcext:value-type="float">
            <text:p>0.24274</text:p>
          </table:table-cell>
          <table:table-cell office:value-type="float" office:value="0.0199166" calcext:value-type="float">
            <text:p>0.019916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338" calcext:value-type="float">
            <text:p>0.3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144" calcext:value-type="float">
            <text:p>0.24144</text:p>
          </table:table-cell>
          <table:table-cell office:value-type="float" office:value="0.0200276" calcext:value-type="float">
            <text:p>0.020027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1" calcext:value-type="float">
            <text:p>0.241</text:p>
          </table:table-cell>
          <table:table-cell office:value-type="float" office:value="0.357" calcext:value-type="float">
            <text:p>0.35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79" calcext:value-type="float">
            <text:p>0.24479</text:p>
          </table:table-cell>
          <table:table-cell office:value-type="float" office:value="0.0205817" calcext:value-type="float">
            <text:p>0.02058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0.35" calcext:value-type="float">
            <text:p>0.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765" calcext:value-type="float">
            <text:p>0.26765</text:p>
          </table:table-cell>
          <table:table-cell office:value-type="float" office:value="0.0433157" calcext:value-type="float">
            <text:p>0.043315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3" calcext:value-type="float">
            <text:p>0.273</text:p>
          </table:table-cell>
          <table:table-cell office:value-type="float" office:value="0.531" calcext:value-type="float">
            <text:p>0.5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353" calcext:value-type="float">
            <text:p>0.27353</text:p>
          </table:table-cell>
          <table:table-cell office:value-type="float" office:value="0.0204717" calcext:value-type="float">
            <text:p>0.020471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3" calcext:value-type="float">
            <text:p>0.273</text:p>
          </table:table-cell>
          <table:table-cell office:value-type="float" office:value="0.382" calcext:value-type="float">
            <text:p>0.3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183" calcext:value-type="float">
            <text:p>0.28183</text:p>
          </table:table-cell>
          <table:table-cell office:value-type="float" office:value="0.014111" calcext:value-type="float">
            <text:p>0.0141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337" calcext:value-type="float">
            <text:p>0.3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595" calcext:value-type="float">
            <text:p>0.31595</text:p>
          </table:table-cell>
          <table:table-cell office:value-type="float" office:value="0.0206424" calcext:value-type="float">
            <text:p>0.020642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317" calcext:value-type="float">
            <text:p>0.317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0499243" calcext:value-type="float">
            <text:p>0.049924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" calcext:value-type="float">
            <text:p>0.37</text:p>
          </table:table-cell>
          <table:table-cell office:value-type="float" office:value="0.718" calcext:value-type="float">
            <text:p>0.7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012" calcext:value-type="float">
            <text:p>0.5012</text:p>
          </table:table-cell>
          <table:table-cell office:value-type="float" office:value="0.0662886" calcext:value-type="float">
            <text:p>0.0662886</text:p>
          </table:table-cell>
          <table:table-cell office:value-type="float" office:value="0.47" calcext:value-type="float">
            <text:p>0.4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97" calcext:value-type="float">
            <text:p>0.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829" calcext:value-type="float">
            <text:p>0.77829</text:p>
          </table:table-cell>
          <table:table-cell office:value-type="float" office:value="0.121134" calcext:value-type="float">
            <text:p>0.121134</text:p>
          </table:table-cell>
          <table:table-cell office:value-type="float" office:value="0.689" calcext:value-type="float">
            <text:p>0.689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782" calcext:value-type="float">
            <text:p>0.782</text:p>
          </table:table-cell>
          <table:table-cell office:value-type="float" office:value="1.961" calcext:value-type="float">
            <text:p>1.9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4109" calcext:value-type="float">
            <text:p>1.24109</text:p>
          </table:table-cell>
          <table:table-cell office:value-type="float" office:value="0.248301" calcext:value-type="float">
            <text:p>0.248301</text:p>
          </table:table-cell>
          <table:table-cell office:value-type="float" office:value="1.075" calcext:value-type="float">
            <text:p>1.075</text:p>
          </table:table-cell>
          <table:table-cell office:value-type="float" office:value="1.193" calcext:value-type="float">
            <text:p>1.193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2345" calcext:value-type="float">
            <text:p>1.2345</text:p>
          </table:table-cell>
          <table:table-cell office:value-type="float" office:value="3.681" calcext:value-type="float">
            <text:p>3.6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393" calcext:value-type="float">
            <text:p>2.2393</text:p>
          </table:table-cell>
          <table:table-cell office:value-type="float" office:value="0.453866" calcext:value-type="float">
            <text:p>0.453866</text:p>
          </table:table-cell>
          <table:table-cell office:value-type="float" office:value="2.083" calcext:value-type="float">
            <text:p>2.083</text:p>
          </table:table-cell>
          <table:table-cell office:value-type="float" office:value="2.119" calcext:value-type="float">
            <text:p>2.119</text:p>
          </table:table-cell>
          <table:table-cell office:value-type="float" office:value="2.142" calcext:value-type="float">
            <text:p>2.142</text:p>
          </table:table-cell>
          <table:table-cell office:value-type="float" office:value="2.2615" calcext:value-type="float">
            <text:p>2.2615</text:p>
          </table:table-cell>
          <table:table-cell office:value-type="float" office:value="6.625" calcext:value-type="float">
            <text:p>6.6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5096" calcext:value-type="float">
            <text:p>4.25096</text:p>
          </table:table-cell>
          <table:table-cell office:value-type="float" office:value="1.0316" calcext:value-type="float">
            <text:p>1.0316</text:p>
          </table:table-cell>
          <table:table-cell office:value-type="float" office:value="3.657" calcext:value-type="float">
            <text:p>3.657</text:p>
          </table:table-cell>
          <table:table-cell office:value-type="float" office:value="3.9575" calcext:value-type="float">
            <text:p>3.9575</text:p>
          </table:table-cell>
          <table:table-cell office:value-type="float" office:value="4.2295" calcext:value-type="float">
            <text:p>4.2295</text:p>
          </table:table-cell>
          <table:table-cell office:value-type="float" office:value="4.309" calcext:value-type="float">
            <text:p>4.309</text:p>
          </table:table-cell>
          <table:table-cell office:value-type="float" office:value="14.33" calcext:value-type="float">
            <text:p>14.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7772" calcext:value-type="float">
            <text:p>8.87772</text:p>
          </table:table-cell>
          <table:table-cell office:value-type="float" office:value="2.02325" calcext:value-type="float">
            <text:p>2.02325</text:p>
          </table:table-cell>
          <table:table-cell office:value-type="float" office:value="7.946" calcext:value-type="float">
            <text:p>7.946</text:p>
          </table:table-cell>
          <table:table-cell office:value-type="float" office:value="8.5685" calcext:value-type="float">
            <text:p>8.5685</text:p>
          </table:table-cell>
          <table:table-cell office:value-type="float" office:value="8.661" calcext:value-type="float">
            <text:p>8.661</text:p>
          </table:table-cell>
          <table:table-cell office:value-type="float" office:value="8.776" calcext:value-type="float">
            <text:p>8.776</text:p>
          </table:table-cell>
          <table:table-cell office:value-type="float" office:value="28.571" calcext:value-type="float">
            <text:p>28.5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9291" calcext:value-type="float">
            <text:p>18.9291</text:p>
          </table:table-cell>
          <table:table-cell office:value-type="float" office:value="3.97076" calcext:value-type="float">
            <text:p>3.97076</text:p>
          </table:table-cell>
          <table:table-cell office:value-type="float" office:value="16.713" calcext:value-type="float">
            <text:p>16.713</text:p>
          </table:table-cell>
          <table:table-cell office:value-type="float" office:value="18.1145" calcext:value-type="float">
            <text:p>18.1145</text:p>
          </table:table-cell>
          <table:table-cell office:value-type="float" office:value="18.3915" calcext:value-type="float">
            <text:p>18.3915</text:p>
          </table:table-cell>
          <table:table-cell office:value-type="float" office:value="18.8995" calcext:value-type="float">
            <text:p>18.8995</text:p>
          </table:table-cell>
          <table:table-cell office:value-type="float" office:value="57.728" calcext:value-type="float">
            <text:p>57.7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.0794" calcext:value-type="float">
            <text:p>42.0794</text:p>
          </table:table-cell>
          <table:table-cell office:value-type="float" office:value="8.31246" calcext:value-type="float">
            <text:p>8.31246</text:p>
          </table:table-cell>
          <table:table-cell office:value-type="float" office:value="37.189" calcext:value-type="float">
            <text:p>37.189</text:p>
          </table:table-cell>
          <table:table-cell office:value-type="float" office:value="39.1665" calcext:value-type="float">
            <text:p>39.1665</text:p>
          </table:table-cell>
          <table:table-cell office:value-type="float" office:value="41.3185" calcext:value-type="float">
            <text:p>41.3185</text:p>
          </table:table-cell>
          <table:table-cell office:value-type="float" office:value="42.7635" calcext:value-type="float">
            <text:p>42.7635</text:p>
          </table:table-cell>
          <table:table-cell office:value-type="float" office:value="121.646" calcext:value-type="float">
            <text:p>121.6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.674" calcext:value-type="float">
            <text:p>268.674</text:p>
          </table:table-cell>
          <table:table-cell office:value-type="float" office:value="6.21886" calcext:value-type="float">
            <text:p>6.21886</text:p>
          </table:table-cell>
          <table:table-cell office:value-type="float" office:value="242.024" calcext:value-type="float">
            <text:p>242.024</text:p>
          </table:table-cell>
          <table:table-cell office:value-type="float" office:value="268.248" calcext:value-type="float">
            <text:p>268.248</text:p>
          </table:table-cell>
          <table:table-cell office:value-type="float" office:value="270.286" calcext:value-type="float">
            <text:p>270.286</text:p>
          </table:table-cell>
          <table:table-cell office:value-type="float" office:value="270.913" calcext:value-type="float">
            <text:p>270.913</text:p>
          </table:table-cell>
          <table:table-cell office:value-type="float" office:value="278.58" calcext:value-type="float">
            <text:p>278.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0.001" calcext:value-type="float">
            <text:p>540.001</text:p>
          </table:table-cell>
          <table:table-cell office:value-type="float" office:value="7.27132" calcext:value-type="float">
            <text:p>7.27132</text:p>
          </table:table-cell>
          <table:table-cell office:value-type="float" office:value="514.143" calcext:value-type="float">
            <text:p>514.143</text:p>
          </table:table-cell>
          <table:table-cell office:value-type="float" office:value="535.557" calcext:value-type="float">
            <text:p>535.557</text:p>
          </table:table-cell>
          <table:table-cell office:value-type="float" office:value="542.513" calcext:value-type="float">
            <text:p>542.513</text:p>
          </table:table-cell>
          <table:table-cell office:value-type="float" office:value="544.506" calcext:value-type="float">
            <text:p>544.506</text:p>
          </table:table-cell>
          <table:table-cell office:value-type="float" office:value="550.87" calcext:value-type="float">
            <text:p>550.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84.89" calcext:value-type="float">
            <text:p>1084.89</text:p>
          </table:table-cell>
          <table:table-cell office:value-type="float" office:value="8.81359" calcext:value-type="float">
            <text:p>8.81359</text:p>
          </table:table-cell>
          <table:table-cell office:value-type="float" office:value="1014.62" calcext:value-type="float">
            <text:p>1014.62</text:p>
          </table:table-cell>
          <table:table-cell office:value-type="float" office:value="1083.66" calcext:value-type="float">
            <text:p>1083.66</text:p>
          </table:table-cell>
          <table:table-cell office:value-type="float" office:value="1085.72" calcext:value-type="float">
            <text:p>1085.72</text:p>
          </table:table-cell>
          <table:table-cell office:value-type="float" office:value="1088.61" calcext:value-type="float">
            <text:p>1088.61</text:p>
          </table:table-cell>
          <table:table-cell office:value-type="float" office:value="1095.78" calcext:value-type="float">
            <text:p>1095.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75.06" calcext:value-type="float">
            <text:p>2175.06</text:p>
          </table:table-cell>
          <table:table-cell office:value-type="float" office:value="18.1335" calcext:value-type="float">
            <text:p>18.1335</text:p>
          </table:table-cell>
          <table:table-cell office:value-type="float" office:value="2042.38" calcext:value-type="float">
            <text:p>2042.38</text:p>
          </table:table-cell>
          <table:table-cell office:value-type="float" office:value="2171.73" calcext:value-type="float">
            <text:p>2171.73</text:p>
          </table:table-cell>
          <table:table-cell office:value-type="float" office:value="2177.9" calcext:value-type="float">
            <text:p>2177.9</text:p>
          </table:table-cell>
          <table:table-cell office:value-type="float" office:value="2182.32" calcext:value-type="float">
            <text:p>2182.32</text:p>
          </table:table-cell>
          <table:table-cell office:value-type="float" office:value="2198.03" calcext:value-type="float">
            <text:p>2198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66.34" calcext:value-type="float">
            <text:p>4366.34</text:p>
          </table:table-cell>
          <table:table-cell office:value-type="float" office:value="35.0103" calcext:value-type="float">
            <text:p>35.0103</text:p>
          </table:table-cell>
          <table:table-cell office:value-type="float" office:value="4064.13" calcext:value-type="float">
            <text:p>4064.13</text:p>
          </table:table-cell>
          <table:table-cell office:value-type="float" office:value="4359.74" calcext:value-type="float">
            <text:p>4359.74</text:p>
          </table:table-cell>
          <table:table-cell office:value-type="float" office:value="4371.55" calcext:value-type="float">
            <text:p>4371.55</text:p>
          </table:table-cell>
          <table:table-cell office:value-type="float" office:value="4380.79" calcext:value-type="float">
            <text:p>4380.79</text:p>
          </table:table-cell>
          <table:table-cell office:value-type="float" office:value="4410.95" calcext:value-type="float">
            <text:p>4410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50.43" calcext:value-type="float">
            <text:p>8750.43</text:p>
          </table:table-cell>
          <table:table-cell office:value-type="float" office:value="63.652" calcext:value-type="float">
            <text:p>63.652</text:p>
          </table:table-cell>
          <table:table-cell office:value-type="float" office:value="8180.7" calcext:value-type="float">
            <text:p>8180.7</text:p>
          </table:table-cell>
          <table:table-cell office:value-type="float" office:value="8735.42" calcext:value-type="float">
            <text:p>8735.42</text:p>
          </table:table-cell>
          <table:table-cell office:value-type="float" office:value="8761.23" calcext:value-type="float">
            <text:p>8761.23</text:p>
          </table:table-cell>
          <table:table-cell office:value-type="float" office:value="8777.67" calcext:value-type="float">
            <text:p>8777.67</text:p>
          </table:table-cell>
          <table:table-cell office:value-type="float" office:value="8803.87" calcext:value-type="float">
            <text:p>8803.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527.1" calcext:value-type="float">
            <text:p>17527.1</text:p>
          </table:table-cell>
          <table:table-cell office:value-type="float" office:value="117.007" calcext:value-type="float">
            <text:p>117.007</text:p>
          </table:table-cell>
          <table:table-cell office:value-type="float" office:value="16440" calcext:value-type="float">
            <text:p>16440</text:p>
          </table:table-cell>
          <table:table-cell office:value-type="float" office:value="17513" calcext:value-type="float">
            <text:p>17513</text:p>
          </table:table-cell>
          <table:table-cell office:value-type="float" office:value="17540.9" calcext:value-type="float">
            <text:p>17540.9</text:p>
          </table:table-cell>
          <table:table-cell office:value-type="float" office:value="17558.9" calcext:value-type="float">
            <text:p>17558.9</text:p>
          </table:table-cell>
          <table:table-cell office:value-type="float" office:value="17620.9" calcext:value-type="float">
            <text:p>17620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272" calcext:value-type="float">
            <text:p>0.06272</text:p>
          </table:table-cell>
          <table:table-cell office:value-type="float" office:value="0.00474991" calcext:value-type="float">
            <text:p>0.0047499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15" calcext:value-type="float">
            <text:p>0.0615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102" calcext:value-type="float">
            <text:p>0.1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0393019" calcext:value-type="float">
            <text:p>0.0039301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15" calcext:value-type="float">
            <text:p>0.0615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95" calcext:value-type="float">
            <text:p>0.0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0460777" calcext:value-type="float">
            <text:p>0.0046077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0411553" calcext:value-type="float">
            <text:p>0.00411553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093" calcext:value-type="float">
            <text:p>0.0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10129" calcext:value-type="float">
            <text:p>0.10129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1.08" calcext:value-type="float">
            <text:p>1.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184121" calcext:value-type="float">
            <text:p>0.0184121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243" calcext:value-type="float">
            <text:p>0.2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179941" calcext:value-type="float">
            <text:p>0.0179941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1" calcext:value-type="float">
            <text:p>0.2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0178997" calcext:value-type="float">
            <text:p>0.0178997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24" calcext:value-type="float">
            <text:p>0.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178734" calcext:value-type="float">
            <text:p>0.0178734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" calcext:value-type="float">
            <text:p>0.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182704" calcext:value-type="float">
            <text:p>0.0182704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243" calcext:value-type="float">
            <text:p>0.2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180027" calcext:value-type="float">
            <text:p>0.0180027</text:p>
          </table:table-cell>
          <table:table-cell office:value-type="float" office:value="0.06" calcext:value-type="float">
            <text:p>0.06</text:p>
          </table:table-cell>
          <table:table-cell office:value-type="float" office:value="0.0615" calcext:value-type="float">
            <text:p>0.0615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241" calcext:value-type="float">
            <text:p>0.2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180089" calcext:value-type="float">
            <text:p>0.0180089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1" calcext:value-type="float">
            <text:p>0.2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178809" calcext:value-type="float">
            <text:p>0.0178809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" calcext:value-type="float">
            <text:p>0.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177948" calcext:value-type="float">
            <text:p>0.0177948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" calcext:value-type="float">
            <text:p>0.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176511" calcext:value-type="float">
            <text:p>0.0176511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38" calcext:value-type="float">
            <text:p>0.2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204007" calcext:value-type="float">
            <text:p>0.0204007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66" calcext:value-type="float">
            <text:p>0.2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365" calcext:value-type="float">
            <text:p>0.13365</text:p>
          </table:table-cell>
          <table:table-cell office:value-type="float" office:value="0.156318" calcext:value-type="float">
            <text:p>0.156318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97" calcext:value-type="float">
            <text:p>0.4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742" calcext:value-type="float">
            <text:p>0.25742</text:p>
          </table:table-cell>
          <table:table-cell office:value-type="float" office:value="0.363438" calcext:value-type="float">
            <text:p>0.363438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952" calcext:value-type="float">
            <text:p>0.9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0543" calcext:value-type="float">
            <text:p>0.50543</text:p>
          </table:table-cell>
          <table:table-cell office:value-type="float" office:value="0.768621" calcext:value-type="float">
            <text:p>0.768621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5965" calcext:value-type="float">
            <text:p>0.5965</text:p>
          </table:table-cell>
          <table:table-cell office:value-type="float" office:value="1.871" calcext:value-type="float">
            <text:p>1.87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0124" calcext:value-type="float">
            <text:p>1.00124</text:p>
          </table:table-cell>
          <table:table-cell office:value-type="float" office:value="1.58222" calcext:value-type="float">
            <text:p>1.58222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3.2285" calcext:value-type="float">
            <text:p>3.2285</text:p>
          </table:table-cell>
          <table:table-cell office:value-type="float" office:value="3.709" calcext:value-type="float">
            <text:p>3.7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9405" calcext:value-type="float">
            <text:p>1.99405</text:p>
          </table:table-cell>
          <table:table-cell office:value-type="float" office:value="3.20363" calcext:value-type="float">
            <text:p>3.20363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7.3635" calcext:value-type="float">
            <text:p>7.3635</text:p>
          </table:table-cell>
          <table:table-cell office:value-type="float" office:value="7.409" calcext:value-type="float">
            <text:p>7.4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8182" calcext:value-type="float">
            <text:p>3.98182</text:p>
          </table:table-cell>
          <table:table-cell office:value-type="float" office:value="6.45445" calcext:value-type="float">
            <text:p>6.4544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35" calcext:value-type="float">
            <text:p>0.0635</text:p>
          </table:table-cell>
          <table:table-cell office:value-type="float" office:value="14.716" calcext:value-type="float">
            <text:p>14.716</text:p>
          </table:table-cell>
          <table:table-cell office:value-type="float" office:value="14.775" calcext:value-type="float">
            <text:p>14.7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95716" calcext:value-type="float">
            <text:p>7.95716</text:p>
          </table:table-cell>
          <table:table-cell office:value-type="float" office:value="12.9802" calcext:value-type="float">
            <text:p>12.980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29.436" calcext:value-type="float">
            <text:p>29.436</text:p>
          </table:table-cell>
          <table:table-cell office:value-type="float" office:value="29.493" calcext:value-type="float">
            <text:p>29.4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9169" calcext:value-type="float">
            <text:p>15.9169</text:p>
          </table:table-cell>
          <table:table-cell office:value-type="float" office:value="26.0448" calcext:value-type="float">
            <text:p>26.0448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8.934" calcext:value-type="float">
            <text:p>58.9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.8194" calcext:value-type="float">
            <text:p>31.8194</text:p>
          </table:table-cell>
          <table:table-cell office:value-type="float" office:value="52.209" calcext:value-type="float">
            <text:p>52.209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117.743" calcext:value-type="float">
            <text:p>117.743</text:p>
          </table:table-cell>
          <table:table-cell office:value-type="float" office:value="117.884" calcext:value-type="float">
            <text:p>117.8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0169172" calcext:value-type="float">
            <text:p>0.0016917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808146" calcext:value-type="float">
            <text:p>0.000808146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188053" calcext:value-type="float">
            <text:p>0.0018805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351822" calcext:value-type="float">
            <text:p>0.00351822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0314851" calcext:value-type="float">
            <text:p>0.0031485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556777" calcext:value-type="float">
            <text:p>0.00055677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0810617" calcext:value-type="float">
            <text:p>0.00081061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0715262" calcext:value-type="float">
            <text:p>0.00071526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610819" calcext:value-type="float">
            <text:p>0.00061081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574801" calcext:value-type="float">
            <text:p>0.0057480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2" calcext:value-type="float">
            <text:p>0.07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671816" calcext:value-type="float">
            <text:p>0.0067181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2" calcext:value-type="float">
            <text:p>0.0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766485" calcext:value-type="float">
            <text:p>0.00076648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00688404" calcext:value-type="float">
            <text:p>0.00068840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00897719" calcext:value-type="float">
            <text:p>0.00089771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921954" calcext:value-type="float">
            <text:p>0.00092195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0648922" calcext:value-type="float">
            <text:p>0.00064892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658643" calcext:value-type="float">
            <text:p>0.0065864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9" calcext:value-type="float">
            <text:p>0.0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728011" calcext:value-type="float">
            <text:p>0.000728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115287" calcext:value-type="float">
            <text:p>0.0011528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0586174" calcext:value-type="float">
            <text:p>0.000586174</text:p>
          </table:table-cell>
          <table:table-cell table:number-columns-repeated="3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049604" calcext:value-type="float">
            <text:p>0.0049604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1" calcext:value-type="float">
            <text:p>0.05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531912" calcext:value-type="float">
            <text:p>0.0053191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938083" calcext:value-type="float">
            <text:p>0.00093808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00760197" calcext:value-type="float">
            <text:p>0.00076019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0133552" calcext:value-type="float">
            <text:p>0.0013355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0254802" calcext:value-type="float">
            <text:p>0.0025480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1" calcext:value-type="float">
            <text:p>0.0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110901" calcext:value-type="float">
            <text:p>0.00110901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00964573" calcext:value-type="float">
            <text:p>0.000964573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105314" calcext:value-type="float">
            <text:p>0.00105314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0189934" calcext:value-type="float">
            <text:p>0.00189934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9" calcext:value-type="float">
            <text:p>0.0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00991766" calcext:value-type="float">
            <text:p>0.000991766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106297" calcext:value-type="float">
            <text:p>0.00106297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0101213" calcext:value-type="float">
            <text:p>0.00101213</text:p>
          </table:table-cell>
          <table:table-cell table:number-columns-repeated="4" office:value-type="float" office:value="0.012" calcext:value-type="float">
            <text:p>0.012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00889045" calcext:value-type="float">
            <text:p>0.000889045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255208" calcext:value-type="float">
            <text:p>0.00255208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6" calcext:value-type="float">
            <text:p>0.0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0106822" calcext:value-type="float">
            <text:p>0.0010682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0140068" calcext:value-type="float">
            <text:p>0.00140068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0248135" calcext:value-type="float">
            <text:p>0.00248135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5" calcext:value-type="float">
            <text:p>0.03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140325" calcext:value-type="float">
            <text:p>0.00140325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0233193" calcext:value-type="float">
            <text:p>0.00233193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2" calcext:value-type="float">
            <text:p>0.03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111763" calcext:value-type="float">
            <text:p>0.00111763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194823" calcext:value-type="float">
            <text:p>0.00194823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9" calcext:value-type="float">
            <text:p>0.0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0106672" calcext:value-type="float">
            <text:p>0.0010667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109995" calcext:value-type="float">
            <text:p>0.00109995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011803" calcext:value-type="float">
            <text:p>0.0011803</text:p>
          </table:table-cell>
          <table:table-cell table:number-columns-repeated="4"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0203162" calcext:value-type="float">
            <text:p>0.0020316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011655" calcext:value-type="float">
            <text:p>0.001165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0996544" calcext:value-type="float">
            <text:p>0.00099654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0090879" calcext:value-type="float">
            <text:p>0.0009087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341" calcext:value-type="float">
            <text:p>0.22341</text:p>
          </table:table-cell>
          <table:table-cell office:value-type="float" office:value="0.171227" calcext:value-type="float">
            <text:p>0.171227</text:p>
          </table:table-cell>
          <table:table-cell office:value-type="float" office:value="0.14" calcext:value-type="float">
            <text:p>0.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208" calcext:value-type="float">
            <text:p>0.208</text:p>
          </table:table-cell>
          <table:table-cell office:value-type="float" office:value="1.003" calcext:value-type="float">
            <text:p>1.0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954" calcext:value-type="float">
            <text:p>0.23954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472" calcext:value-type="float">
            <text:p>0.4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937" calcext:value-type="float">
            <text:p>0.24937</text:p>
          </table:table-cell>
          <table:table-cell office:value-type="float" office:value="0.0402899" calcext:value-type="float">
            <text:p>0.040289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446" calcext:value-type="float">
            <text:p>0.4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741" calcext:value-type="float">
            <text:p>0.24741</text:p>
          </table:table-cell>
          <table:table-cell office:value-type="float" office:value="0.0549296" calcext:value-type="float">
            <text:p>0.054929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9" calcext:value-type="float">
            <text:p>0.239</text:p>
          </table:table-cell>
          <table:table-cell office:value-type="float" office:value="0.751" calcext:value-type="float">
            <text:p>0.7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93088" calcext:value-type="float">
            <text:p>0.039308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481" calcext:value-type="float">
            <text:p>0.4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0310694" calcext:value-type="float">
            <text:p>0.031069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06" calcext:value-type="float">
            <text:p>0.4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638" calcext:value-type="float">
            <text:p>0.26638</text:p>
          </table:table-cell>
          <table:table-cell office:value-type="float" office:value="0.0182235" calcext:value-type="float">
            <text:p>0.01822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333" calcext:value-type="float">
            <text:p>0.3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344" calcext:value-type="float">
            <text:p>0.28344</text:p>
          </table:table-cell>
          <table:table-cell office:value-type="float" office:value="0.0212317" calcext:value-type="float">
            <text:p>0.021231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391" calcext:value-type="float">
            <text:p>0.3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0638735" calcext:value-type="float">
            <text:p>0.063873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8" calcext:value-type="float">
            <text:p>0.308</text:p>
          </table:table-cell>
          <table:table-cell office:value-type="float" office:value="0.805" calcext:value-type="float">
            <text:p>0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567" calcext:value-type="float">
            <text:p>0.35567</text:p>
          </table:table-cell>
          <table:table-cell office:value-type="float" office:value="0.0249692" calcext:value-type="float">
            <text:p>0.024969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" calcext:value-type="float">
            <text:p>0.36</text:p>
          </table:table-cell>
          <table:table-cell office:value-type="float" office:value="0.488" calcext:value-type="float">
            <text:p>0.4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923" calcext:value-type="float">
            <text:p>0.44923</text:p>
          </table:table-cell>
          <table:table-cell office:value-type="float" office:value="0.0304988" calcext:value-type="float">
            <text:p>0.030498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09" calcext:value-type="float">
            <text:p>0.6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0215629" calcext:value-type="float">
            <text:p>0.021562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77" calcext:value-type="float">
            <text:p>0.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2664" calcext:value-type="float">
            <text:p>1.02664</text:p>
          </table:table-cell>
          <table:table-cell office:value-type="float" office:value="0.0292693" calcext:value-type="float">
            <text:p>0.0292693</text:p>
          </table:table-cell>
          <table:table-cell office:value-type="float" office:value="0.969" calcext:value-type="float">
            <text:p>0.969</text:p>
          </table:table-cell>
          <table:table-cell office:value-type="float" office:value="1.011" calcext:value-type="float">
            <text:p>1.011</text:p>
          </table:table-cell>
          <table:table-cell office:value-type="float" office:value="1.023" calcext:value-type="float">
            <text:p>1.023</text:p>
          </table:table-cell>
          <table:table-cell office:value-type="float" office:value="1.037" calcext:value-type="float">
            <text:p>1.037</text:p>
          </table:table-cell>
          <table:table-cell office:value-type="float" office:value="1.158" calcext:value-type="float">
            <text:p>1.1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3817" calcext:value-type="float">
            <text:p>1.73817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1.679" calcext:value-type="float">
            <text:p>1.679</text:p>
          </table:table-cell>
          <table:table-cell office:value-type="float" office:value="1.707" calcext:value-type="float">
            <text:p>1.707</text:p>
          </table:table-cell>
          <table:table-cell office:value-type="float" office:value="1.727" calcext:value-type="float">
            <text:p>1.727</text:p>
          </table:table-cell>
          <table:table-cell office:value-type="float" office:value="1.766" calcext:value-type="float">
            <text:p>1.766</text:p>
          </table:table-cell>
          <table:table-cell office:value-type="float" office:value="1.874" calcext:value-type="float">
            <text:p>1.8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7356" calcext:value-type="float">
            <text:p>3.17356</text:p>
          </table:table-cell>
          <table:table-cell office:value-type="float" office:value="0.0995287" calcext:value-type="float">
            <text:p>0.0995287</text:p>
          </table:table-cell>
          <table:table-cell office:value-type="float" office:value="3.054" calcext:value-type="float">
            <text:p>3.054</text:p>
          </table:table-cell>
          <table:table-cell office:value-type="float" office:value="3.0855" calcext:value-type="float">
            <text:p>3.0855</text:p>
          </table:table-cell>
          <table:table-cell office:value-type="float" office:value="3.149" calcext:value-type="float">
            <text:p>3.149</text:p>
          </table:table-cell>
          <table:table-cell office:value-type="float" office:value="3.238" calcext:value-type="float">
            <text:p>3.238</text:p>
          </table:table-cell>
          <table:table-cell office:value-type="float" office:value="3.603" calcext:value-type="float">
            <text:p>3.6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9436" calcext:value-type="float">
            <text:p>6.09436</text:p>
          </table:table-cell>
          <table:table-cell office:value-type="float" office:value="0.21101" calcext:value-type="float">
            <text:p>0.21101</text:p>
          </table:table-cell>
          <table:table-cell office:value-type="float" office:value="5.787" calcext:value-type="float">
            <text:p>5.787</text:p>
          </table:table-cell>
          <table:table-cell office:value-type="float" office:value="5.895" calcext:value-type="float">
            <text:p>5.895</text:p>
          </table:table-cell>
          <table:table-cell office:value-type="float" office:value="6.157" calcext:value-type="float">
            <text:p>6.157</text:p>
          </table:table-cell>
          <table:table-cell office:value-type="float" office:value="6.195" calcext:value-type="float">
            <text:p>6.195</text:p>
          </table:table-cell>
          <table:table-cell office:value-type="float" office:value="6.855" calcext:value-type="float">
            <text:p>6.8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831" calcext:value-type="float">
            <text:p>12.6831</text:p>
          </table:table-cell>
          <table:table-cell office:value-type="float" office:value="0.370891" calcext:value-type="float">
            <text:p>0.370891</text:p>
          </table:table-cell>
          <table:table-cell office:value-type="float" office:value="11.751" calcext:value-type="float">
            <text:p>11.751</text:p>
          </table:table-cell>
          <table:table-cell office:value-type="float" office:value="12.523" calcext:value-type="float">
            <text:p>12.523</text:p>
          </table:table-cell>
          <table:table-cell office:value-type="float" office:value="12.584" calcext:value-type="float">
            <text:p>12.584</text:p>
          </table:table-cell>
          <table:table-cell office:value-type="float" office:value="12.8915" calcext:value-type="float">
            <text:p>12.8915</text:p>
          </table:table-cell>
          <table:table-cell office:value-type="float" office:value="13.743" calcext:value-type="float">
            <text:p>13.7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5146" calcext:value-type="float">
            <text:p>28.5146</text:p>
          </table:table-cell>
          <table:table-cell office:value-type="float" office:value="1.19703" calcext:value-type="float">
            <text:p>1.19703</text:p>
          </table:table-cell>
          <table:table-cell office:value-type="float" office:value="25.954" calcext:value-type="float">
            <text:p>25.954</text:p>
          </table:table-cell>
          <table:table-cell office:value-type="float" office:value="27.742" calcext:value-type="float">
            <text:p>27.742</text:p>
          </table:table-cell>
          <table:table-cell office:value-type="float" office:value="28.399" calcext:value-type="float">
            <text:p>28.399</text:p>
          </table:table-cell>
          <table:table-cell office:value-type="float" office:value="29.3495" calcext:value-type="float">
            <text:p>29.3495</text:p>
          </table:table-cell>
          <table:table-cell office:value-type="float" office:value="30.836" calcext:value-type="float">
            <text:p>30.8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.0477" calcext:value-type="float">
            <text:p>62.0477</text:p>
          </table:table-cell>
          <table:table-cell office:value-type="float" office:value="1.916" calcext:value-type="float">
            <text:p>1.916</text:p>
          </table:table-cell>
          <table:table-cell office:value-type="float" office:value="56.561" calcext:value-type="float">
            <text:p>56.561</text:p>
          </table:table-cell>
          <table:table-cell office:value-type="float" office:value="60.751" calcext:value-type="float">
            <text:p>60.751</text:p>
          </table:table-cell>
          <table:table-cell office:value-type="float" office:value="62.06" calcext:value-type="float">
            <text:p>62.06</text:p>
          </table:table-cell>
          <table:table-cell office:value-type="float" office:value="63.632" calcext:value-type="float">
            <text:p>63.632</text:p>
          </table:table-cell>
          <table:table-cell office:value-type="float" office:value="65.958" calcext:value-type="float">
            <text:p>65.9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.041" calcext:value-type="float">
            <text:p>127.041</text:p>
          </table:table-cell>
          <table:table-cell office:value-type="float" office:value="3.39775" calcext:value-type="float">
            <text:p>3.39775</text:p>
          </table:table-cell>
          <table:table-cell office:value-type="float" office:value="118.04" calcext:value-type="float">
            <text:p>118.04</text:p>
          </table:table-cell>
          <table:table-cell office:value-type="float" office:value="125.279" calcext:value-type="float">
            <text:p>125.279</text:p>
          </table:table-cell>
          <table:table-cell office:value-type="float" office:value="127.477" calcext:value-type="float">
            <text:p>127.477</text:p>
          </table:table-cell>
          <table:table-cell office:value-type="float" office:value="129.79" calcext:value-type="float">
            <text:p>129.79</text:p>
          </table:table-cell>
          <table:table-cell office:value-type="float" office:value="131.783" calcext:value-type="float">
            <text:p>131.7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7.417" calcext:value-type="float">
            <text:p>257.417</text:p>
          </table:table-cell>
          <table:table-cell office:value-type="float" office:value="5.36386" calcext:value-type="float">
            <text:p>5.36386</text:p>
          </table:table-cell>
          <table:table-cell office:value-type="float" office:value="230.055" calcext:value-type="float">
            <text:p>230.055</text:p>
          </table:table-cell>
          <table:table-cell office:value-type="float" office:value="255.383" calcext:value-type="float">
            <text:p>255.383</text:p>
          </table:table-cell>
          <table:table-cell office:value-type="float" office:value="258.936" calcext:value-type="float">
            <text:p>258.936</text:p>
          </table:table-cell>
          <table:table-cell office:value-type="float" office:value="260.737" calcext:value-type="float">
            <text:p>260.737</text:p>
          </table:table-cell>
          <table:table-cell office:value-type="float" office:value="262.955" calcext:value-type="float">
            <text:p>262.9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7.27" calcext:value-type="float">
            <text:p>517.27</text:p>
          </table:table-cell>
          <table:table-cell office:value-type="float" office:value="10.1256" calcext:value-type="float">
            <text:p>10.1256</text:p>
          </table:table-cell>
          <table:table-cell office:value-type="float" office:value="463.363" calcext:value-type="float">
            <text:p>463.363</text:p>
          </table:table-cell>
          <table:table-cell office:value-type="float" office:value="514.287" calcext:value-type="float">
            <text:p>514.287</text:p>
          </table:table-cell>
          <table:table-cell office:value-type="float" office:value="520.485" calcext:value-type="float">
            <text:p>520.485</text:p>
          </table:table-cell>
          <table:table-cell office:value-type="float" office:value="523.716" calcext:value-type="float">
            <text:p>523.716</text:p>
          </table:table-cell>
          <table:table-cell office:value-type="float" office:value="525.801" calcext:value-type="float">
            <text:p>525.80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8.22" calcext:value-type="float">
            <text:p>1038.22</text:p>
          </table:table-cell>
          <table:table-cell office:value-type="float" office:value="17.4233" calcext:value-type="float">
            <text:p>17.4233</text:p>
          </table:table-cell>
          <table:table-cell office:value-type="float" office:value="943.158" calcext:value-type="float">
            <text:p>943.158</text:p>
          </table:table-cell>
          <table:table-cell office:value-type="float" office:value="1037.63" calcext:value-type="float">
            <text:p>1037.63</text:p>
          </table:table-cell>
          <table:table-cell office:value-type="float" office:value="1040.55" calcext:value-type="float">
            <text:p>1040.55</text:p>
          </table:table-cell>
          <table:table-cell office:value-type="float" office:value="1045.33" calcext:value-type="float">
            <text:p>1045.33</text:p>
          </table:table-cell>
          <table:table-cell office:value-type="float" office:value="1051.4" calcext:value-type="float">
            <text:p>1051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81.7" calcext:value-type="float">
            <text:p>2081.7</text:p>
          </table:table-cell>
          <table:table-cell office:value-type="float" office:value="33.4209" calcext:value-type="float">
            <text:p>33.4209</text:p>
          </table:table-cell>
          <table:table-cell office:value-type="float" office:value="1900.41" calcext:value-type="float">
            <text:p>1900.41</text:p>
          </table:table-cell>
          <table:table-cell office:value-type="float" office:value="2082.39" calcext:value-type="float">
            <text:p>2082.39</text:p>
          </table:table-cell>
          <table:table-cell office:value-type="float" office:value="2088.4" calcext:value-type="float">
            <text:p>2088.4</text:p>
          </table:table-cell>
          <table:table-cell office:value-type="float" office:value="2093.25" calcext:value-type="float">
            <text:p>2093.25</text:p>
          </table:table-cell>
          <table:table-cell office:value-type="float" office:value="2099.61" calcext:value-type="float">
            <text:p>2099.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69.08" calcext:value-type="float">
            <text:p>4169.08</text:p>
          </table:table-cell>
          <table:table-cell office:value-type="float" office:value="64.4735" calcext:value-type="float">
            <text:p>64.4735</text:p>
          </table:table-cell>
          <table:table-cell office:value-type="float" office:value="3807.03" calcext:value-type="float">
            <text:p>3807.03</text:p>
          </table:table-cell>
          <table:table-cell office:value-type="float" office:value="4177.46" calcext:value-type="float">
            <text:p>4177.46</text:p>
          </table:table-cell>
          <table:table-cell office:value-type="float" office:value="4180.3" calcext:value-type="float">
            <text:p>4180.3</text:p>
          </table:table-cell>
          <table:table-cell office:value-type="float" office:value="4185.02" calcext:value-type="float">
            <text:p>4185.02</text:p>
          </table:table-cell>
          <table:table-cell office:value-type="float" office:value="4202.91" calcext:value-type="float">
            <text:p>4202.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0345732" calcext:value-type="float">
            <text:p>0.00345732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58" calcext:value-type="float">
            <text:p>0.0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0371982" calcext:value-type="float">
            <text:p>0.00371982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57" calcext:value-type="float">
            <text:p>0.0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0275497" calcext:value-type="float">
            <text:p>0.0027549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56" calcext:value-type="float">
            <text:p>0.0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00326429" calcext:value-type="float">
            <text:p>0.00326429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55" calcext:value-type="float">
            <text:p>0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194249" calcext:value-type="float">
            <text:p>0.0194249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24" calcext:value-type="float">
            <text:p>0.2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176476" calcext:value-type="float">
            <text:p>0.017647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6" calcext:value-type="float">
            <text:p>0.2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186244" calcext:value-type="float">
            <text:p>0.0186244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16" calcext:value-type="float">
            <text:p>0.2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173802" calcext:value-type="float">
            <text:p>0.017380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03" calcext:value-type="float">
            <text:p>0.2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175067" calcext:value-type="float">
            <text:p>0.017506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3" calcext:value-type="float">
            <text:p>0.2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111" calcext:value-type="float">
            <text:p>0.03111</text:p>
          </table:table-cell>
          <table:table-cell office:value-type="float" office:value="0.0174996" calcext:value-type="float">
            <text:p>0.017499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4" calcext:value-type="float">
            <text:p>0.20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173206" calcext:value-type="float">
            <text:p>0.0173206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02" calcext:value-type="float">
            <text:p>0.2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179006" calcext:value-type="float">
            <text:p>0.017900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9" calcext:value-type="float">
            <text:p>0.2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174083" calcext:value-type="float">
            <text:p>0.0174083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4" calcext:value-type="float">
            <text:p>0.20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174946" calcext:value-type="float">
            <text:p>0.017494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3" calcext:value-type="float">
            <text:p>0.2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143" calcext:value-type="float">
            <text:p>0.03143</text:p>
          </table:table-cell>
          <table:table-cell office:value-type="float" office:value="0.0173235" calcext:value-type="float">
            <text:p>0.0173235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202" calcext:value-type="float">
            <text:p>0.2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0192866" calcext:value-type="float">
            <text:p>0.019286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23" calcext:value-type="float">
            <text:p>0.22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108" calcext:value-type="float">
            <text:p>0.03108</text:p>
          </table:table-cell>
          <table:table-cell office:value-type="float" office:value="0.0172793" calcext:value-type="float">
            <text:p>0.0172793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1" calcext:value-type="float">
            <text:p>0.2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145" calcext:value-type="float">
            <text:p>0.03145</text:p>
          </table:table-cell>
          <table:table-cell office:value-type="float" office:value="0.0183632" calcext:value-type="float">
            <text:p>0.018363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1" calcext:value-type="float">
            <text:p>0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0.0178489" calcext:value-type="float">
            <text:p>0.0178489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07" calcext:value-type="float">
            <text:p>0.2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78927" calcext:value-type="float">
            <text:p>0.017892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7" calcext:value-type="float">
            <text:p>0.2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82632" calcext:value-type="float">
            <text:p>0.018263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211" calcext:value-type="float">
            <text:p>0.2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196344" calcext:value-type="float">
            <text:p>0.019634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225" calcext:value-type="float">
            <text:p>0.2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350114" calcext:value-type="float">
            <text:p>0.0350114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381" calcext:value-type="float">
            <text:p>0.3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223" calcext:value-type="float">
            <text:p>0.04223</text:p>
          </table:table-cell>
          <table:table-cell office:value-type="float" office:value="0.124521" calcext:value-type="float">
            <text:p>0.124521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281" calcext:value-type="float">
            <text:p>1.2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395492" calcext:value-type="float">
            <text:p>0.0395492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427" calcext:value-type="float">
            <text:p>0.4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0761577" calcext:value-type="float">
            <text:p>0.00076157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0680337" calcext:value-type="float">
            <text:p>0.0068033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72" calcext:value-type="float">
            <text:p>0.07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00558212" calcext:value-type="float">
            <text:p>0.000558212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00626977" calcext:value-type="float">
            <text:p>0.00062697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0315981" calcext:value-type="float">
            <text:p>0.0031598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0106184" calcext:value-type="float">
            <text:p>0.0010618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00658483" calcext:value-type="float">
            <text:p>0.00065848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401652" calcext:value-type="float">
            <text:p>0.0040165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590847" calcext:value-type="float">
            <text:p>0.00059084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0608194" calcext:value-type="float">
            <text:p>0.00060819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00672607" calcext:value-type="float">
            <text:p>0.00067260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383243" calcext:value-type="float">
            <text:p>0.0038324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00677052" calcext:value-type="float">
            <text:p>0.00067705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071239" calcext:value-type="float">
            <text:p>0.000712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594222" calcext:value-type="float">
            <text:p>0.00059422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0783837" calcext:value-type="float">
            <text:p>0.00078383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0734575" calcext:value-type="float">
            <text:p>0.00073457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72111" calcext:value-type="float">
            <text:p>0.000721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111081" calcext:value-type="float">
            <text:p>0.0011108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663325" calcext:value-type="float">
            <text:p>0.00066332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754387" calcext:value-type="float">
            <text:p>0.00075438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774597" calcext:value-type="float">
            <text:p>0.00077459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678528" calcext:value-type="float">
            <text:p>0.000678528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0684909" calcext:value-type="float">
            <text:p>0.00068490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0287012" calcext:value-type="float">
            <text:p>0.0028701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0.00343038" calcext:value-type="float">
            <text:p>0.00343038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8" calcext:value-type="float">
            <text:p>0.0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28" calcext:value-type="float">
            <text:p>0.03028</text:p>
          </table:table-cell>
          <table:table-cell office:value-type="float" office:value="0.00322205" calcext:value-type="float">
            <text:p>0.003222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7" calcext:value-type="float">
            <text:p>0.0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083" calcext:value-type="float">
            <text:p>0.03083</text:p>
          </table:table-cell>
          <table:table-cell office:value-type="float" office:value="0.00374981" calcext:value-type="float">
            <text:p>0.00374981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57" calcext:value-type="float">
            <text:p>0.0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00352448" calcext:value-type="float">
            <text:p>0.00352448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58" calcext:value-type="float">
            <text:p>0.0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0373438" calcext:value-type="float">
            <text:p>0.0037343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0375904" calcext:value-type="float">
            <text:p>0.00375904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0309469" calcext:value-type="float">
            <text:p>0.00309469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00346664" calcext:value-type="float">
            <text:p>0.00346664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0379593" calcext:value-type="float">
            <text:p>0.00379593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0384838" calcext:value-type="float">
            <text:p>0.00384838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0472339" calcext:value-type="float">
            <text:p>0.00472339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3" calcext:value-type="float">
            <text:p>0.0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0421597" calcext:value-type="float">
            <text:p>0.00421597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0493615" calcext:value-type="float">
            <text:p>0.00493615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0445748" calcext:value-type="float">
            <text:p>0.0044574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0405112" calcext:value-type="float">
            <text:p>0.00405112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0520434" calcext:value-type="float">
            <text:p>0.00520434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7" calcext:value-type="float">
            <text:p>0.0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38" calcext:value-type="float">
            <text:p>0.03038</text:p>
          </table:table-cell>
          <table:table-cell office:value-type="float" office:value="0.00398693" calcext:value-type="float">
            <text:p>0.00398693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0416388" calcext:value-type="float">
            <text:p>0.0041638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7" calcext:value-type="float">
            <text:p>0.0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495984" calcext:value-type="float">
            <text:p>0.0049598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8" calcext:value-type="float">
            <text:p>0.0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0.00431468" calcext:value-type="float">
            <text:p>0.0043146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0345339" calcext:value-type="float">
            <text:p>0.00345339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0425657" calcext:value-type="float">
            <text:p>0.00425657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6" calcext:value-type="float">
            <text:p>0.0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0350273" calcext:value-type="float">
            <text:p>0.00350273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00447075" calcext:value-type="float">
            <text:p>0.00447075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0480212" calcext:value-type="float">
            <text:p>0.00480212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6" calcext:value-type="float">
            <text:p>0.0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QF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9054565429687" calcext:value-type="float">
            <text:p>3.59054565429687</text:p>
          </table:table-cell>
          <table:table-cell office:value-type="float" office:value="1.21931981388277" calcext:value-type="float">
            <text:p>1.21931981388277</text:p>
          </table:table-cell>
          <table:table-cell office:value-type="float" office:value="2.99453735351562" calcext:value-type="float">
            <text:p>2.99453735351562</text:p>
          </table:table-cell>
          <table:table-cell office:value-type="float" office:value="3.33768129348755" calcext:value-type="float">
            <text:p>3.33768129348755</text:p>
          </table:table-cell>
          <table:table-cell office:value-type="float" office:value="3.46112251281738" calcext:value-type="float">
            <text:p>3.46112251281738</text:p>
          </table:table-cell>
          <table:table-cell office:value-type="float" office:value="3.56346368789673" calcext:value-type="float">
            <text:p>3.56346368789673</text:p>
          </table:table-cell>
          <table:table-cell office:value-type="float" office:value="15.4285430908203" calcext:value-type="float">
            <text:p>15.428543090820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0520486831665" calcext:value-type="float">
            <text:p>4.80520486831665</text:p>
          </table:table-cell>
          <table:table-cell office:value-type="float" office:value="0.403413098077973" calcext:value-type="float">
            <text:p>0.403413098077973</text:p>
          </table:table-cell>
          <table:table-cell office:value-type="float" office:value="4.31513786315918" calcext:value-type="float">
            <text:p>4.31513786315918</text:p>
          </table:table-cell>
          <table:table-cell office:value-type="float" office:value="4.57912683486939" calcext:value-type="float">
            <text:p>4.57912683486939</text:p>
          </table:table-cell>
          <table:table-cell office:value-type="float" office:value="4.68385219573975" calcext:value-type="float">
            <text:p>4.68385219573975</text:p>
          </table:table-cell>
          <table:table-cell office:value-type="float" office:value="4.87589836120606" calcext:value-type="float">
            <text:p>4.87589836120606</text:p>
          </table:table-cell>
          <table:table-cell office:value-type="float" office:value="6.15072250366211" calcext:value-type="float">
            <text:p>6.1507225036621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34836435317993" calcext:value-type="float">
            <text:p>6.34836435317993</text:p>
          </table:table-cell>
          <table:table-cell office:value-type="float" office:value="0.565514380698085" calcext:value-type="float">
            <text:p>0.565514380698085</text:p>
          </table:table-cell>
          <table:table-cell office:value-type="float" office:value="5.6147575378418" calcext:value-type="float">
            <text:p>5.6147575378418</text:p>
          </table:table-cell>
          <table:table-cell office:value-type="float" office:value="6.0274600982666" calcext:value-type="float">
            <text:p>6.0274600982666</text:p>
          </table:table-cell>
          <table:table-cell office:value-type="float" office:value="6.18231296539307" calcext:value-type="float">
            <text:p>6.18231296539307</text:p>
          </table:table-cell>
          <table:table-cell office:value-type="float" office:value="6.40445947647095" calcext:value-type="float">
            <text:p>6.40445947647095</text:p>
          </table:table-cell>
          <table:table-cell office:value-type="float" office:value="8.08811187744141" calcext:value-type="float">
            <text:p>8.0881118774414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653431892395" calcext:value-type="float">
            <text:p>7.7653431892395</text:p>
          </table:table-cell>
          <table:table-cell office:value-type="float" office:value="0.47521802920238" calcext:value-type="float">
            <text:p>0.47521802920238</text:p>
          </table:table-cell>
          <table:table-cell office:value-type="float" office:value="7.27319717407227" calcext:value-type="float">
            <text:p>7.27319717407227</text:p>
          </table:table-cell>
          <table:table-cell office:value-type="float" office:value="7.39884376525879" calcext:value-type="float">
            <text:p>7.39884376525879</text:p>
          </table:table-cell>
          <table:table-cell office:value-type="float" office:value="7.73274898529053" calcext:value-type="float">
            <text:p>7.73274898529053</text:p>
          </table:table-cell>
          <table:table-cell office:value-type="float" office:value="7.86888599395752" calcext:value-type="float">
            <text:p>7.86888599395752</text:p>
          </table:table-cell>
          <table:table-cell office:value-type="float" office:value="10.0874900817871" calcext:value-type="float">
            <text:p>10.087490081787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8514671325684" calcext:value-type="float">
            <text:p>9.78514671325684</text:p>
          </table:table-cell>
          <table:table-cell office:value-type="float" office:value="0.593581541064864" calcext:value-type="float">
            <text:p>0.593581541064864</text:p>
          </table:table-cell>
          <table:table-cell office:value-type="float" office:value="9.20391082763672" calcext:value-type="float">
            <text:p>9.20391082763672</text:p>
          </table:table-cell>
          <table:table-cell office:value-type="float" office:value="9.51904058456421" calcext:value-type="float">
            <text:p>9.51904058456421</text:p>
          </table:table-cell>
          <table:table-cell office:value-type="float" office:value="9.71043109893799" calcext:value-type="float">
            <text:p>9.71043109893799</text:p>
          </table:table-cell>
          <table:table-cell office:value-type="float" office:value="9.89079475402832" calcext:value-type="float">
            <text:p>9.89079475402832</text:p>
          </table:table-cell>
          <table:table-cell office:value-type="float" office:value="13.0784511566162" calcext:value-type="float">
            <text:p>13.0784511566162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0718550682068" calcext:value-type="float">
            <text:p>12.0718550682068</text:p>
          </table:table-cell>
          <table:table-cell office:value-type="float" office:value="0.808072768155835" calcext:value-type="float">
            <text:p>0.808072768155835</text:p>
          </table:table-cell>
          <table:table-cell office:value-type="float" office:value="11.3990306854248" calcext:value-type="float">
            <text:p>11.3990306854248</text:p>
          </table:table-cell>
          <table:table-cell office:value-type="float" office:value="11.738657951355" calcext:value-type="float">
            <text:p>11.738657951355</text:p>
          </table:table-cell>
          <table:table-cell office:value-type="float" office:value="11.8229389190674" calcext:value-type="float">
            <text:p>11.8229389190674</text:p>
          </table:table-cell>
          <table:table-cell office:value-type="float" office:value="12.2566819190979" calcext:value-type="float">
            <text:p>12.2566819190979</text:p>
          </table:table-cell>
          <table:table-cell office:value-type="float" office:value="16.2491798400879" calcext:value-type="float">
            <text:p>16.2491798400879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8819422721863" calcext:value-type="float">
            <text:p>14.8819422721863</text:p>
          </table:table-cell>
          <table:table-cell office:value-type="float" office:value="1.42231023096983" calcext:value-type="float">
            <text:p>1.42231023096983</text:p>
          </table:table-cell>
          <table:table-cell office:value-type="float" office:value="13.8175487518311" calcext:value-type="float">
            <text:p>13.8175487518311</text:p>
          </table:table-cell>
          <table:table-cell office:value-type="float" office:value="14.1826868057251" calcext:value-type="float">
            <text:p>14.1826868057251</text:p>
          </table:table-cell>
          <table:table-cell office:value-type="float" office:value="14.2779350280762" calcext:value-type="float">
            <text:p>14.2779350280762</text:p>
          </table:table-cell>
          <table:table-cell office:value-type="float" office:value="14.9568319320679" calcext:value-type="float">
            <text:p>14.9568319320679</text:p>
          </table:table-cell>
          <table:table-cell office:value-type="float" office:value="19.3116664886475" calcext:value-type="float">
            <text:p>19.3116664886475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482677459717" calcext:value-type="float">
            <text:p>17.6482677459717</text:p>
          </table:table-cell>
          <table:table-cell office:value-type="float" office:value="1.75307575611829" calcext:value-type="float">
            <text:p>1.75307575611829</text:p>
          </table:table-cell>
          <table:table-cell office:value-type="float" office:value="16.5562629699707" calcext:value-type="float">
            <text:p>16.5562629699707</text:p>
          </table:table-cell>
          <table:table-cell office:value-type="float" office:value="16.9281959533691" calcext:value-type="float">
            <text:p>16.9281959533691</text:p>
          </table:table-cell>
          <table:table-cell office:value-type="float" office:value="17.0379877090454" calcext:value-type="float">
            <text:p>17.0379877090454</text:p>
          </table:table-cell>
          <table:table-cell office:value-type="float" office:value="17.6204442977905" calcext:value-type="float">
            <text:p>17.6204442977905</text:p>
          </table:table-cell>
          <table:table-cell office:value-type="float" office:value="24.2075920104981" calcext:value-type="float">
            <text:p>24.207592010498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2201175689697" calcext:value-type="float">
            <text:p>20.2201175689697</text:p>
          </table:table-cell>
          <table:table-cell office:value-type="float" office:value="0.783265699582279" calcext:value-type="float">
            <text:p>0.783265699582279</text:p>
          </table:table-cell>
          <table:table-cell office:value-type="float" office:value="19.5629596710205" calcext:value-type="float">
            <text:p>19.5629596710205</text:p>
          </table:table-cell>
          <table:table-cell office:value-type="float" office:value="19.9443101882935" calcext:value-type="float">
            <text:p>19.9443101882935</text:p>
          </table:table-cell>
          <table:table-cell office:value-type="float" office:value="20.0157165527344" calcext:value-type="float">
            <text:p>20.0157165527344</text:p>
          </table:table-cell>
          <table:table-cell office:value-type="float" office:value="20.111083984375" calcext:value-type="float">
            <text:p>20.111083984375</text:p>
          </table:table-cell>
          <table:table-cell office:value-type="float" office:value="26.7913341522217" calcext:value-type="float">
            <text:p>26.791334152221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5025358200073" calcext:value-type="float">
            <text:p>23.5025358200073</text:p>
          </table:table-cell>
          <table:table-cell office:value-type="float" office:value="0.558968654821677" calcext:value-type="float">
            <text:p>0.558968654821677</text:p>
          </table:table-cell>
          <table:table-cell office:value-type="float" office:value="22.8457450866699" calcext:value-type="float">
            <text:p>22.8457450866699</text:p>
          </table:table-cell>
          <table:table-cell office:value-type="float" office:value="23.1504440307617" calcext:value-type="float">
            <text:p>23.1504440307617</text:p>
          </table:table-cell>
          <table:table-cell office:value-type="float" office:value="23.257851600647" calcext:value-type="float">
            <text:p>23.257851600647</text:p>
          </table:table-cell>
          <table:table-cell office:value-type="float" office:value="23.7360000610352" calcext:value-type="float">
            <text:p>23.7360000610352</text:p>
          </table:table-cell>
          <table:table-cell office:value-type="float" office:value="24.6176719665527" calcext:value-type="float">
            <text:p>24.617671966552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7101254463196" calcext:value-type="float">
            <text:p>27.7101254463196</text:p>
          </table:table-cell>
          <table:table-cell office:value-type="float" office:value="2.25995273806533" calcext:value-type="float">
            <text:p>2.25995273806533</text:p>
          </table:table-cell>
          <table:table-cell office:value-type="float" office:value="26.3638496398926" calcext:value-type="float">
            <text:p>26.3638496398926</text:p>
          </table:table-cell>
          <table:table-cell office:value-type="float" office:value="26.6569852828979" calcext:value-type="float">
            <text:p>26.6569852828979</text:p>
          </table:table-cell>
          <table:table-cell office:value-type="float" office:value="26.7720222473145" calcext:value-type="float">
            <text:p>26.7720222473145</text:p>
          </table:table-cell>
          <table:table-cell office:value-type="float" office:value="28.0309915542603" calcext:value-type="float">
            <text:p>28.0309915542603</text:p>
          </table:table-cell>
          <table:table-cell office:value-type="float" office:value="35.7887744903564" calcext:value-type="float">
            <text:p>35.788774490356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3296365737915" calcext:value-type="float">
            <text:p>31.3296365737915</text:p>
          </table:table-cell>
          <table:table-cell office:value-type="float" office:value="2.11481597342471" calcext:value-type="float">
            <text:p>2.11481597342471</text:p>
          </table:table-cell>
          <table:table-cell office:value-type="float" office:value="30.0178527832031" calcext:value-type="float">
            <text:p>30.0178527832031</text:p>
          </table:table-cell>
          <table:table-cell office:value-type="float" office:value="30.3869247436523" calcext:value-type="float">
            <text:p>30.3869247436523</text:p>
          </table:table-cell>
          <table:table-cell office:value-type="float" office:value="30.5041074752808" calcext:value-type="float">
            <text:p>30.5041074752808</text:p>
          </table:table-cell>
          <table:table-cell office:value-type="float" office:value="30.8168530464172" calcext:value-type="float">
            <text:p>30.8168530464172</text:p>
          </table:table-cell>
          <table:table-cell office:value-type="float" office:value="39.6265983581543" calcext:value-type="float">
            <text:p>39.626598358154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2585911750793" calcext:value-type="float">
            <text:p>35.2585911750793</text:p>
          </table:table-cell>
          <table:table-cell office:value-type="float" office:value="1.6628393169615" calcext:value-type="float">
            <text:p>1.6628393169615</text:p>
          </table:table-cell>
          <table:table-cell office:value-type="float" office:value="34.1641902923584" calcext:value-type="float">
            <text:p>34.1641902923584</text:p>
          </table:table-cell>
          <table:table-cell office:value-type="float" office:value="34.4524383544922" calcext:value-type="float">
            <text:p>34.4524383544922</text:p>
          </table:table-cell>
          <table:table-cell office:value-type="float" office:value="34.6097946166992" calcext:value-type="float">
            <text:p>34.6097946166992</text:p>
          </table:table-cell>
          <table:table-cell office:value-type="float" office:value="36.201536655426" calcext:value-type="float">
            <text:p>36.201536655426</text:p>
          </table:table-cell>
          <table:table-cell office:value-type="float" office:value="43.1857109069824" calcext:value-type="float">
            <text:p>43.185710906982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.4415473937988" calcext:value-type="float">
            <text:p>39.4415473937988</text:p>
          </table:table-cell>
          <table:table-cell office:value-type="float" office:value="1.00984627515601" calcext:value-type="float">
            <text:p>1.00984627515601</text:p>
          </table:table-cell>
          <table:table-cell office:value-type="float" office:value="38.36989402771" calcext:value-type="float">
            <text:p>38.36989402771</text:p>
          </table:table-cell>
          <table:table-cell office:value-type="float" office:value="38.6970639228821" calcext:value-type="float">
            <text:p>38.6970639228821</text:p>
          </table:table-cell>
          <table:table-cell office:value-type="float" office:value="38.8929843902588" calcext:value-type="float">
            <text:p>38.8929843902588</text:p>
          </table:table-cell>
          <table:table-cell office:value-type="float" office:value="40.7706499099731" calcext:value-type="float">
            <text:p>40.7706499099731</text:p>
          </table:table-cell>
          <table:table-cell office:value-type="float" office:value="41.1241054534912" calcext:value-type="float">
            <text:p>41.1241054534912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.4333386421204" calcext:value-type="float">
            <text:p>44.4333386421204</text:p>
          </table:table-cell>
          <table:table-cell office:value-type="float" office:value="1.06195505228508" calcext:value-type="float">
            <text:p>1.06195505228508</text:p>
          </table:table-cell>
          <table:table-cell office:value-type="float" office:value="43.4989929199219" calcext:value-type="float">
            <text:p>43.4989929199219</text:p>
          </table:table-cell>
          <table:table-cell office:value-type="float" office:value="43.7434911727905" calcext:value-type="float">
            <text:p>43.7434911727905</text:p>
          </table:table-cell>
          <table:table-cell office:value-type="float" office:value="43.9232587814331" calcext:value-type="float">
            <text:p>43.9232587814331</text:p>
          </table:table-cell>
          <table:table-cell office:value-type="float" office:value="44.2860722541809" calcext:value-type="float">
            <text:p>44.2860722541809</text:p>
          </table:table-cell>
          <table:table-cell office:value-type="float" office:value="46.6506481170654" calcext:value-type="float">
            <text:p>46.650648117065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.8942446708679" calcext:value-type="float">
            <text:p>49.8942446708679</text:p>
          </table:table-cell>
          <table:table-cell office:value-type="float" office:value="1.74290596314388" calcext:value-type="float">
            <text:p>1.74290596314388</text:p>
          </table:table-cell>
          <table:table-cell office:value-type="float" office:value="48.2082366943359" calcext:value-type="float">
            <text:p>48.2082366943359</text:p>
          </table:table-cell>
          <table:table-cell office:value-type="float" office:value="48.8559007644653" calcext:value-type="float">
            <text:p>48.8559007644653</text:p>
          </table:table-cell>
          <table:table-cell office:value-type="float" office:value="49.0586757659912" calcext:value-type="float">
            <text:p>49.0586757659912</text:p>
          </table:table-cell>
          <table:table-cell office:value-type="float" office:value="51.3352155685425" calcext:value-type="float">
            <text:p>51.3352155685425</text:p>
          </table:table-cell>
          <table:table-cell office:value-type="float" office:value="60.5666637420654" calcext:value-type="float">
            <text:p>60.566663742065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.5025124549866" calcext:value-type="float">
            <text:p>55.5025124549866</text:p>
          </table:table-cell>
          <table:table-cell office:value-type="float" office:value="1.38065931291047" calcext:value-type="float">
            <text:p>1.38065931291047</text:p>
          </table:table-cell>
          <table:table-cell office:value-type="float" office:value="54.0792942047119" calcext:value-type="float">
            <text:p>54.0792942047119</text:p>
          </table:table-cell>
          <table:table-cell office:value-type="float" office:value="54.5448064804077" calcext:value-type="float">
            <text:p>54.5448064804077</text:p>
          </table:table-cell>
          <table:table-cell office:value-type="float" office:value="54.8495054244995" calcext:value-type="float">
            <text:p>54.8495054244995</text:p>
          </table:table-cell>
          <table:table-cell office:value-type="float" office:value="57.451069355011" calcext:value-type="float">
            <text:p>57.451069355011</text:p>
          </table:table-cell>
          <table:table-cell office:value-type="float" office:value="58.2454204559326" calcext:value-type="float">
            <text:p>58.2454204559326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.415041923523" calcext:value-type="float">
            <text:p>62.415041923523</text:p>
          </table:table-cell>
          <table:table-cell office:value-type="float" office:value="1.37778608964126" calcext:value-type="float">
            <text:p>1.37778608964126</text:p>
          </table:table-cell>
          <table:table-cell office:value-type="float" office:value="60.8000755310059" calcext:value-type="float">
            <text:p>60.8000755310059</text:p>
          </table:table-cell>
          <table:table-cell office:value-type="float" office:value="61.5725517272949" calcext:value-type="float">
            <text:p>61.5725517272949</text:p>
          </table:table-cell>
          <table:table-cell office:value-type="float" office:value="61.8619918823242" calcext:value-type="float">
            <text:p>61.8619918823242</text:p>
          </table:table-cell>
          <table:table-cell office:value-type="float" office:value="62.5151991844177" calcext:value-type="float">
            <text:p>62.5151991844177</text:p>
          </table:table-cell>
          <table:table-cell office:value-type="float" office:value="65.5510425567627" calcext:value-type="float">
            <text:p>65.551042556762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5612382888794" calcext:value-type="float">
            <text:p>74.5612382888794</text:p>
          </table:table-cell>
          <table:table-cell office:value-type="float" office:value="1.32931229950014" calcext:value-type="float">
            <text:p>1.32931229950014</text:p>
          </table:table-cell>
          <table:table-cell office:value-type="float" office:value="72.5588798522949" calcext:value-type="float">
            <text:p>72.5588798522949</text:p>
          </table:table-cell>
          <table:table-cell office:value-type="float" office:value="73.8856196403503" calcext:value-type="float">
            <text:p>73.8856196403503</text:p>
          </table:table-cell>
          <table:table-cell office:value-type="float" office:value="74.1951465606689" calcext:value-type="float">
            <text:p>74.1951465606689</text:p>
          </table:table-cell>
          <table:table-cell office:value-type="float" office:value="74.6166110038758" calcext:value-type="float">
            <text:p>74.6166110038758</text:p>
          </table:table-cell>
          <table:table-cell office:value-type="float" office:value="78.6588191986084" calcext:value-type="float">
            <text:p>78.658819198608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.8242058753967" calcext:value-type="float">
            <text:p>90.8242058753967</text:p>
          </table:table-cell>
          <table:table-cell office:value-type="float" office:value="1.87223179254947" calcext:value-type="float">
            <text:p>1.87223179254947</text:p>
          </table:table-cell>
          <table:table-cell office:value-type="float" office:value="89.0083312988281" calcext:value-type="float">
            <text:p>89.0083312988281</text:p>
          </table:table-cell>
          <table:table-cell office:value-type="float" office:value="89.5705223083496" calcext:value-type="float">
            <text:p>89.5705223083496</text:p>
          </table:table-cell>
          <table:table-cell office:value-type="float" office:value="89.8845195770264" calcext:value-type="float">
            <text:p>89.8845195770264</text:p>
          </table:table-cell>
          <table:table-cell office:value-type="float" office:value="93.2945609092713" calcext:value-type="float">
            <text:p>93.2945609092713</text:p>
          </table:table-cell>
          <table:table-cell office:value-type="float" office:value="95.7539081573487" calcext:value-type="float">
            <text:p>95.753908157348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421624183655" calcext:value-type="float">
            <text:p>120.421624183655</text:p>
          </table:table-cell>
          <table:table-cell office:value-type="float" office:value="0.581895925770595" calcext:value-type="float">
            <text:p>0.581895925770595</text:p>
          </table:table-cell>
          <table:table-cell office:value-type="float" office:value="119.537830352783" calcext:value-type="float">
            <text:p>119.537830352783</text:p>
          </table:table-cell>
          <table:table-cell office:value-type="float" office:value="119.907021522522" calcext:value-type="float">
            <text:p>119.907021522522</text:p>
          </table:table-cell>
          <table:table-cell office:value-type="float" office:value="120.265126228333" calcext:value-type="float">
            <text:p>120.265126228333</text:p>
          </table:table-cell>
          <table:table-cell office:value-type="float" office:value="121.034204959869" calcext:value-type="float">
            <text:p>121.034204959869</text:p>
          </table:table-cell>
          <table:table-cell office:value-type="float" office:value="121.813535690308" calcext:value-type="float">
            <text:p>121.813535690308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.935472011566" calcext:value-type="float">
            <text:p>249.935472011566</text:p>
          </table:table-cell>
          <table:table-cell office:value-type="float" office:value="1.08625272311058" calcext:value-type="float">
            <text:p>1.08625272311058</text:p>
          </table:table-cell>
          <table:table-cell office:value-type="float" office:value="248.622894287109" calcext:value-type="float">
            <text:p>248.622894287109</text:p>
          </table:table-cell>
          <table:table-cell office:value-type="float" office:value="249.234557151794" calcext:value-type="float">
            <text:p>249.234557151794</text:p>
          </table:table-cell>
          <table:table-cell office:value-type="float" office:value="249.529242515564" calcext:value-type="float">
            <text:p>249.529242515564</text:p>
          </table:table-cell>
          <table:table-cell office:value-type="float" office:value="250.524699687958" calcext:value-type="float">
            <text:p>250.524699687958</text:p>
          </table:table-cell>
          <table:table-cell office:value-type="float" office:value="253.29327583313" calcext:value-type="float">
            <text:p>253.2932758331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4.945123195648" calcext:value-type="float">
            <text:p>524.945123195648</text:p>
          </table:table-cell>
          <table:table-cell office:value-type="float" office:value="4.91278133765661" calcext:value-type="float">
            <text:p>4.91278133765661</text:p>
          </table:table-cell>
          <table:table-cell office:value-type="float" office:value="520.328998565674" calcext:value-type="float">
            <text:p>520.328998565674</text:p>
          </table:table-cell>
          <table:table-cell office:value-type="float" office:value="523.224353790283" calcext:value-type="float">
            <text:p>523.224353790283</text:p>
          </table:table-cell>
          <table:table-cell office:value-type="float" office:value="524.229645729065" calcext:value-type="float">
            <text:p>524.229645729065</text:p>
          </table:table-cell>
          <table:table-cell office:value-type="float" office:value="526.203751564026" calcext:value-type="float">
            <text:p>526.203751564026</text:p>
          </table:table-cell>
          <table:table-cell office:value-type="float" office:value="568.486928939819" calcext:value-type="float">
            <text:p>568.486928939819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9.15844202042" calcext:value-type="float">
            <text:p>1099.15844202042</text:p>
          </table:table-cell>
          <table:table-cell office:value-type="float" office:value="2.92690829335147" calcext:value-type="float">
            <text:p>2.92690829335147</text:p>
          </table:table-cell>
          <table:table-cell office:value-type="float" office:value="1090.66009521484" calcext:value-type="float">
            <text:p>1090.66009521484</text:p>
          </table:table-cell>
          <table:table-cell office:value-type="float" office:value="1097.37497568131" calcext:value-type="float">
            <text:p>1097.37497568131</text:p>
          </table:table-cell>
          <table:table-cell office:value-type="float" office:value="1100.00157356262" calcext:value-type="float">
            <text:p>1100.00157356262</text:p>
          </table:table-cell>
          <table:table-cell office:value-type="float" office:value="1101.12994909287" calcext:value-type="float">
            <text:p>1101.12994909287</text:p>
          </table:table-cell>
          <table:table-cell office:value-type="float" office:value="1109.93099212646" calcext:value-type="float">
            <text:p>1109.93099212646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04.386947155" calcext:value-type="float">
            <text:p>2304.386947155</text:p>
          </table:table-cell>
          <table:table-cell office:value-type="float" office:value="5.24766623490114" calcext:value-type="float">
            <text:p>5.24766623490114</text:p>
          </table:table-cell>
          <table:table-cell office:value-type="float" office:value="2292.0138835907" calcext:value-type="float">
            <text:p>2292.0138835907</text:p>
          </table:table-cell>
          <table:table-cell office:value-type="float" office:value="2301.02926492691" calcext:value-type="float">
            <text:p>2301.02926492691</text:p>
          </table:table-cell>
          <table:table-cell office:value-type="float" office:value="2306.36823177338" calcext:value-type="float">
            <text:p>2306.36823177338</text:p>
          </table:table-cell>
          <table:table-cell office:value-type="float" office:value="2308.16340446472" calcext:value-type="float">
            <text:p>2308.16340446472</text:p>
          </table:table-cell>
          <table:table-cell office:value-type="float" office:value="2311.76710128784" calcext:value-type="float">
            <text:p>2311.7671012878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997923374176" calcext:value-type="float">
            <text:p>44.997923374176</text:p>
          </table:table-cell>
          <table:table-cell office:value-type="float" office:value="16.8310590292179" calcext:value-type="float">
            <text:p>16.8310590292179</text:p>
          </table:table-cell>
          <table:table-cell office:value-type="float" office:value="2.99501419067383" calcext:value-type="float">
            <text:p>2.99501419067383</text:p>
          </table:table-cell>
          <table:table-cell office:value-type="float" office:value="47.0282435417175" calcext:value-type="float">
            <text:p>47.0282435417175</text:p>
          </table:table-cell>
          <table:table-cell office:value-type="float" office:value="50.972580909729" calcext:value-type="float">
            <text:p>50.972580909729</text:p>
          </table:table-cell>
          <table:table-cell office:value-type="float" office:value="55.8043122291565" calcext:value-type="float">
            <text:p>55.8043122291565</text:p>
          </table:table-cell>
          <table:table-cell office:value-type="float" office:value="58.8505268096924" calcext:value-type="float">
            <text:p>58.850526809692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2544474601746" calcext:value-type="float">
            <text:p>40.2544474601746</text:p>
          </table:table-cell>
          <table:table-cell office:value-type="float" office:value="22.0535515940549" calcext:value-type="float">
            <text:p>22.0535515940549</text:p>
          </table:table-cell>
          <table:table-cell office:value-type="float" office:value="3.98159027099609" calcext:value-type="float">
            <text:p>3.98159027099609</text:p>
          </table:table-cell>
          <table:table-cell office:value-type="float" office:value="32.0050716400147" calcext:value-type="float">
            <text:p>32.0050716400147</text:p>
          </table:table-cell>
          <table:table-cell office:value-type="float" office:value="34.6174240112305" calcext:value-type="float">
            <text:p>34.6174240112305</text:p>
          </table:table-cell>
          <table:table-cell office:value-type="float" office:value="39.7495627403259" calcext:value-type="float">
            <text:p>39.7495627403259</text:p>
          </table:table-cell>
          <table:table-cell office:value-type="float" office:value="88.1304740905762" calcext:value-type="float">
            <text:p>88.1304740905762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3382668495178" calcext:value-type="float">
            <text:p>24.3382668495178</text:p>
          </table:table-cell>
          <table:table-cell office:value-type="float" office:value="23.5281810963765" calcext:value-type="float">
            <text:p>23.5281810963765</text:p>
          </table:table-cell>
          <table:table-cell office:value-type="float" office:value="12.5293731689453" calcext:value-type="float">
            <text:p>12.5293731689453</text:p>
          </table:table-cell>
          <table:table-cell office:value-type="float" office:value="17.9131031036377" calcext:value-type="float">
            <text:p>17.9131031036377</text:p>
          </table:table-cell>
          <table:table-cell office:value-type="float" office:value="18.3240175247192" calcext:value-type="float">
            <text:p>18.3240175247192</text:p>
          </table:table-cell>
          <table:table-cell office:value-type="float" office:value="19.6552872657776" calcext:value-type="float">
            <text:p>19.6552872657776</text:p>
          </table:table-cell>
          <table:table-cell office:value-type="float" office:value="117.087125778198" calcext:value-type="float">
            <text:p>117.087125778198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.998902797699" calcext:value-type="float">
            <text:p>47.998902797699</text:p>
          </table:table-cell>
          <table:table-cell office:value-type="float" office:value="52.0433032197804" calcext:value-type="float">
            <text:p>52.0433032197804</text:p>
          </table:table-cell>
          <table:table-cell office:value-type="float" office:value="3.89814376831055" calcext:value-type="float">
            <text:p>3.89814376831055</text:p>
          </table:table-cell>
          <table:table-cell office:value-type="float" office:value="4.60749864578247" calcext:value-type="float">
            <text:p>4.60749864578247</text:p>
          </table:table-cell>
          <table:table-cell office:value-type="float" office:value="11.0799074172974" calcext:value-type="float">
            <text:p>11.0799074172974</text:p>
          </table:table-cell>
          <table:table-cell office:value-type="float" office:value="114.706575870514" calcext:value-type="float">
            <text:p>114.706575870514</text:p>
          </table:table-cell>
          <table:table-cell office:value-type="float" office:value="138.033628463745" calcext:value-type="float">
            <text:p>138.033628463745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.9162149429321" calcext:value-type="float">
            <text:p>49.9162149429321</text:p>
          </table:table-cell>
          <table:table-cell office:value-type="float" office:value="50.2882844254445" calcext:value-type="float">
            <text:p>50.2882844254445</text:p>
          </table:table-cell>
          <table:table-cell office:value-type="float" office:value="5.49745559692383" calcext:value-type="float">
            <text:p>5.49745559692383</text:p>
          </table:table-cell>
          <table:table-cell office:value-type="float" office:value="6.34068250656128" calcext:value-type="float">
            <text:p>6.34068250656128</text:p>
          </table:table-cell>
          <table:table-cell office:value-type="float" office:value="10.0610256195068" calcext:value-type="float">
            <text:p>10.0610256195068</text:p>
          </table:table-cell>
          <table:table-cell office:value-type="float" office:value="113.017916679382" calcext:value-type="float">
            <text:p>113.017916679382</text:p>
          </table:table-cell>
          <table:table-cell office:value-type="float" office:value="116.614103317261" calcext:value-type="float">
            <text:p>116.61410331726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9551572799683" calcext:value-type="float">
            <text:p>20.9551572799683</text:p>
          </table:table-cell>
          <table:table-cell office:value-type="float" office:value="28.8890497046007" calcext:value-type="float">
            <text:p>28.8890497046007</text:p>
          </table:table-cell>
          <table:table-cell office:value-type="float" office:value="5.76615333557129" calcext:value-type="float">
            <text:p>5.76615333557129</text:p>
          </table:table-cell>
          <table:table-cell office:value-type="float" office:value="9.3880295753479" calcext:value-type="float">
            <text:p>9.3880295753479</text:p>
          </table:table-cell>
          <table:table-cell office:value-type="float" office:value="9.44030284881592" calcext:value-type="float">
            <text:p>9.44030284881592</text:p>
          </table:table-cell>
          <table:table-cell office:value-type="float" office:value="9.70935821533203" calcext:value-type="float">
            <text:p>9.70935821533203</text:p>
          </table:table-cell>
          <table:table-cell office:value-type="float" office:value="114.992618560791" calcext:value-type="float">
            <text:p>114.99261856079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4463286399841" calcext:value-type="float">
            <text:p>48.4463286399841</text:p>
          </table:table-cell>
          <table:table-cell office:value-type="float" office:value="44.5856811849985" calcext:value-type="float">
            <text:p>44.5856811849985</text:p>
          </table:table-cell>
          <table:table-cell office:value-type="float" office:value="9.80949401855469" calcext:value-type="float">
            <text:p>9.80949401855469</text:p>
          </table:table-cell>
          <table:table-cell office:value-type="float" office:value="10.5882287025452" calcext:value-type="float">
            <text:p>10.5882287025452</text:p>
          </table:table-cell>
          <table:table-cell office:value-type="float" office:value="12.8095149993896" calcext:value-type="float">
            <text:p>12.8095149993896</text:p>
          </table:table-cell>
          <table:table-cell office:value-type="float" office:value="105.403661727905" calcext:value-type="float">
            <text:p>105.403661727905</text:p>
          </table:table-cell>
          <table:table-cell office:value-type="float" office:value="112.373113632202" calcext:value-type="float">
            <text:p>112.373113632202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507878780365" calcext:value-type="float">
            <text:p>28.507878780365</text:p>
          </table:table-cell>
          <table:table-cell office:value-type="float" office:value="30.601184636777" calcext:value-type="float">
            <text:p>30.601184636777</text:p>
          </table:table-cell>
          <table:table-cell office:value-type="float" office:value="10.5130672454834" calcext:value-type="float">
            <text:p>10.5130672454834</text:p>
          </table:table-cell>
          <table:table-cell office:value-type="float" office:value="11.9112730026245" calcext:value-type="float">
            <text:p>11.9112730026245</text:p>
          </table:table-cell>
          <table:table-cell office:value-type="float" office:value="12.3032331466675" calcext:value-type="float">
            <text:p>12.3032331466675</text:p>
          </table:table-cell>
          <table:table-cell office:value-type="float" office:value="20.205557346344" calcext:value-type="float">
            <text:p>20.205557346344</text:p>
          </table:table-cell>
          <table:table-cell office:value-type="float" office:value="109.102487564087" calcext:value-type="float">
            <text:p>109.102487564087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2076253890991" calcext:value-type="float">
            <text:p>19.2076253890991</text:p>
          </table:table-cell>
          <table:table-cell office:value-type="float" office:value="19.0474844354072" calcext:value-type="float">
            <text:p>19.0474844354072</text:p>
          </table:table-cell>
          <table:table-cell office:value-type="float" office:value="10.7133388519287" calcext:value-type="float">
            <text:p>10.7133388519287</text:p>
          </table:table-cell>
          <table:table-cell office:value-type="float" office:value="13.3769512176514" calcext:value-type="float">
            <text:p>13.3769512176514</text:p>
          </table:table-cell>
          <table:table-cell office:value-type="float" office:value="13.4298801422119" calcext:value-type="float">
            <text:p>13.4298801422119</text:p>
          </table:table-cell>
          <table:table-cell office:value-type="float" office:value="14.1251087188721" calcext:value-type="float">
            <text:p>14.1251087188721</text:p>
          </table:table-cell>
          <table:table-cell office:value-type="float" office:value="107.606172561646" calcext:value-type="float">
            <text:p>107.606172561646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3542714118958" calcext:value-type="float">
            <text:p>22.3542714118958</text:p>
          </table:table-cell>
          <table:table-cell office:value-type="float" office:value="20.4268527328737" calcext:value-type="float">
            <text:p>20.4268527328737</text:p>
          </table:table-cell>
          <table:table-cell office:value-type="float" office:value="11.1804008483887" calcext:value-type="float">
            <text:p>11.1804008483887</text:p>
          </table:table-cell>
          <table:table-cell office:value-type="float" office:value="15.1294469833374" calcext:value-type="float">
            <text:p>15.1294469833374</text:p>
          </table:table-cell>
          <table:table-cell office:value-type="float" office:value="15.2533054351807" calcext:value-type="float">
            <text:p>15.2533054351807</text:p>
          </table:table-cell>
          <table:table-cell office:value-type="float" office:value="17.0378684997559" calcext:value-type="float">
            <text:p>17.0378684997559</text:p>
          </table:table-cell>
          <table:table-cell office:value-type="float" office:value="106.927871704102" calcext:value-type="float">
            <text:p>106.927871704102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9494953155518" calcext:value-type="float">
            <text:p>22.9494953155518</text:p>
          </table:table-cell>
          <table:table-cell office:value-type="float" office:value="17.3051109353201" calcext:value-type="float">
            <text:p>17.3051109353201</text:p>
          </table:table-cell>
          <table:table-cell office:value-type="float" office:value="17.080545425415" calcext:value-type="float">
            <text:p>17.080545425415</text:p>
          </table:table-cell>
          <table:table-cell office:value-type="float" office:value="17.2433257102966" calcext:value-type="float">
            <text:p>17.2433257102966</text:p>
          </table:table-cell>
          <table:table-cell office:value-type="float" office:value="17.3745155334473" calcext:value-type="float">
            <text:p>17.3745155334473</text:p>
          </table:table-cell>
          <table:table-cell office:value-type="float" office:value="18.3789730072022" calcext:value-type="float">
            <text:p>18.3789730072022</text:p>
          </table:table-cell>
          <table:table-cell office:value-type="float" office:value="92.2341346740723" calcext:value-type="float">
            <text:p>92.2341346740723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3180356025696" calcext:value-type="float">
            <text:p>28.3180356025696</text:p>
          </table:table-cell>
          <table:table-cell office:value-type="float" office:value="20.0413890168843" calcext:value-type="float">
            <text:p>20.0413890168843</text:p>
          </table:table-cell>
          <table:table-cell office:value-type="float" office:value="17.3747539520264" calcext:value-type="float">
            <text:p>17.3747539520264</text:p>
          </table:table-cell>
          <table:table-cell office:value-type="float" office:value="20.006537437439" calcext:value-type="float">
            <text:p>20.006537437439</text:p>
          </table:table-cell>
          <table:table-cell office:value-type="float" office:value="20.1740264892578" calcext:value-type="float">
            <text:p>20.1740264892578</text:p>
          </table:table-cell>
          <table:table-cell office:value-type="float" office:value="22.1041440963745" calcext:value-type="float">
            <text:p>22.1041440963745</text:p>
          </table:table-cell>
          <table:table-cell office:value-type="float" office:value="112.555980682373" calcext:value-type="float">
            <text:p>112.555980682373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6317467689514" calcext:value-type="float">
            <text:p>28.6317467689514</text:p>
          </table:table-cell>
          <table:table-cell office:value-type="float" office:value="12.326765723476" calcext:value-type="float">
            <text:p>12.326765723476</text:p>
          </table:table-cell>
          <table:table-cell office:value-type="float" office:value="23.8492488861084" calcext:value-type="float">
            <text:p>23.8492488861084</text:p>
          </table:table-cell>
          <table:table-cell office:value-type="float" office:value="23.9969491958618" calcext:value-type="float">
            <text:p>23.9969491958618</text:p>
          </table:table-cell>
          <table:table-cell office:value-type="float" office:value="24.1683721542358" calcext:value-type="float">
            <text:p>24.1683721542358</text:p>
          </table:table-cell>
          <table:table-cell office:value-type="float" office:value="25.4993438720703" calcext:value-type="float">
            <text:p>25.4993438720703</text:p>
          </table:table-cell>
          <table:table-cell office:value-type="float" office:value="80.197811126709" calcext:value-type="float">
            <text:p>80.197811126709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.2817668914795" calcext:value-type="float">
            <text:p>31.2817668914795</text:p>
          </table:table-cell>
          <table:table-cell office:value-type="float" office:value="2.34798494769804" calcext:value-type="float">
            <text:p>2.34798494769804</text:p>
          </table:table-cell>
          <table:table-cell office:value-type="float" office:value="30.1463603973389" calcext:value-type="float">
            <text:p>30.1463603973389</text:p>
          </table:table-cell>
          <table:table-cell office:value-type="float" office:value="30.4406881332397" calcext:value-type="float">
            <text:p>30.4406881332397</text:p>
          </table:table-cell>
          <table:table-cell office:value-type="float" office:value="30.6463241577148" calcext:value-type="float">
            <text:p>30.6463241577148</text:p>
          </table:table-cell>
          <table:table-cell office:value-type="float" office:value="31.5870046615601" calcext:value-type="float">
            <text:p>31.5870046615601</text:p>
          </table:table-cell>
          <table:table-cell office:value-type="float" office:value="53.0362129211426" calcext:value-type="float">
            <text:p>53.0362129211426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861111164093" calcext:value-type="float">
            <text:p>42.861111164093</text:p>
          </table:table-cell>
          <table:table-cell office:value-type="float" office:value="1.08091973928044" calcext:value-type="float">
            <text:p>1.08091973928044</text:p>
          </table:table-cell>
          <table:table-cell office:value-type="float" office:value="40.4903888702393" calcext:value-type="float">
            <text:p>40.4903888702393</text:p>
          </table:table-cell>
          <table:table-cell office:value-type="float" office:value="42.1929955482483" calcext:value-type="float">
            <text:p>42.1929955482483</text:p>
          </table:table-cell>
          <table:table-cell office:value-type="float" office:value="42.4373149871826" calcext:value-type="float">
            <text:p>42.4373149871826</text:p>
          </table:table-cell>
          <table:table-cell office:value-type="float" office:value="43.4655547142029" calcext:value-type="float">
            <text:p>43.4655547142029</text:p>
          </table:table-cell>
          <table:table-cell office:value-type="float" office:value="46.3852882385254" calcext:value-type="float">
            <text:p>46.385288238525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.0868549346924" calcext:value-type="float">
            <text:p>66.0868549346924</text:p>
          </table:table-cell>
          <table:table-cell office:value-type="float" office:value="0.960958738954688" calcext:value-type="float">
            <text:p>0.960958738954688</text:p>
          </table:table-cell>
          <table:table-cell office:value-type="float" office:value="64.8980140686035" calcext:value-type="float">
            <text:p>64.8980140686035</text:p>
          </table:table-cell>
          <table:table-cell office:value-type="float" office:value="65.4398798942566" calcext:value-type="float">
            <text:p>65.4398798942566</text:p>
          </table:table-cell>
          <table:table-cell office:value-type="float" office:value="65.7162666320801" calcext:value-type="float">
            <text:p>65.7162666320801</text:p>
          </table:table-cell>
          <table:table-cell office:value-type="float" office:value="66.7703151702881" calcext:value-type="float">
            <text:p>66.7703151702881</text:p>
          </table:table-cell>
          <table:table-cell office:value-type="float" office:value="70.936918258667" calcext:value-type="float">
            <text:p>70.936918258667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.878857135773" calcext:value-type="float">
            <text:p>114.878857135773</text:p>
          </table:table-cell>
          <table:table-cell office:value-type="float" office:value="1.36316786747719" calcext:value-type="float">
            <text:p>1.36316786747719</text:p>
          </table:table-cell>
          <table:table-cell office:value-type="float" office:value="112.598180770874" calcext:value-type="float">
            <text:p>112.598180770874</text:p>
          </table:table-cell>
          <table:table-cell office:value-type="float" office:value="114.011883735657" calcext:value-type="float">
            <text:p>114.011883735657</text:p>
          </table:table-cell>
          <table:table-cell office:value-type="float" office:value="114.559412002563" calcext:value-type="float">
            <text:p>114.559412002563</text:p>
          </table:table-cell>
          <table:table-cell office:value-type="float" office:value="115.642905235291" calcext:value-type="float">
            <text:p>115.642905235291</text:p>
          </table:table-cell>
          <table:table-cell office:value-type="float" office:value="120.264291763306" calcext:value-type="float">
            <text:p>120.264291763306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5.316214561462" calcext:value-type="float">
            <text:p>235.316214561462</text:p>
          </table:table-cell>
          <table:table-cell office:value-type="float" office:value="1.96557425944779" calcext:value-type="float">
            <text:p>1.96557425944779</text:p>
          </table:table-cell>
          <table:table-cell office:value-type="float" office:value="230.955600738525" calcext:value-type="float">
            <text:p>230.955600738525</text:p>
          </table:table-cell>
          <table:table-cell office:value-type="float" office:value="233.992636203766" calcext:value-type="float">
            <text:p>233.992636203766</text:p>
          </table:table-cell>
          <table:table-cell office:value-type="float" office:value="235.42058467865" calcext:value-type="float">
            <text:p>235.42058467865</text:p>
          </table:table-cell>
          <table:table-cell office:value-type="float" office:value="236.753523349762" calcext:value-type="float">
            <text:p>236.753523349762</text:p>
          </table:table-cell>
          <table:table-cell office:value-type="float" office:value="239.620208740234" calcext:value-type="float">
            <text:p>239.62020874023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7.23183631897" calcext:value-type="float">
            <text:p>587.23183631897</text:p>
          </table:table-cell>
          <table:table-cell office:value-type="float" office:value="5.36041526542305" calcext:value-type="float">
            <text:p>5.36041526542305</text:p>
          </table:table-cell>
          <table:table-cell office:value-type="float" office:value="576.103448867798" calcext:value-type="float">
            <text:p>576.103448867798</text:p>
          </table:table-cell>
          <table:table-cell office:value-type="float" office:value="584.187865257263" calcext:value-type="float">
            <text:p>584.187865257263</text:p>
          </table:table-cell>
          <table:table-cell office:value-type="float" office:value="586.450815200806" calcext:value-type="float">
            <text:p>586.450815200806</text:p>
          </table:table-cell>
          <table:table-cell office:value-type="float" office:value="590.500473976135" calcext:value-type="float">
            <text:p>590.500473976135</text:p>
          </table:table-cell>
          <table:table-cell office:value-type="float" office:value="602.178812026978" calcext:value-type="float">
            <text:p>602.178812026978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8.80701780319" calcext:value-type="float">
            <text:p>1438.80701780319</text:p>
          </table:table-cell>
          <table:table-cell office:value-type="float" office:value="9.40180989452547" calcext:value-type="float">
            <text:p>9.40180989452547</text:p>
          </table:table-cell>
          <table:table-cell office:value-type="float" office:value="1418.14136505127" calcext:value-type="float">
            <text:p>1418.14136505127</text:p>
          </table:table-cell>
          <table:table-cell office:value-type="float" office:value="1432.59972333908" calcext:value-type="float">
            <text:p>1432.59972333908</text:p>
          </table:table-cell>
          <table:table-cell office:value-type="float" office:value="1439.25929069519" calcext:value-type="float">
            <text:p>1439.25929069519</text:p>
          </table:table-cell>
          <table:table-cell office:value-type="float" office:value="1443.73512268066" calcext:value-type="float">
            <text:p>1443.73512268066</text:p>
          </table:table-cell>
          <table:table-cell office:value-type="float" office:value="1462.30340003967" calcext:value-type="float">
            <text:p>1462.30340003967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1.83746814728" calcext:value-type="float">
            <text:p>2981.83746814728</text:p>
          </table:table-cell>
          <table:table-cell office:value-type="float" office:value="43.7891402053812" calcext:value-type="float">
            <text:p>43.7891402053812</text:p>
          </table:table-cell>
          <table:table-cell office:value-type="float" office:value="2942.4877166748" calcext:value-type="float">
            <text:p>2942.4877166748</text:p>
          </table:table-cell>
          <table:table-cell office:value-type="float" office:value="2968.66357326508" calcext:value-type="float">
            <text:p>2968.66357326508</text:p>
          </table:table-cell>
          <table:table-cell office:value-type="float" office:value="2976.72855854034" calcext:value-type="float">
            <text:p>2976.72855854034</text:p>
          </table:table-cell>
          <table:table-cell office:value-type="float" office:value="2988.60067129135" calcext:value-type="float">
            <text:p>2988.60067129135</text:p>
          </table:table-cell>
          <table:table-cell office:value-type="float" office:value="3390.07472991943" calcext:value-type="float">
            <text:p>3390.07472991943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11.88588380814" calcext:value-type="float">
            <text:p>6311.88588380814</text:p>
          </table:table-cell>
          <table:table-cell office:value-type="float" office:value="95.5117975517873" calcext:value-type="float">
            <text:p>95.5117975517873</text:p>
          </table:table-cell>
          <table:table-cell office:value-type="float" office:value="6216.65692329407" calcext:value-type="float">
            <text:p>6216.65692329407</text:p>
          </table:table-cell>
          <table:table-cell office:value-type="float" office:value="6273.12636375427" calcext:value-type="float">
            <text:p>6273.12636375427</text:p>
          </table:table-cell>
          <table:table-cell office:value-type="float" office:value="6294.51084136963" calcext:value-type="float">
            <text:p>6294.51084136963</text:p>
          </table:table-cell>
          <table:table-cell office:value-type="float" office:value="6314.95732069016" calcext:value-type="float">
            <text:p>6314.95732069016</text:p>
          </table:table-cell>
          <table:table-cell office:value-type="float" office:value="7060.8389377594" calcext:value-type="float">
            <text:p>7060.838937759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51.5812587738" calcext:value-type="float">
            <text:p>11351.5812587738</text:p>
          </table:table-cell>
          <table:table-cell office:value-type="float" office:value="1275.03129510613" calcext:value-type="float">
            <text:p>1275.03129510613</text:p>
          </table:table-cell>
          <table:table-cell office:value-type="float" office:value="10239.8459911346" calcext:value-type="float">
            <text:p>10239.8459911346</text:p>
          </table:table-cell>
          <table:table-cell office:value-type="float" office:value="10840.4303789139" calcext:value-type="float">
            <text:p>10840.4303789139</text:p>
          </table:table-cell>
          <table:table-cell office:value-type="float" office:value="11470.6798791885" calcext:value-type="float">
            <text:p>11470.6798791885</text:p>
          </table:table-cell>
          <table:table-cell office:value-type="float" office:value="11619.6964979172" calcext:value-type="float">
            <text:p>11619.6964979172</text:p>
          </table:table-cell>
          <table:table-cell office:value-type="float" office:value="22235.4490756989" calcext:value-type="float">
            <text:p>22235.4490756989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421.8151521683" calcext:value-type="float">
            <text:p>21421.8151521683</text:p>
          </table:table-cell>
          <table:table-cell office:value-type="float" office:value="135.749224198831" calcext:value-type="float">
            <text:p>135.749224198831</text:p>
          </table:table-cell>
          <table:table-cell office:value-type="float" office:value="21059.995174408" calcext:value-type="float">
            <text:p>21059.995174408</text:p>
          </table:table-cell>
          <table:table-cell office:value-type="float" office:value="21342.1550393105" calcext:value-type="float">
            <text:p>21342.1550393105</text:p>
          </table:table-cell>
          <table:table-cell office:value-type="float" office:value="21421.923160553" calcext:value-type="float">
            <text:p>21421.923160553</text:p>
          </table:table-cell>
          <table:table-cell office:value-type="float" office:value="21472.5325107574" calcext:value-type="float">
            <text:p>21472.5325107574</text:p>
          </table:table-cell>
          <table:table-cell office:value-type="float" office:value="22039.9098396301" calcext:value-type="float">
            <text:p>22039.909839630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407.5841856003" calcext:value-type="float">
            <text:p>45407.5841856003</text:p>
          </table:table-cell>
          <table:table-cell office:value-type="float" office:value="460.371797749388" calcext:value-type="float">
            <text:p>460.371797749388</text:p>
          </table:table-cell>
          <table:table-cell office:value-type="float" office:value="44688.8358592987" calcext:value-type="float">
            <text:p>44688.8358592987</text:p>
          </table:table-cell>
          <table:table-cell office:value-type="float" office:value="45137.5293135643" calcext:value-type="float">
            <text:p>45137.5293135643</text:p>
          </table:table-cell>
          <table:table-cell office:value-type="float" office:value="45291.2451028824" calcext:value-type="float">
            <text:p>45291.2451028824</text:p>
          </table:table-cell>
          <table:table-cell office:value-type="float" office:value="45575.9218931198" calcext:value-type="float">
            <text:p>45575.9218931198</text:p>
          </table:table-cell>
          <table:table-cell office:value-type="float" office:value="48530.9383869171" calcext:value-type="float">
            <text:p>48530.938386917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861" calcext:value-type="float">
            <text:p>0.70861</text:p>
          </table:table-cell>
          <table:table-cell office:value-type="float" office:value="0.0142372" calcext:value-type="float">
            <text:p>0.0142372</text:p>
          </table:table-cell>
          <table:table-cell office:value-type="float" office:value="0.69" calcext:value-type="float">
            <text:p>0.6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53" calcext:value-type="float">
            <text:p>0.7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629" calcext:value-type="float">
            <text:p>0.97629</text:p>
          </table:table-cell>
          <table:table-cell office:value-type="float" office:value="0.0155141" calcext:value-type="float">
            <text:p>0.0155141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2" calcext:value-type="float">
            <text:p>0.962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875" calcext:value-type="float">
            <text:p>0.9875</text:p>
          </table:table-cell>
          <table:table-cell office:value-type="float" office:value="1.02" calcext:value-type="float">
            <text:p>1.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608" calcext:value-type="float">
            <text:p>1.28608</text:p>
          </table:table-cell>
          <table:table-cell office:value-type="float" office:value="0.0296529" calcext:value-type="float">
            <text:p>0.0296529</text:p>
          </table:table-cell>
          <table:table-cell office:value-type="float" office:value="1.216" calcext:value-type="float">
            <text:p>1.216</text:p>
          </table:table-cell>
          <table:table-cell office:value-type="float" office:value="1.2665" calcext:value-type="float">
            <text:p>1.2665</text:p>
          </table:table-cell>
          <table:table-cell office:value-type="float" office:value="1.276" calcext:value-type="float">
            <text:p>1.276</text:p>
          </table:table-cell>
          <table:table-cell office:value-type="float" office:value="1.3065" calcext:value-type="float">
            <text:p>1.3065</text:p>
          </table:table-cell>
          <table:table-cell office:value-type="float" office:value="1.372" calcext:value-type="float">
            <text:p>1.37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0046" calcext:value-type="float">
            <text:p>1.60046</text:p>
          </table:table-cell>
          <table:table-cell office:value-type="float" office:value="0.0199125" calcext:value-type="float">
            <text:p>0.0199125</text:p>
          </table:table-cell>
          <table:table-cell office:value-type="float" office:value="1.56" calcext:value-type="float">
            <text:p>1.56</text:p>
          </table:table-cell>
          <table:table-cell office:value-type="float" office:value="1.5885" calcext:value-type="float">
            <text:p>1.5885</text:p>
          </table:table-cell>
          <table:table-cell office:value-type="float" office:value="1.597" calcext:value-type="float">
            <text:p>1.597</text:p>
          </table:table-cell>
          <table:table-cell office:value-type="float" office:value="1.6085" calcext:value-type="float">
            <text:p>1.6085</text:p>
          </table:table-cell>
          <table:table-cell office:value-type="float" office:value="1.664" calcext:value-type="float">
            <text:p>1.66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5025" calcext:value-type="float">
            <text:p>1.95025</text:p>
          </table:table-cell>
          <table:table-cell office:value-type="float" office:value="0.0280597" calcext:value-type="float">
            <text:p>0.0280597</text:p>
          </table:table-cell>
          <table:table-cell office:value-type="float" office:value="1.909" calcext:value-type="float">
            <text:p>1.909</text:p>
          </table:table-cell>
          <table:table-cell office:value-type="float" office:value="1.9335" calcext:value-type="float">
            <text:p>1.9335</text:p>
          </table:table-cell>
          <table:table-cell office:value-type="float" office:value="1.945" calcext:value-type="float">
            <text:p>1.945</text:p>
          </table:table-cell>
          <table:table-cell office:value-type="float" office:value="1.9625" calcext:value-type="float">
            <text:p>1.9625</text:p>
          </table:table-cell>
          <table:table-cell office:value-type="float" office:value="2.144" calcext:value-type="float">
            <text:p>2.1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338" calcext:value-type="float">
            <text:p>2.3338</text:p>
          </table:table-cell>
          <table:table-cell office:value-type="float" office:value="0.0255323" calcext:value-type="float">
            <text:p>0.0255323</text:p>
          </table:table-cell>
          <table:table-cell office:value-type="float" office:value="2.291" calcext:value-type="float">
            <text:p>2.291</text:p>
          </table:table-cell>
          <table:table-cell office:value-type="float" office:value="2.32" calcext:value-type="float">
            <text:p>2.32</text:p>
          </table:table-cell>
          <table:table-cell office:value-type="float" office:value="2.332" calcext:value-type="float">
            <text:p>2.332</text:p>
          </table:table-cell>
          <table:table-cell office:value-type="float" office:value="2.346" calcext:value-type="float">
            <text:p>2.346</text:p>
          </table:table-cell>
          <table:table-cell office:value-type="float" office:value="2.492" calcext:value-type="float">
            <text:p>2.4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3592" calcext:value-type="float">
            <text:p>2.73592</text:p>
          </table:table-cell>
          <table:table-cell office:value-type="float" office:value="0.0318301" calcext:value-type="float">
            <text:p>0.0318301</text:p>
          </table:table-cell>
          <table:table-cell office:value-type="float" office:value="2.694" calcext:value-type="float">
            <text:p>2.694</text:p>
          </table:table-cell>
          <table:table-cell office:value-type="float" office:value="2.7155" calcext:value-type="float">
            <text:p>2.7155</text:p>
          </table:table-cell>
          <table:table-cell office:value-type="float" office:value="2.7325" calcext:value-type="float">
            <text:p>2.7325</text:p>
          </table:table-cell>
          <table:table-cell office:value-type="float" office:value="2.746" calcext:value-type="float">
            <text:p>2.746</text:p>
          </table:table-cell>
          <table:table-cell office:value-type="float" office:value="2.936" calcext:value-type="float">
            <text:p>2.9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718" calcext:value-type="float">
            <text:p>3.1718</text:p>
          </table:table-cell>
          <table:table-cell office:value-type="float" office:value="0.0282496" calcext:value-type="float">
            <text:p>0.0282496</text:p>
          </table:table-cell>
          <table:table-cell office:value-type="float" office:value="3.112" calcext:value-type="float">
            <text:p>3.112</text:p>
          </table:table-cell>
          <table:table-cell office:value-type="float" office:value="3.156" calcext:value-type="float">
            <text:p>3.156</text:p>
          </table:table-cell>
          <table:table-cell office:value-type="float" office:value="3.1695" calcext:value-type="float">
            <text:p>3.1695</text:p>
          </table:table-cell>
          <table:table-cell office:value-type="float" office:value="3.185" calcext:value-type="float">
            <text:p>3.185</text:p>
          </table:table-cell>
          <table:table-cell office:value-type="float" office:value="3.348" calcext:value-type="float">
            <text:p>3.3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5485" calcext:value-type="float">
            <text:p>3.65485</text:p>
          </table:table-cell>
          <table:table-cell office:value-type="float" office:value="0.0330189" calcext:value-type="float">
            <text:p>0.0330189</text:p>
          </table:table-cell>
          <table:table-cell office:value-type="float" office:value="3.589" calcext:value-type="float">
            <text:p>3.589</text:p>
          </table:table-cell>
          <table:table-cell office:value-type="float" office:value="3.636" calcext:value-type="float">
            <text:p>3.636</text:p>
          </table:table-cell>
          <table:table-cell office:value-type="float" office:value="3.648" calcext:value-type="float">
            <text:p>3.648</text:p>
          </table:table-cell>
          <table:table-cell office:value-type="float" office:value="3.668" calcext:value-type="float">
            <text:p>3.668</text:p>
          </table:table-cell>
          <table:table-cell office:value-type="float" office:value="3.849" calcext:value-type="float">
            <text:p>3.8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0599" calcext:value-type="float">
            <text:p>4.30599</text:p>
          </table:table-cell>
          <table:table-cell office:value-type="float" office:value="0.0791687" calcext:value-type="float">
            <text:p>0.0791687</text:p>
          </table:table-cell>
          <table:table-cell office:value-type="float" office:value="4.116" calcext:value-type="float">
            <text:p>4.116</text:p>
          </table:table-cell>
          <table:table-cell office:value-type="float" office:value="4.3205" calcext:value-type="float">
            <text:p>4.3205</text:p>
          </table:table-cell>
          <table:table-cell office:value-type="float" office:value="4.338" calcext:value-type="float">
            <text:p>4.338</text:p>
          </table:table-cell>
          <table:table-cell office:value-type="float" office:value="4.3525" calcext:value-type="float">
            <text:p>4.3525</text:p>
          </table:table-cell>
          <table:table-cell office:value-type="float" office:value="4.388" calcext:value-type="float">
            <text:p>4.3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3699" calcext:value-type="float">
            <text:p>4.73699</text:p>
          </table:table-cell>
          <table:table-cell office:value-type="float" office:value="0.0510887" calcext:value-type="float">
            <text:p>0.0510887</text:p>
          </table:table-cell>
          <table:table-cell office:value-type="float" office:value="4.669" calcext:value-type="float">
            <text:p>4.669</text:p>
          </table:table-cell>
          <table:table-cell office:value-type="float" office:value="4.711" calcext:value-type="float">
            <text:p>4.711</text:p>
          </table:table-cell>
          <table:table-cell office:value-type="float" office:value="4.7275" calcext:value-type="float">
            <text:p>4.7275</text:p>
          </table:table-cell>
          <table:table-cell office:value-type="float" office:value="4.752" calcext:value-type="float">
            <text:p>4.752</text:p>
          </table:table-cell>
          <table:table-cell office:value-type="float" office:value="5.107" calcext:value-type="float">
            <text:p>5.1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5907" calcext:value-type="float">
            <text:p>5.25907</text:p>
          </table:table-cell>
          <table:table-cell office:value-type="float" office:value="0.0461812" calcext:value-type="float">
            <text:p>0.0461812</text:p>
          </table:table-cell>
          <table:table-cell office:value-type="float" office:value="5.198" calcext:value-type="float">
            <text:p>5.198</text:p>
          </table:table-cell>
          <table:table-cell office:value-type="float" office:value="5.2265" calcext:value-type="float">
            <text:p>5.2265</text:p>
          </table:table-cell>
          <table:table-cell office:value-type="float" office:value="5.246" calcext:value-type="float">
            <text:p>5.246</text:p>
          </table:table-cell>
          <table:table-cell office:value-type="float" office:value="5.2885" calcext:value-type="float">
            <text:p>5.2885</text:p>
          </table:table-cell>
          <table:table-cell office:value-type="float" office:value="5.486" calcext:value-type="float">
            <text:p>5.4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10659" calcext:value-type="float">
            <text:p>6.10659</text:p>
          </table:table-cell>
          <table:table-cell office:value-type="float" office:value="0.144872" calcext:value-type="float">
            <text:p>0.144872</text:p>
          </table:table-cell>
          <table:table-cell office:value-type="float" office:value="5.805" calcext:value-type="float">
            <text:p>5.805</text:p>
          </table:table-cell>
          <table:table-cell office:value-type="float" office:value="5.9805" calcext:value-type="float">
            <text:p>5.9805</text:p>
          </table:table-cell>
          <table:table-cell office:value-type="float" office:value="6.175" calcext:value-type="float">
            <text:p>6.175</text:p>
          </table:table-cell>
          <table:table-cell office:value-type="float" office:value="6.204" calcext:value-type="float">
            <text:p>6.204</text:p>
          </table:table-cell>
          <table:table-cell office:value-type="float" office:value="6.265" calcext:value-type="float">
            <text:p>6.2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58453" calcext:value-type="float">
            <text:p>6.58453</text:p>
          </table:table-cell>
          <table:table-cell office:value-type="float" office:value="0.0369152" calcext:value-type="float">
            <text:p>0.0369152</text:p>
          </table:table-cell>
          <table:table-cell office:value-type="float" office:value="6.492" calcext:value-type="float">
            <text:p>6.492</text:p>
          </table:table-cell>
          <table:table-cell office:value-type="float" office:value="6.5615" calcext:value-type="float">
            <text:p>6.5615</text:p>
          </table:table-cell>
          <table:table-cell office:value-type="float" office:value="6.581" calcext:value-type="float">
            <text:p>6.581</text:p>
          </table:table-cell>
          <table:table-cell office:value-type="float" office:value="6.6005" calcext:value-type="float">
            <text:p>6.6005</text:p>
          </table:table-cell>
          <table:table-cell office:value-type="float" office:value="6.759" calcext:value-type="float">
            <text:p>6.7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3194" calcext:value-type="float">
            <text:p>16.3194</text:p>
          </table:table-cell>
          <table:table-cell office:value-type="float" office:value="1.83091" calcext:value-type="float">
            <text:p>1.83091</text:p>
          </table:table-cell>
          <table:table-cell office:value-type="float" office:value="8" calcext:value-type="float">
            <text:p>8</text:p>
          </table:table-cell>
          <table:table-cell office:value-type="float" office:value="16.811" calcext:value-type="float">
            <text:p>16.811</text:p>
          </table:table-cell>
          <table:table-cell office:value-type="float" office:value="16.8265" calcext:value-type="float">
            <text:p>16.8265</text:p>
          </table:table-cell>
          <table:table-cell office:value-type="float" office:value="16.848" calcext:value-type="float">
            <text:p>16.848</text:p>
          </table:table-cell>
          <table:table-cell office:value-type="float" office:value="16.889" calcext:value-type="float">
            <text:p>16.8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8234" calcext:value-type="float">
            <text:p>22.8234</text:p>
          </table:table-cell>
          <table:table-cell office:value-type="float" office:value="1.76109" calcext:value-type="float">
            <text:p>1.76109</text:p>
          </table:table-cell>
          <table:table-cell office:value-type="float" office:value="9.174" calcext:value-type="float">
            <text:p>9.174</text:p>
          </table:table-cell>
          <table:table-cell office:value-type="float" office:value="23.0735" calcext:value-type="float">
            <text:p>23.0735</text:p>
          </table:table-cell>
          <table:table-cell office:value-type="float" office:value="23.0865" calcext:value-type="float">
            <text:p>23.0865</text:p>
          </table:table-cell>
          <table:table-cell office:value-type="float" office:value="23.112" calcext:value-type="float">
            <text:p>23.112</text:p>
          </table:table-cell>
          <table:table-cell office:value-type="float" office:value="23.18" calcext:value-type="float">
            <text:p>23.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9333" calcext:value-type="float">
            <text:p>44.9333</text:p>
          </table:table-cell>
          <table:table-cell office:value-type="float" office:value="3.39703" calcext:value-type="float">
            <text:p>3.39703</text:p>
          </table:table-cell>
          <table:table-cell office:value-type="float" office:value="11.242" calcext:value-type="float">
            <text:p>11.242</text:p>
          </table:table-cell>
          <table:table-cell office:value-type="float" office:value="45.2805" calcext:value-type="float">
            <text:p>45.2805</text:p>
          </table:table-cell>
          <table:table-cell office:value-type="float" office:value="45.3015" calcext:value-type="float">
            <text:p>45.3015</text:p>
          </table:table-cell>
          <table:table-cell office:value-type="float" office:value="45.3215" calcext:value-type="float">
            <text:p>45.3215</text:p>
          </table:table-cell>
          <table:table-cell office:value-type="float" office:value="45.429" calcext:value-type="float">
            <text:p>45.4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.1292" calcext:value-type="float">
            <text:p>91.1292</text:p>
          </table:table-cell>
          <table:table-cell office:value-type="float" office:value="6.26425" calcext:value-type="float">
            <text:p>6.26425</text:p>
          </table:table-cell>
          <table:table-cell office:value-type="float" office:value="28.821" calcext:value-type="float">
            <text:p>28.821</text:p>
          </table:table-cell>
          <table:table-cell office:value-type="float" office:value="91.7445" calcext:value-type="float">
            <text:p>91.7445</text:p>
          </table:table-cell>
          <table:table-cell office:value-type="float" office:value="91.771" calcext:value-type="float">
            <text:p>91.771</text:p>
          </table:table-cell>
          <table:table-cell office:value-type="float" office:value="91.801" calcext:value-type="float">
            <text:p>91.801</text:p>
          </table:table-cell>
          <table:table-cell office:value-type="float" office:value="91.882" calcext:value-type="float">
            <text:p>91.8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0.941" calcext:value-type="float">
            <text:p>180.941</text:p>
          </table:table-cell>
          <table:table-cell office:value-type="float" office:value="11.3002" calcext:value-type="float">
            <text:p>11.3002</text:p>
          </table:table-cell>
          <table:table-cell office:value-type="float" office:value="68.517" calcext:value-type="float">
            <text:p>68.517</text:p>
          </table:table-cell>
          <table:table-cell office:value-type="float" office:value="182.015" calcext:value-type="float">
            <text:p>182.015</text:p>
          </table:table-cell>
          <table:table-cell office:value-type="float" office:value="182.052" calcext:value-type="float">
            <text:p>182.052</text:p>
          </table:table-cell>
          <table:table-cell office:value-type="float" office:value="182.101" calcext:value-type="float">
            <text:p>182.101</text:p>
          </table:table-cell>
          <table:table-cell office:value-type="float" office:value="182.84" calcext:value-type="float">
            <text:p>182.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3.725" calcext:value-type="float">
            <text:p>373.725</text:p>
          </table:table-cell>
          <table:table-cell office:value-type="float" office:value="21.4025" calcext:value-type="float">
            <text:p>21.4025</text:p>
          </table:table-cell>
          <table:table-cell office:value-type="float" office:value="160.776" calcext:value-type="float">
            <text:p>160.776</text:p>
          </table:table-cell>
          <table:table-cell office:value-type="float" office:value="375.81" calcext:value-type="float">
            <text:p>375.81</text:p>
          </table:table-cell>
          <table:table-cell office:value-type="float" office:value="375.865" calcext:value-type="float">
            <text:p>375.865</text:p>
          </table:table-cell>
          <table:table-cell office:value-type="float" office:value="375.92" calcext:value-type="float">
            <text:p>375.92</text:p>
          </table:table-cell>
          <table:table-cell office:value-type="float" office:value="376.318" calcext:value-type="float">
            <text:p>376.3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8.309" calcext:value-type="float">
            <text:p>788.309</text:p>
          </table:table-cell>
          <table:table-cell office:value-type="float" office:value="41.5822" calcext:value-type="float">
            <text:p>41.5822</text:p>
          </table:table-cell>
          <table:table-cell office:value-type="float" office:value="374.586" calcext:value-type="float">
            <text:p>374.586</text:p>
          </table:table-cell>
          <table:table-cell office:value-type="float" office:value="792.301" calcext:value-type="float">
            <text:p>792.301</text:p>
          </table:table-cell>
          <table:table-cell office:value-type="float" office:value="792.375" calcext:value-type="float">
            <text:p>792.375</text:p>
          </table:table-cell>
          <table:table-cell office:value-type="float" office:value="792.545" calcext:value-type="float">
            <text:p>792.545</text:p>
          </table:table-cell>
          <table:table-cell office:value-type="float" office:value="794.692" calcext:value-type="float">
            <text:p>794.6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79.67" calcext:value-type="float">
            <text:p>1679.67</text:p>
          </table:table-cell>
          <table:table-cell office:value-type="float" office:value="82.0477" calcext:value-type="float">
            <text:p>82.0477</text:p>
          </table:table-cell>
          <table:table-cell office:value-type="float" office:value="863.319" calcext:value-type="float">
            <text:p>863.319</text:p>
          </table:table-cell>
          <table:table-cell office:value-type="float" office:value="1687.63" calcext:value-type="float">
            <text:p>1687.63</text:p>
          </table:table-cell>
          <table:table-cell office:value-type="float" office:value="1687.86" calcext:value-type="float">
            <text:p>1687.86</text:p>
          </table:table-cell>
          <table:table-cell office:value-type="float" office:value="1688.08" calcext:value-type="float">
            <text:p>1688.08</text:p>
          </table:table-cell>
          <table:table-cell office:value-type="float" office:value="1689.63" calcext:value-type="float">
            <text:p>1689.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97.33" calcext:value-type="float">
            <text:p>3597.33</text:p>
          </table:table-cell>
          <table:table-cell office:value-type="float" office:value="163.857" calcext:value-type="float">
            <text:p>163.857</text:p>
          </table:table-cell>
          <table:table-cell office:value-type="float" office:value="1966.98" calcext:value-type="float">
            <text:p>1966.98</text:p>
          </table:table-cell>
          <table:table-cell office:value-type="float" office:value="3613.26" calcext:value-type="float">
            <text:p>3613.26</text:p>
          </table:table-cell>
          <table:table-cell office:value-type="float" office:value="3613.74" calcext:value-type="float">
            <text:p>3613.74</text:p>
          </table:table-cell>
          <table:table-cell office:value-type="float" office:value="3614.13" calcext:value-type="float">
            <text:p>3614.13</text:p>
          </table:table-cell>
          <table:table-cell office:value-type="float" office:value="3616.68" calcext:value-type="float">
            <text:p>3616.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17.91" calcext:value-type="float">
            <text:p>7717.91</text:p>
          </table:table-cell>
          <table:table-cell office:value-type="float" office:value="329.364" calcext:value-type="float">
            <text:p>329.364</text:p>
          </table:table-cell>
          <table:table-cell office:value-type="float" office:value="4440.82" calcext:value-type="float">
            <text:p>4440.82</text:p>
          </table:table-cell>
          <table:table-cell office:value-type="float" office:value="7749.56" calcext:value-type="float">
            <text:p>7749.56</text:p>
          </table:table-cell>
          <table:table-cell office:value-type="float" office:value="7750.67" calcext:value-type="float">
            <text:p>7750.67</text:p>
          </table:table-cell>
          <table:table-cell office:value-type="float" office:value="7752.32" calcext:value-type="float">
            <text:p>7752.32</text:p>
          </table:table-cell>
          <table:table-cell office:value-type="float" office:value="7755.34" calcext:value-type="float">
            <text:p>7755.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546.1" calcext:value-type="float">
            <text:p>16546.1</text:p>
          </table:table-cell>
          <table:table-cell office:value-type="float" office:value="665.286" calcext:value-type="float">
            <text:p>665.286</text:p>
          </table:table-cell>
          <table:table-cell office:value-type="float" office:value="9926.73" calcext:value-type="float">
            <text:p>9926.73</text:p>
          </table:table-cell>
          <table:table-cell office:value-type="float" office:value="16609.7" calcext:value-type="float">
            <text:p>16609.7</text:p>
          </table:table-cell>
          <table:table-cell office:value-type="float" office:value="16612.7" calcext:value-type="float">
            <text:p>16612.7</text:p>
          </table:table-cell>
          <table:table-cell office:value-type="float" office:value="16616.6" calcext:value-type="float">
            <text:p>16616.6</text:p>
          </table:table-cell>
          <table:table-cell office:value-type="float" office:value="16627.4" calcext:value-type="float">
            <text:p>16627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6665" calcext:value-type="float">
            <text:p>13.6665</text:p>
          </table:table-cell>
          <table:table-cell office:value-type="float" office:value="12.9498" calcext:value-type="float">
            <text:p>12.9498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7" calcext:value-type="float">
            <text:p>0.717</text:p>
          </table:table-cell>
          <table:table-cell office:value-type="float" office:value="13.3485" calcext:value-type="float">
            <text:p>13.3485</text:p>
          </table:table-cell>
          <table:table-cell office:value-type="float" office:value="26.65" calcext:value-type="float">
            <text:p>26.65</text:p>
          </table:table-cell>
          <table:table-cell office:value-type="float" office:value="27.077" calcext:value-type="float">
            <text:p>27.07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5781" calcext:value-type="float">
            <text:p>22.5781</text:p>
          </table:table-cell>
          <table:table-cell office:value-type="float" office:value="21.6272" calcext:value-type="float">
            <text:p>21.62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9505" calcext:value-type="float">
            <text:p>0.9505</text:p>
          </table:table-cell>
          <table:table-cell office:value-type="float" office:value="21.924" calcext:value-type="float">
            <text:p>21.924</text:p>
          </table:table-cell>
          <table:table-cell office:value-type="float" office:value="44.239" calcext:value-type="float">
            <text:p>44.239</text:p>
          </table:table-cell>
          <table:table-cell office:value-type="float" office:value="44.816" calcext:value-type="float">
            <text:p>44.816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.4596" calcext:value-type="float">
            <text:p>33.4596</text:p>
          </table:table-cell>
          <table:table-cell office:value-type="float" office:value="32.2737" calcext:value-type="float">
            <text:p>32.2737</text:p>
          </table:table-cell>
          <table:table-cell office:value-type="float" office:value="1.128" calcext:value-type="float">
            <text:p>1.128</text:p>
          </table:table-cell>
          <table:table-cell office:value-type="float" office:value="1.1945" calcext:value-type="float">
            <text:p>1.1945</text:p>
          </table:table-cell>
          <table:table-cell office:value-type="float" office:value="32.965" calcext:value-type="float">
            <text:p>32.965</text:p>
          </table:table-cell>
          <table:table-cell office:value-type="float" office:value="65.657" calcext:value-type="float">
            <text:p>65.657</text:p>
          </table:table-cell>
          <table:table-cell office:value-type="float" office:value="66.636" calcext:value-type="float">
            <text:p>66.636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.8612" calcext:value-type="float">
            <text:p>46.8612</text:p>
          </table:table-cell>
          <table:table-cell office:value-type="float" office:value="45.498" calcext:value-type="float">
            <text:p>45.498</text:p>
          </table:table-cell>
          <table:table-cell office:value-type="float" office:value="1.092" calcext:value-type="float">
            <text:p>1.092</text:p>
          </table:table-cell>
          <table:table-cell office:value-type="float" office:value="1.441" calcext:value-type="float">
            <text:p>1.441</text:p>
          </table:table-cell>
          <table:table-cell office:value-type="float" office:value="46.2935" calcext:value-type="float">
            <text:p>46.2935</text:p>
          </table:table-cell>
          <table:table-cell office:value-type="float" office:value="92.3955" calcext:value-type="float">
            <text:p>92.3955</text:p>
          </table:table-cell>
          <table:table-cell office:value-type="float" office:value="93.827" calcext:value-type="float">
            <text:p>93.82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.7119" calcext:value-type="float">
            <text:p>61.7119</text:p>
          </table:table-cell>
          <table:table-cell office:value-type="float" office:value="60.3125" calcext:value-type="float">
            <text:p>60.3125</text:p>
          </table:table-cell>
          <table:table-cell office:value-type="float" office:value="1.306" calcext:value-type="float">
            <text:p>1.306</text:p>
          </table:table-cell>
          <table:table-cell office:value-type="float" office:value="1.396" calcext:value-type="float">
            <text:p>1.396</text:p>
          </table:table-cell>
          <table:table-cell office:value-type="float" office:value="61.117" calcext:value-type="float">
            <text:p>61.117</text:p>
          </table:table-cell>
          <table:table-cell office:value-type="float" office:value="122.021" calcext:value-type="float">
            <text:p>122.021</text:p>
          </table:table-cell>
          <table:table-cell office:value-type="float" office:value="124.623" calcext:value-type="float">
            <text:p>124.62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.4182" calcext:value-type="float">
            <text:p>79.4182</text:p>
          </table:table-cell>
          <table:table-cell office:value-type="float" office:value="77.8085" calcext:value-type="float">
            <text:p>77.8085</text:p>
          </table:table-cell>
          <table:table-cell office:value-type="float" office:value="1.571" calcext:value-type="float">
            <text:p>1.571</text:p>
          </table:table-cell>
          <table:table-cell office:value-type="float" office:value="1.6075" calcext:value-type="float">
            <text:p>1.6075</text:p>
          </table:table-cell>
          <table:table-cell office:value-type="float" office:value="78.4735" calcext:value-type="float">
            <text:p>78.4735</text:p>
          </table:table-cell>
          <table:table-cell office:value-type="float" office:value="157.011" calcext:value-type="float">
            <text:p>157.011</text:p>
          </table:table-cell>
          <table:table-cell office:value-type="float" office:value="160.648" calcext:value-type="float">
            <text:p>160.648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5444" calcext:value-type="float">
            <text:p>98.5444</text:p>
          </table:table-cell>
          <table:table-cell office:value-type="float" office:value="96.6944" calcext:value-type="float">
            <text:p>96.6944</text:p>
          </table:table-cell>
          <table:table-cell office:value-type="float" office:value="1.763" calcext:value-type="float">
            <text:p>1.763</text:p>
          </table:table-cell>
          <table:table-cell office:value-type="float" office:value="1.8435" calcext:value-type="float">
            <text:p>1.8435</text:p>
          </table:table-cell>
          <table:table-cell office:value-type="float" office:value="97.268" calcext:value-type="float">
            <text:p>97.268</text:p>
          </table:table-cell>
          <table:table-cell office:value-type="float" office:value="195.451" calcext:value-type="float">
            <text:p>195.451</text:p>
          </table:table-cell>
          <table:table-cell office:value-type="float" office:value="197.594" calcext:value-type="float">
            <text:p>197.59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.727" calcext:value-type="float">
            <text:p>120.727</text:p>
          </table:table-cell>
          <table:table-cell office:value-type="float" office:value="118.658" calcext:value-type="float">
            <text:p>118.658</text:p>
          </table:table-cell>
          <table:table-cell office:value-type="float" office:value="2.015" calcext:value-type="float">
            <text:p>2.015</text:p>
          </table:table-cell>
          <table:table-cell office:value-type="float" office:value="2.062" calcext:value-type="float">
            <text:p>2.062</text:p>
          </table:table-cell>
          <table:table-cell office:value-type="float" office:value="119.454" calcext:value-type="float">
            <text:p>119.454</text:p>
          </table:table-cell>
          <table:table-cell office:value-type="float" office:value="239.172" calcext:value-type="float">
            <text:p>239.172</text:p>
          </table:table-cell>
          <table:table-cell office:value-type="float" office:value="243.146" calcext:value-type="float">
            <text:p>243.146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.578" calcext:value-type="float">
            <text:p>144.578</text:p>
          </table:table-cell>
          <table:table-cell office:value-type="float" office:value="142.232" calcext:value-type="float">
            <text:p>142.232</text:p>
          </table:table-cell>
          <table:table-cell office:value-type="float" office:value="2.23" calcext:value-type="float">
            <text:p>2.23</text:p>
          </table:table-cell>
          <table:table-cell office:value-type="float" office:value="2.347" calcext:value-type="float">
            <text:p>2.347</text:p>
          </table:table-cell>
          <table:table-cell office:value-type="float" office:value="142.186" calcext:value-type="float">
            <text:p>142.186</text:p>
          </table:table-cell>
          <table:table-cell office:value-type="float" office:value="286.808" calcext:value-type="float">
            <text:p>286.808</text:p>
          </table:table-cell>
          <table:table-cell office:value-type="float" office:value="291.579" calcext:value-type="float">
            <text:p>291.579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6.836" calcext:value-type="float">
            <text:p>176.836</text:p>
          </table:table-cell>
          <table:table-cell office:value-type="float" office:value="174.154" calcext:value-type="float">
            <text:p>174.154</text:p>
          </table:table-cell>
          <table:table-cell office:value-type="float" office:value="2.609" calcext:value-type="float">
            <text:p>2.609</text:p>
          </table:table-cell>
          <table:table-cell office:value-type="float" office:value="2.6685" calcext:value-type="float">
            <text:p>2.6685</text:p>
          </table:table-cell>
          <table:table-cell office:value-type="float" office:value="174.665" calcext:value-type="float">
            <text:p>174.665</text:p>
          </table:table-cell>
          <table:table-cell office:value-type="float" office:value="350.625" calcext:value-type="float">
            <text:p>350.625</text:p>
          </table:table-cell>
          <table:table-cell office:value-type="float" office:value="357.536" calcext:value-type="float">
            <text:p>357.536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.696" calcext:value-type="float">
            <text:p>206.696</text:p>
          </table:table-cell>
          <table:table-cell office:value-type="float" office:value="203.71" calcext:value-type="float">
            <text:p>203.71</text:p>
          </table:table-cell>
          <table:table-cell office:value-type="float" office:value="2.914" calcext:value-type="float">
            <text:p>2.914</text:p>
          </table:table-cell>
          <table:table-cell office:value-type="float" office:value="2.9775" calcext:value-type="float">
            <text:p>2.9775</text:p>
          </table:table-cell>
          <table:table-cell office:value-type="float" office:value="203.536" calcext:value-type="float">
            <text:p>203.536</text:p>
          </table:table-cell>
          <table:table-cell office:value-type="float" office:value="410.178" calcext:value-type="float">
            <text:p>410.178</text:p>
          </table:table-cell>
          <table:table-cell office:value-type="float" office:value="416.347" calcext:value-type="float">
            <text:p>416.34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1.273" calcext:value-type="float">
            <text:p>231.273</text:p>
          </table:table-cell>
          <table:table-cell office:value-type="float" office:value="228.063" calcext:value-type="float">
            <text:p>228.063</text:p>
          </table:table-cell>
          <table:table-cell office:value-type="float" office:value="3.183" calcext:value-type="float">
            <text:p>3.183</text:p>
          </table:table-cell>
          <table:table-cell office:value-type="float" office:value="3.271" calcext:value-type="float">
            <text:p>3.271</text:p>
          </table:table-cell>
          <table:table-cell office:value-type="float" office:value="227.512" calcext:value-type="float">
            <text:p>227.512</text:p>
          </table:table-cell>
          <table:table-cell office:value-type="float" office:value="456.477" calcext:value-type="float">
            <text:p>456.477</text:p>
          </table:table-cell>
          <table:table-cell office:value-type="float" office:value="475.223" calcext:value-type="float">
            <text:p>475.22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1.607" calcext:value-type="float">
            <text:p>261.607</text:p>
          </table:table-cell>
          <table:table-cell office:value-type="float" office:value="258.052" calcext:value-type="float">
            <text:p>258.052</text:p>
          </table:table-cell>
          <table:table-cell office:value-type="float" office:value="3.442" calcext:value-type="float">
            <text:p>3.442</text:p>
          </table:table-cell>
          <table:table-cell office:value-type="float" office:value="3.549" calcext:value-type="float">
            <text:p>3.549</text:p>
          </table:table-cell>
          <table:table-cell office:value-type="float" office:value="259.3" calcext:value-type="float">
            <text:p>259.3</text:p>
          </table:table-cell>
          <table:table-cell office:value-type="float" office:value="519.584" calcext:value-type="float">
            <text:p>519.584</text:p>
          </table:table-cell>
          <table:table-cell office:value-type="float" office:value="525.882" calcext:value-type="float">
            <text:p>525.882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764" calcext:value-type="float">
            <text:p>296.764</text:p>
          </table:table-cell>
          <table:table-cell office:value-type="float" office:value="292.892" calcext:value-type="float">
            <text:p>292.892</text:p>
          </table:table-cell>
          <table:table-cell office:value-type="float" office:value="3.836" calcext:value-type="float">
            <text:p>3.836</text:p>
          </table:table-cell>
          <table:table-cell office:value-type="float" office:value="3.901" calcext:value-type="float">
            <text:p>3.901</text:p>
          </table:table-cell>
          <table:table-cell office:value-type="float" office:value="292.885" calcext:value-type="float">
            <text:p>292.885</text:p>
          </table:table-cell>
          <table:table-cell office:value-type="float" office:value="587.298" calcext:value-type="float">
            <text:p>587.298</text:p>
          </table:table-cell>
          <table:table-cell office:value-type="float" office:value="610.23" calcext:value-type="float">
            <text:p>610.2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3.207" calcext:value-type="float">
            <text:p>343.207</text:p>
          </table:table-cell>
          <table:table-cell office:value-type="float" office:value="338.971" calcext:value-type="float">
            <text:p>338.971</text:p>
          </table:table-cell>
          <table:table-cell office:value-type="float" office:value="4.16" calcext:value-type="float">
            <text:p>4.16</text:p>
          </table:table-cell>
          <table:table-cell office:value-type="float" office:value="4.3095" calcext:value-type="float">
            <text:p>4.3095</text:p>
          </table:table-cell>
          <table:table-cell office:value-type="float" office:value="328.288" calcext:value-type="float">
            <text:p>328.288</text:p>
          </table:table-cell>
          <table:table-cell office:value-type="float" office:value="686.558" calcext:value-type="float">
            <text:p>686.558</text:p>
          </table:table-cell>
          <table:table-cell office:value-type="float" office:value="694.034" calcext:value-type="float">
            <text:p>694.03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4.81" calcext:value-type="float">
            <text:p>384.81</text:p>
          </table:table-cell>
          <table:table-cell office:value-type="float" office:value="380.065" calcext:value-type="float">
            <text:p>380.065</text:p>
          </table:table-cell>
          <table:table-cell office:value-type="float" office:value="4.586" calcext:value-type="float">
            <text:p>4.586</text:p>
          </table:table-cell>
          <table:table-cell office:value-type="float" office:value="4.7765" calcext:value-type="float">
            <text:p>4.7765</text:p>
          </table:table-cell>
          <table:table-cell office:value-type="float" office:value="380.208" calcext:value-type="float">
            <text:p>380.208</text:p>
          </table:table-cell>
          <table:table-cell office:value-type="float" office:value="764.783" calcext:value-type="float">
            <text:p>764.783</text:p>
          </table:table-cell>
          <table:table-cell office:value-type="float" office:value="775.036" calcext:value-type="float">
            <text:p>775.036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8.314" calcext:value-type="float">
            <text:p>418.314</text:p>
          </table:table-cell>
          <table:table-cell office:value-type="float" office:value="413.116" calcext:value-type="float">
            <text:p>413.116</text:p>
          </table:table-cell>
          <table:table-cell office:value-type="float" office:value="4.998" calcext:value-type="float">
            <text:p>4.998</text:p>
          </table:table-cell>
          <table:table-cell office:value-type="float" office:value="5.366" calcext:value-type="float">
            <text:p>5.366</text:p>
          </table:table-cell>
          <table:table-cell office:value-type="float" office:value="403.389" calcext:value-type="float">
            <text:p>403.389</text:p>
          </table:table-cell>
          <table:table-cell office:value-type="float" office:value="825.525" calcext:value-type="float">
            <text:p>825.525</text:p>
          </table:table-cell>
          <table:table-cell office:value-type="float" office:value="851.678" calcext:value-type="float">
            <text:p>851.678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6.809" calcext:value-type="float">
            <text:p>456.809</text:p>
          </table:table-cell>
          <table:table-cell office:value-type="float" office:value="450.872" calcext:value-type="float">
            <text:p>450.872</text:p>
          </table:table-cell>
          <table:table-cell office:value-type="float" office:value="5.691" calcext:value-type="float">
            <text:p>5.691</text:p>
          </table:table-cell>
          <table:table-cell office:value-type="float" office:value="5.9535" calcext:value-type="float">
            <text:p>5.9535</text:p>
          </table:table-cell>
          <table:table-cell office:value-type="float" office:value="449.675" calcext:value-type="float">
            <text:p>449.675</text:p>
          </table:table-cell>
          <table:table-cell office:value-type="float" office:value="907.932" calcext:value-type="float">
            <text:p>907.932</text:p>
          </table:table-cell>
          <table:table-cell office:value-type="float" office:value="918.097" calcext:value-type="float">
            <text:p>918.09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6.608" calcext:value-type="float">
            <text:p>516.608</text:p>
          </table:table-cell>
          <table:table-cell office:value-type="float" office:value="510.286" calcext:value-type="float">
            <text:p>510.286</text:p>
          </table:table-cell>
          <table:table-cell office:value-type="float" office:value="5.81" calcext:value-type="float">
            <text:p>5.81</text:p>
          </table:table-cell>
          <table:table-cell office:value-type="float" office:value="6.622" calcext:value-type="float">
            <text:p>6.622</text:p>
          </table:table-cell>
          <table:table-cell office:value-type="float" office:value="498.431" calcext:value-type="float">
            <text:p>498.431</text:p>
          </table:table-cell>
          <table:table-cell office:value-type="float" office:value="1034.62" calcext:value-type="float">
            <text:p>1034.62</text:p>
          </table:table-cell>
          <table:table-cell office:value-type="float" office:value="1047.86" calcext:value-type="float">
            <text:p>1047.86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0.488" calcext:value-type="float">
            <text:p>570.488</text:p>
          </table:table-cell>
          <table:table-cell office:value-type="float" office:value="564.143" calcext:value-type="float">
            <text:p>564.143</text:p>
          </table:table-cell>
          <table:table-cell office:value-type="float" office:value="6.147" calcext:value-type="float">
            <text:p>6.147</text:p>
          </table:table-cell>
          <table:table-cell office:value-type="float" office:value="6.4565" calcext:value-type="float">
            <text:p>6.4565</text:p>
          </table:table-cell>
          <table:table-cell office:value-type="float" office:value="547.481" calcext:value-type="float">
            <text:p>547.481</text:p>
          </table:table-cell>
          <table:table-cell office:value-type="float" office:value="1133.99" calcext:value-type="float">
            <text:p>1133.99</text:p>
          </table:table-cell>
          <table:table-cell office:value-type="float" office:value="1170.31" calcext:value-type="float">
            <text:p>1170.31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9.342" calcext:value-type="float">
            <text:p>599.342</text:p>
          </table:table-cell>
          <table:table-cell office:value-type="float" office:value="592.549" calcext:value-type="float">
            <text:p>592.549</text:p>
          </table:table-cell>
          <table:table-cell office:value-type="float" office:value="6.57" calcext:value-type="float">
            <text:p>6.57</text:p>
          </table:table-cell>
          <table:table-cell office:value-type="float" office:value="6.7525" calcext:value-type="float">
            <text:p>6.7525</text:p>
          </table:table-cell>
          <table:table-cell office:value-type="float" office:value="593.061" calcext:value-type="float">
            <text:p>593.061</text:p>
          </table:table-cell>
          <table:table-cell office:value-type="float" office:value="1191.74" calcext:value-type="float">
            <text:p>1191.74</text:p>
          </table:table-cell>
          <table:table-cell office:value-type="float" office:value="1208.46" calcext:value-type="float">
            <text:p>1208.46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1.487" calcext:value-type="float">
            <text:p>651.487</text:p>
          </table:table-cell>
          <table:table-cell office:value-type="float" office:value="644.39" calcext:value-type="float">
            <text:p>644.39</text:p>
          </table:table-cell>
          <table:table-cell office:value-type="float" office:value="6.908" calcext:value-type="float">
            <text:p>6.908</text:p>
          </table:table-cell>
          <table:table-cell office:value-type="float" office:value="7.074" calcext:value-type="float">
            <text:p>7.074</text:p>
          </table:table-cell>
          <table:table-cell office:value-type="float" office:value="643.018" calcext:value-type="float">
            <text:p>643.018</text:p>
          </table:table-cell>
          <table:table-cell office:value-type="float" office:value="1296.66" calcext:value-type="float">
            <text:p>1296.66</text:p>
          </table:table-cell>
          <table:table-cell office:value-type="float" office:value="1308.98" calcext:value-type="float">
            <text:p>1308.98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7.707" calcext:value-type="float">
            <text:p>707.707</text:p>
          </table:table-cell>
          <table:table-cell office:value-type="float" office:value="700.079" calcext:value-type="float">
            <text:p>700.079</text:p>
          </table:table-cell>
          <table:table-cell office:value-type="float" office:value="7.382" calcext:value-type="float">
            <text:p>7.382</text:p>
          </table:table-cell>
          <table:table-cell office:value-type="float" office:value="7.559" calcext:value-type="float">
            <text:p>7.559</text:p>
          </table:table-cell>
          <table:table-cell office:value-type="float" office:value="693.484" calcext:value-type="float">
            <text:p>693.484</text:p>
          </table:table-cell>
          <table:table-cell office:value-type="float" office:value="1408.96" calcext:value-type="float">
            <text:p>1408.96</text:p>
          </table:table-cell>
          <table:table-cell office:value-type="float" office:value="1434.71" calcext:value-type="float">
            <text:p>1434.71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2.64" calcext:value-type="float">
            <text:p>772.64</text:p>
          </table:table-cell>
          <table:table-cell office:value-type="float" office:value="764.262" calcext:value-type="float">
            <text:p>764.262</text:p>
          </table:table-cell>
          <table:table-cell office:value-type="float" office:value="8.412" calcext:value-type="float">
            <text:p>8.412</text:p>
          </table:table-cell>
          <table:table-cell office:value-type="float" office:value="8.6485" calcext:value-type="float">
            <text:p>8.6485</text:p>
          </table:table-cell>
          <table:table-cell office:value-type="float" office:value="746.664" calcext:value-type="float">
            <text:p>746.664</text:p>
          </table:table-cell>
          <table:table-cell office:value-type="float" office:value="1524.93" calcext:value-type="float">
            <text:p>1524.93</text:p>
          </table:table-cell>
          <table:table-cell office:value-type="float" office:value="1600.83" calcext:value-type="float">
            <text:p>1600.8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0.384" calcext:value-type="float">
            <text:p>820.384</text:p>
          </table:table-cell>
          <table:table-cell office:value-type="float" office:value="811.294" calcext:value-type="float">
            <text:p>811.294</text:p>
          </table:table-cell>
          <table:table-cell office:value-type="float" office:value="8.846" calcext:value-type="float">
            <text:p>8.846</text:p>
          </table:table-cell>
          <table:table-cell office:value-type="float" office:value="9.0805" calcext:value-type="float">
            <text:p>9.0805</text:p>
          </table:table-cell>
          <table:table-cell office:value-type="float" office:value="807.067" calcext:value-type="float">
            <text:p>807.067</text:p>
          </table:table-cell>
          <table:table-cell office:value-type="float" office:value="1633.44" calcext:value-type="float">
            <text:p>1633.44</text:p>
          </table:table-cell>
          <table:table-cell office:value-type="float" office:value="1650.79" calcext:value-type="float">
            <text:p>1650.79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</table:table>
      <table:table table:name="Grover'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4435" calcext:value-type="float">
            <text:p>4.14435</text:p>
          </table:table-cell>
          <table:table-cell office:value-type="float" office:value="0.116418" calcext:value-type="float">
            <text:p>0.116418</text:p>
          </table:table-cell>
          <table:table-cell office:value-type="float" office:value="3.874" calcext:value-type="float">
            <text:p>3.874</text:p>
          </table:table-cell>
          <table:table-cell office:value-type="float" office:value="4.0655" calcext:value-type="float">
            <text:p>4.0655</text:p>
          </table:table-cell>
          <table:table-cell office:value-type="float" office:value="4.15" calcext:value-type="float">
            <text:p>4.15</text:p>
          </table:table-cell>
          <table:table-cell office:value-type="float" office:value="4.221" calcext:value-type="float">
            <text:p>4.221</text:p>
          </table:table-cell>
          <table:table-cell office:value-type="float" office:value="4.453" calcext:value-type="float">
            <text:p>4.4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7009" calcext:value-type="float">
            <text:p>5.57009</text:p>
          </table:table-cell>
          <table:table-cell office:value-type="float" office:value="0.104727" calcext:value-type="float">
            <text:p>0.104727</text:p>
          </table:table-cell>
          <table:table-cell office:value-type="float" office:value="5.265" calcext:value-type="float">
            <text:p>5.265</text:p>
          </table:table-cell>
          <table:table-cell office:value-type="float" office:value="5.497" calcext:value-type="float">
            <text:p>5.497</text:p>
          </table:table-cell>
          <table:table-cell office:value-type="float" office:value="5.5735" calcext:value-type="float">
            <text:p>5.5735</text:p>
          </table:table-cell>
          <table:table-cell office:value-type="float" office:value="5.6385" calcext:value-type="float">
            <text:p>5.6385</text:p>
          </table:table-cell>
          <table:table-cell office:value-type="float" office:value="5.841" calcext:value-type="float">
            <text:p>5.8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0769" calcext:value-type="float">
            <text:p>9.10769</text:p>
          </table:table-cell>
          <table:table-cell office:value-type="float" office:value="0.168361" calcext:value-type="float">
            <text:p>0.168361</text:p>
          </table:table-cell>
          <table:table-cell office:value-type="float" office:value="8.665" calcext:value-type="float">
            <text:p>8.665</text:p>
          </table:table-cell>
          <table:table-cell office:value-type="float" office:value="9.0075" calcext:value-type="float">
            <text:p>9.0075</text:p>
          </table:table-cell>
          <table:table-cell office:value-type="float" office:value="9.1345" calcext:value-type="float">
            <text:p>9.1345</text:p>
          </table:table-cell>
          <table:table-cell office:value-type="float" office:value="9.248" calcext:value-type="float">
            <text:p>9.248</text:p>
          </table:table-cell>
          <table:table-cell office:value-type="float" office:value="9.469" calcext:value-type="float">
            <text:p>9.4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" calcext:value-type="float">
            <text:p>13.447</text:p>
          </table:table-cell>
          <table:table-cell office:value-type="float" office:value="0.276693" calcext:value-type="float">
            <text:p>0.276693</text:p>
          </table:table-cell>
          <table:table-cell office:value-type="float" office:value="12.781" calcext:value-type="float">
            <text:p>12.781</text:p>
          </table:table-cell>
          <table:table-cell office:value-type="float" office:value="13.2505" calcext:value-type="float">
            <text:p>13.2505</text:p>
          </table:table-cell>
          <table:table-cell office:value-type="float" office:value="13.487" calcext:value-type="float">
            <text:p>13.487</text:p>
          </table:table-cell>
          <table:table-cell office:value-type="float" office:value="13.6185" calcext:value-type="float">
            <text:p>13.6185</text:p>
          </table:table-cell>
          <table:table-cell office:value-type="float" office:value="14.103" calcext:value-type="float">
            <text:p>14.1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7361" calcext:value-type="float">
            <text:p>21.7361</text:p>
          </table:table-cell>
          <table:table-cell office:value-type="float" office:value="0.706065" calcext:value-type="float">
            <text:p>0.706065</text:p>
          </table:table-cell>
          <table:table-cell office:value-type="float" office:value="20.795" calcext:value-type="float">
            <text:p>20.795</text:p>
          </table:table-cell>
          <table:table-cell office:value-type="float" office:value="21.1985" calcext:value-type="float">
            <text:p>21.1985</text:p>
          </table:table-cell>
          <table:table-cell office:value-type="float" office:value="21.399" calcext:value-type="float">
            <text:p>21.399</text:p>
          </table:table-cell>
          <table:table-cell office:value-type="float" office:value="22.3975" calcext:value-type="float">
            <text:p>22.3975</text:p>
          </table:table-cell>
          <table:table-cell office:value-type="float" office:value="23.227" calcext:value-type="float">
            <text:p>23.2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1339" calcext:value-type="float">
            <text:p>34.1339</text:p>
          </table:table-cell>
          <table:table-cell office:value-type="float" office:value="1.03751" calcext:value-type="float">
            <text:p>1.03751</text:p>
          </table:table-cell>
          <table:table-cell office:value-type="float" office:value="32.305" calcext:value-type="float">
            <text:p>32.305</text:p>
          </table:table-cell>
          <table:table-cell office:value-type="float" office:value="33.2785" calcext:value-type="float">
            <text:p>33.2785</text:p>
          </table:table-cell>
          <table:table-cell office:value-type="float" office:value="33.6625" calcext:value-type="float">
            <text:p>33.6625</text:p>
          </table:table-cell>
          <table:table-cell office:value-type="float" office:value="35.0115" calcext:value-type="float">
            <text:p>35.0115</text:p>
          </table:table-cell>
          <table:table-cell office:value-type="float" office:value="36.295" calcext:value-type="float">
            <text:p>36.2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8602" calcext:value-type="float">
            <text:p>53.8602</text:p>
          </table:table-cell>
          <table:table-cell office:value-type="float" office:value="1.55798" calcext:value-type="float">
            <text:p>1.55798</text:p>
          </table:table-cell>
          <table:table-cell office:value-type="float" office:value="52.047" calcext:value-type="float">
            <text:p>52.047</text:p>
          </table:table-cell>
          <table:table-cell office:value-type="float" office:value="52.6715" calcext:value-type="float">
            <text:p>52.6715</text:p>
          </table:table-cell>
          <table:table-cell office:value-type="float" office:value="53.1405" calcext:value-type="float">
            <text:p>53.1405</text:p>
          </table:table-cell>
          <table:table-cell office:value-type="float" office:value="55.39" calcext:value-type="float">
            <text:p>55.39</text:p>
          </table:table-cell>
          <table:table-cell office:value-type="float" office:value="57.231" calcext:value-type="float">
            <text:p>57.2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.2362" calcext:value-type="float">
            <text:p>83.2362</text:p>
          </table:table-cell>
          <table:table-cell office:value-type="float" office:value="2.47469" calcext:value-type="float">
            <text:p>2.47469</text:p>
          </table:table-cell>
          <table:table-cell office:value-type="float" office:value="78.817" calcext:value-type="float">
            <text:p>78.817</text:p>
          </table:table-cell>
          <table:table-cell office:value-type="float" office:value="80.341" calcext:value-type="float">
            <text:p>80.341</text:p>
          </table:table-cell>
          <table:table-cell office:value-type="float" office:value="84.348" calcext:value-type="float">
            <text:p>84.348</text:p>
          </table:table-cell>
          <table:table-cell office:value-type="float" office:value="85.2445" calcext:value-type="float">
            <text:p>85.2445</text:p>
          </table:table-cell>
          <table:table-cell office:value-type="float" office:value="87.134" calcext:value-type="float">
            <text:p>87.1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.22" calcext:value-type="float">
            <text:p>127.22</text:p>
          </table:table-cell>
          <table:table-cell office:value-type="float" office:value="4.09509" calcext:value-type="float">
            <text:p>4.09509</text:p>
          </table:table-cell>
          <table:table-cell office:value-type="float" office:value="121.148" calcext:value-type="float">
            <text:p>121.148</text:p>
          </table:table-cell>
          <table:table-cell office:value-type="float" office:value="123.371" calcext:value-type="float">
            <text:p>123.371</text:p>
          </table:table-cell>
          <table:table-cell office:value-type="float" office:value="126.046" calcext:value-type="float">
            <text:p>126.046</text:p>
          </table:table-cell>
          <table:table-cell office:value-type="float" office:value="130.936" calcext:value-type="float">
            <text:p>130.936</text:p>
          </table:table-cell>
          <table:table-cell office:value-type="float" office:value="134.491" calcext:value-type="float">
            <text:p>134.4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804" calcext:value-type="float">
            <text:p>195.804</text:p>
          </table:table-cell>
          <table:table-cell office:value-type="float" office:value="5.80473" calcext:value-type="float">
            <text:p>5.80473</text:p>
          </table:table-cell>
          <table:table-cell office:value-type="float" office:value="185.364" calcext:value-type="float">
            <text:p>185.364</text:p>
          </table:table-cell>
          <table:table-cell office:value-type="float" office:value="189.49" calcext:value-type="float">
            <text:p>189.49</text:p>
          </table:table-cell>
          <table:table-cell office:value-type="float" office:value="197.124" calcext:value-type="float">
            <text:p>197.124</text:p>
          </table:table-cell>
          <table:table-cell office:value-type="float" office:value="200.958" calcext:value-type="float">
            <text:p>200.958</text:p>
          </table:table-cell>
          <table:table-cell office:value-type="float" office:value="205.247" calcext:value-type="float">
            <text:p>205.2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6.885" calcext:value-type="float">
            <text:p>296.885</text:p>
          </table:table-cell>
          <table:table-cell office:value-type="float" office:value="9.76746" calcext:value-type="float">
            <text:p>9.76746</text:p>
          </table:table-cell>
          <table:table-cell office:value-type="float" office:value="274.476" calcext:value-type="float">
            <text:p>274.476</text:p>
          </table:table-cell>
          <table:table-cell office:value-type="float" office:value="287.707" calcext:value-type="float">
            <text:p>287.707</text:p>
          </table:table-cell>
          <table:table-cell office:value-type="float" office:value="299.557" calcext:value-type="float">
            <text:p>299.557</text:p>
          </table:table-cell>
          <table:table-cell office:value-type="float" office:value="305.178" calcext:value-type="float">
            <text:p>305.178</text:p>
          </table:table-cell>
          <table:table-cell office:value-type="float" office:value="316.771" calcext:value-type="float">
            <text:p>316.77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6.833" calcext:value-type="float">
            <text:p>446.833</text:p>
          </table:table-cell>
          <table:table-cell office:value-type="float" office:value="12.5494" calcext:value-type="float">
            <text:p>12.5494</text:p>
          </table:table-cell>
          <table:table-cell office:value-type="float" office:value="411.6" calcext:value-type="float">
            <text:p>411.6</text:p>
          </table:table-cell>
          <table:table-cell office:value-type="float" office:value="436.343" calcext:value-type="float">
            <text:p>436.343</text:p>
          </table:table-cell>
          <table:table-cell office:value-type="float" office:value="448.904" calcext:value-type="float">
            <text:p>448.904</text:p>
          </table:table-cell>
          <table:table-cell office:value-type="float" office:value="457.556" calcext:value-type="float">
            <text:p>457.556</text:p>
          </table:table-cell>
          <table:table-cell office:value-type="float" office:value="466.761" calcext:value-type="float">
            <text:p>466.7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7.739" calcext:value-type="float">
            <text:p>667.739</text:p>
          </table:table-cell>
          <table:table-cell office:value-type="float" office:value="11.7308" calcext:value-type="float">
            <text:p>11.7308</text:p>
          </table:table-cell>
          <table:table-cell office:value-type="float" office:value="638.783" calcext:value-type="float">
            <text:p>638.783</text:p>
          </table:table-cell>
          <table:table-cell office:value-type="float" office:value="661.49" calcext:value-type="float">
            <text:p>661.49</text:p>
          </table:table-cell>
          <table:table-cell office:value-type="float" office:value="667.351" calcext:value-type="float">
            <text:p>667.351</text:p>
          </table:table-cell>
          <table:table-cell office:value-type="float" office:value="672.292" calcext:value-type="float">
            <text:p>672.292</text:p>
          </table:table-cell>
          <table:table-cell office:value-type="float" office:value="706.174" calcext:value-type="float">
            <text:p>706.17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2.76" calcext:value-type="float">
            <text:p>1172.76</text:p>
          </table:table-cell>
          <table:table-cell office:value-type="float" office:value="47.5342" calcext:value-type="float">
            <text:p>47.5342</text:p>
          </table:table-cell>
          <table:table-cell office:value-type="float" office:value="1078.96" calcext:value-type="float">
            <text:p>1078.96</text:p>
          </table:table-cell>
          <table:table-cell office:value-type="float" office:value="1131.96" calcext:value-type="float">
            <text:p>1131.96</text:p>
          </table:table-cell>
          <table:table-cell office:value-type="float" office:value="1171.06" calcext:value-type="float">
            <text:p>1171.06</text:p>
          </table:table-cell>
          <table:table-cell office:value-type="float" office:value="1220.01" calcext:value-type="float">
            <text:p>1220.01</text:p>
          </table:table-cell>
          <table:table-cell office:value-type="float" office:value="1245.03" calcext:value-type="float">
            <text:p>1245.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47.75" calcext:value-type="float">
            <text:p>2547.75</text:p>
          </table:table-cell>
          <table:table-cell office:value-type="float" office:value="61.0841" calcext:value-type="float">
            <text:p>61.0841</text:p>
          </table:table-cell>
          <table:table-cell office:value-type="float" office:value="2509.31" calcext:value-type="float">
            <text:p>2509.31</text:p>
          </table:table-cell>
          <table:table-cell office:value-type="float" office:value="2518.78" calcext:value-type="float">
            <text:p>2518.78</text:p>
          </table:table-cell>
          <table:table-cell office:value-type="float" office:value="2525.66" calcext:value-type="float">
            <text:p>2525.66</text:p>
          </table:table-cell>
          <table:table-cell office:value-type="float" office:value="2541.89" calcext:value-type="float">
            <text:p>2541.89</text:p>
          </table:table-cell>
          <table:table-cell office:value-type="float" office:value="2777.71" calcext:value-type="float">
            <text:p>2777.7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96.08" calcext:value-type="float">
            <text:p>5396.08</text:p>
          </table:table-cell>
          <table:table-cell office:value-type="float" office:value="71.6158" calcext:value-type="float">
            <text:p>71.6158</text:p>
          </table:table-cell>
          <table:table-cell office:value-type="float" office:value="5321.49" calcext:value-type="float">
            <text:p>5321.49</text:p>
          </table:table-cell>
          <table:table-cell office:value-type="float" office:value="5341.61" calcext:value-type="float">
            <text:p>5341.61</text:p>
          </table:table-cell>
          <table:table-cell office:value-type="float" office:value="5374.91" calcext:value-type="float">
            <text:p>5374.91</text:p>
          </table:table-cell>
          <table:table-cell office:value-type="float" office:value="5433" calcext:value-type="float">
            <text:p>5433</text:p>
          </table:table-cell>
          <table:table-cell office:value-type="float" office:value="5738.42" calcext:value-type="float">
            <text:p>5738.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1.2" calcext:value-type="float">
            <text:p>14561.2</text:p>
          </table:table-cell>
          <table:table-cell office:value-type="float" office:value="103.757" calcext:value-type="float">
            <text:p>103.757</text:p>
          </table:table-cell>
          <table:table-cell office:value-type="float" office:value="14455.1" calcext:value-type="float">
            <text:p>14455.1</text:p>
          </table:table-cell>
          <table:table-cell office:value-type="float" office:value="14488.6" calcext:value-type="float">
            <text:p>14488.6</text:p>
          </table:table-cell>
          <table:table-cell office:value-type="float" office:value="14544.8" calcext:value-type="float">
            <text:p>14544.8</text:p>
          </table:table-cell>
          <table:table-cell office:value-type="float" office:value="14572.3" calcext:value-type="float">
            <text:p>14572.3</text:p>
          </table:table-cell>
          <table:table-cell office:value-type="float" office:value="14908.6" calcext:value-type="float">
            <text:p>14908.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885" calcext:value-type="float">
            <text:p>10.4885</text:p>
          </table:table-cell>
          <table:table-cell office:value-type="float" office:value="0.432217" calcext:value-type="float">
            <text:p>0.432217</text:p>
          </table:table-cell>
          <table:table-cell office:value-type="float" office:value="9.764" calcext:value-type="float">
            <text:p>9.764</text:p>
          </table:table-cell>
          <table:table-cell office:value-type="float" office:value="10.15" calcext:value-type="float">
            <text:p>10.15</text:p>
          </table:table-cell>
          <table:table-cell office:value-type="float" office:value="10.31" calcext:value-type="float">
            <text:p>10.31</text:p>
          </table:table-cell>
          <table:table-cell office:value-type="float" office:value="10.8875" calcext:value-type="float">
            <text:p>10.8875</text:p>
          </table:table-cell>
          <table:table-cell office:value-type="float" office:value="11.429" calcext:value-type="float">
            <text:p>11.4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6967" calcext:value-type="float">
            <text:p>15.6967</text:p>
          </table:table-cell>
          <table:table-cell office:value-type="float" office:value="0.355317" calcext:value-type="float">
            <text:p>0.355317</text:p>
          </table:table-cell>
          <table:table-cell office:value-type="float" office:value="14.228" calcext:value-type="float">
            <text:p>14.228</text:p>
          </table:table-cell>
          <table:table-cell office:value-type="float" office:value="15.6005" calcext:value-type="float">
            <text:p>15.6005</text:p>
          </table:table-cell>
          <table:table-cell office:value-type="float" office:value="15.762" calcext:value-type="float">
            <text:p>15.762</text:p>
          </table:table-cell>
          <table:table-cell office:value-type="float" office:value="15.895" calcext:value-type="float">
            <text:p>15.895</text:p>
          </table:table-cell>
          <table:table-cell office:value-type="float" office:value="16.171" calcext:value-type="float">
            <text:p>16.17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7461" calcext:value-type="float">
            <text:p>20.7461</text:p>
          </table:table-cell>
          <table:table-cell office:value-type="float" office:value="0.984753" calcext:value-type="float">
            <text:p>0.984753</text:p>
          </table:table-cell>
          <table:table-cell office:value-type="float" office:value="19.521" calcext:value-type="float">
            <text:p>19.521</text:p>
          </table:table-cell>
          <table:table-cell office:value-type="float" office:value="20.21" calcext:value-type="float">
            <text:p>20.21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20.819" calcext:value-type="float">
            <text:p>20.819</text:p>
          </table:table-cell>
          <table:table-cell office:value-type="float" office:value="23.549" calcext:value-type="float">
            <text:p>23.5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5669" calcext:value-type="float">
            <text:p>29.5669</text:p>
          </table:table-cell>
          <table:table-cell office:value-type="float" office:value="2.2041" calcext:value-type="float">
            <text:p>2.2041</text:p>
          </table:table-cell>
          <table:table-cell office:value-type="float" office:value="26.586" calcext:value-type="float">
            <text:p>26.586</text:p>
          </table:table-cell>
          <table:table-cell office:value-type="float" office:value="27.522" calcext:value-type="float">
            <text:p>27.522</text:p>
          </table:table-cell>
          <table:table-cell office:value-type="float" office:value="28.3035" calcext:value-type="float">
            <text:p>28.3035</text:p>
          </table:table-cell>
          <table:table-cell office:value-type="float" office:value="31.872" calcext:value-type="float">
            <text:p>31.872</text:p>
          </table:table-cell>
          <table:table-cell office:value-type="float" office:value="32.992" calcext:value-type="float">
            <text:p>32.9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4853" calcext:value-type="float">
            <text:p>41.4853</text:p>
          </table:table-cell>
          <table:table-cell office:value-type="float" office:value="3.18532" calcext:value-type="float">
            <text:p>3.18532</text:p>
          </table:table-cell>
          <table:table-cell office:value-type="float" office:value="38.341" calcext:value-type="float">
            <text:p>38.341</text:p>
          </table:table-cell>
          <table:table-cell office:value-type="float" office:value="39.5485" calcext:value-type="float">
            <text:p>39.5485</text:p>
          </table:table-cell>
          <table:table-cell office:value-type="float" office:value="39.9585" calcext:value-type="float">
            <text:p>39.9585</text:p>
          </table:table-cell>
          <table:table-cell office:value-type="float" office:value="41.5945" calcext:value-type="float">
            <text:p>41.5945</text:p>
          </table:table-cell>
          <table:table-cell office:value-type="float" office:value="48.501" calcext:value-type="float">
            <text:p>48.5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.8208" calcext:value-type="float">
            <text:p>59.8208</text:p>
          </table:table-cell>
          <table:table-cell office:value-type="float" office:value="5.61329" calcext:value-type="float">
            <text:p>5.61329</text:p>
          </table:table-cell>
          <table:table-cell office:value-type="float" office:value="52.661" calcext:value-type="float">
            <text:p>52.661</text:p>
          </table:table-cell>
          <table:table-cell office:value-type="float" office:value="55.0195" calcext:value-type="float">
            <text:p>55.0195</text:p>
          </table:table-cell>
          <table:table-cell office:value-type="float" office:value="56.424" calcext:value-type="float">
            <text:p>56.424</text:p>
          </table:table-cell>
          <table:table-cell office:value-type="float" office:value="66.548" calcext:value-type="float">
            <text:p>66.548</text:p>
          </table:table-cell>
          <table:table-cell office:value-type="float" office:value="68.229" calcext:value-type="float">
            <text:p>68.2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.3808" calcext:value-type="float">
            <text:p>86.3808</text:p>
          </table:table-cell>
          <table:table-cell office:value-type="float" office:value="7.96103" calcext:value-type="float">
            <text:p>7.96103</text:p>
          </table:table-cell>
          <table:table-cell office:value-type="float" office:value="78.391" calcext:value-type="float">
            <text:p>78.391</text:p>
          </table:table-cell>
          <table:table-cell office:value-type="float" office:value="80.595" calcext:value-type="float">
            <text:p>80.595</text:p>
          </table:table-cell>
          <table:table-cell office:value-type="float" office:value="81.81" calcext:value-type="float">
            <text:p>81.81</text:p>
          </table:table-cell>
          <table:table-cell office:value-type="float" office:value="95.8705" calcext:value-type="float">
            <text:p>95.8705</text:p>
          </table:table-cell>
          <table:table-cell office:value-type="float" office:value="105.55" calcext:value-type="float">
            <text:p>105.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.713" calcext:value-type="float">
            <text:p>128.713</text:p>
          </table:table-cell>
          <table:table-cell office:value-type="float" office:value="13.0759" calcext:value-type="float">
            <text:p>13.0759</text:p>
          </table:table-cell>
          <table:table-cell office:value-type="float" office:value="111.463" calcext:value-type="float">
            <text:p>111.463</text:p>
          </table:table-cell>
          <table:table-cell office:value-type="float" office:value="116.681" calcext:value-type="float">
            <text:p>116.681</text:p>
          </table:table-cell>
          <table:table-cell office:value-type="float" office:value="125.68" calcext:value-type="float">
            <text:p>125.68</text:p>
          </table:table-cell>
          <table:table-cell office:value-type="float" office:value="139.516" calcext:value-type="float">
            <text:p>139.516</text:p>
          </table:table-cell>
          <table:table-cell office:value-type="float" office:value="159.155" calcext:value-type="float">
            <text:p>159.1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794" calcext:value-type="float">
            <text:p>178.794</text:p>
          </table:table-cell>
          <table:table-cell office:value-type="float" office:value="14.2863" calcext:value-type="float">
            <text:p>14.2863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69.368" calcext:value-type="float">
            <text:p>169.368</text:p>
          </table:table-cell>
          <table:table-cell office:value-type="float" office:value="171.618" calcext:value-type="float">
            <text:p>171.618</text:p>
          </table:table-cell>
          <table:table-cell office:value-type="float" office:value="182.502" calcext:value-type="float">
            <text:p>182.502</text:p>
          </table:table-cell>
          <table:table-cell office:value-type="float" office:value="225.646" calcext:value-type="float">
            <text:p>225.64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7.836" calcext:value-type="float">
            <text:p>257.836</text:p>
          </table:table-cell>
          <table:table-cell office:value-type="float" office:value="21.5227" calcext:value-type="float">
            <text:p>21.5227</text:p>
          </table:table-cell>
          <table:table-cell office:value-type="float" office:value="239.169" calcext:value-type="float">
            <text:p>239.169</text:p>
          </table:table-cell>
          <table:table-cell office:value-type="float" office:value="245.222" calcext:value-type="float">
            <text:p>245.222</text:p>
          </table:table-cell>
          <table:table-cell office:value-type="float" office:value="248.989" calcext:value-type="float">
            <text:p>248.989</text:p>
          </table:table-cell>
          <table:table-cell office:value-type="float" office:value="260.651" calcext:value-type="float">
            <text:p>260.651</text:p>
          </table:table-cell>
          <table:table-cell office:value-type="float" office:value="332.774" calcext:value-type="float">
            <text:p>332.77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.481" calcext:value-type="float">
            <text:p>360.481</text:p>
          </table:table-cell>
          <table:table-cell office:value-type="float" office:value="17.0815" calcext:value-type="float">
            <text:p>17.0815</text:p>
          </table:table-cell>
          <table:table-cell office:value-type="float" office:value="343.927" calcext:value-type="float">
            <text:p>343.927</text:p>
          </table:table-cell>
          <table:table-cell office:value-type="float" office:value="350.031" calcext:value-type="float">
            <text:p>350.031</text:p>
          </table:table-cell>
          <table:table-cell office:value-type="float" office:value="355.705" calcext:value-type="float">
            <text:p>355.705</text:p>
          </table:table-cell>
          <table:table-cell office:value-type="float" office:value="362.267" calcext:value-type="float">
            <text:p>362.267</text:p>
          </table:table-cell>
          <table:table-cell office:value-type="float" office:value="451.376" calcext:value-type="float">
            <text:p>451.3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1.759" calcext:value-type="float">
            <text:p>541.759</text:p>
          </table:table-cell>
          <table:table-cell office:value-type="float" office:value="37.6641" calcext:value-type="float">
            <text:p>37.6641</text:p>
          </table:table-cell>
          <table:table-cell office:value-type="float" office:value="505.339" calcext:value-type="float">
            <text:p>505.339</text:p>
          </table:table-cell>
          <table:table-cell office:value-type="float" office:value="517.146" calcext:value-type="float">
            <text:p>517.146</text:p>
          </table:table-cell>
          <table:table-cell office:value-type="float" office:value="524.191" calcext:value-type="float">
            <text:p>524.191</text:p>
          </table:table-cell>
          <table:table-cell office:value-type="float" office:value="556.726" calcext:value-type="float">
            <text:p>556.726</text:p>
          </table:table-cell>
          <table:table-cell office:value-type="float" office:value="695.577" calcext:value-type="float">
            <text:p>695.57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3.05" calcext:value-type="float">
            <text:p>823.05</text:p>
          </table:table-cell>
          <table:table-cell office:value-type="float" office:value="60.6883" calcext:value-type="float">
            <text:p>60.6883</text:p>
          </table:table-cell>
          <table:table-cell office:value-type="float" office:value="760.55" calcext:value-type="float">
            <text:p>760.55</text:p>
          </table:table-cell>
          <table:table-cell office:value-type="float" office:value="780.56" calcext:value-type="float">
            <text:p>780.56</text:p>
          </table:table-cell>
          <table:table-cell office:value-type="float" office:value="795.905" calcext:value-type="float">
            <text:p>795.905</text:p>
          </table:table-cell>
          <table:table-cell office:value-type="float" office:value="851.976" calcext:value-type="float">
            <text:p>851.976</text:p>
          </table:table-cell>
          <table:table-cell office:value-type="float" office:value="1024.09" calcext:value-type="float">
            <text:p>1024.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38.41" calcext:value-type="float">
            <text:p>1538.41</text:p>
          </table:table-cell>
          <table:table-cell office:value-type="float" office:value="51.4361" calcext:value-type="float">
            <text:p>51.4361</text:p>
          </table:table-cell>
          <table:table-cell office:value-type="float" office:value="1402.88" calcext:value-type="float">
            <text:p>1402.88</text:p>
          </table:table-cell>
          <table:table-cell office:value-type="float" office:value="1509.66" calcext:value-type="float">
            <text:p>1509.66</text:p>
          </table:table-cell>
          <table:table-cell office:value-type="float" office:value="1541.71" calcext:value-type="float">
            <text:p>1541.71</text:p>
          </table:table-cell>
          <table:table-cell office:value-type="float" office:value="1570.73" calcext:value-type="float">
            <text:p>1570.73</text:p>
          </table:table-cell>
          <table:table-cell office:value-type="float" office:value="1652.44" calcext:value-type="float">
            <text:p>1652.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98.9" calcext:value-type="float">
            <text:p>2598.9</text:p>
          </table:table-cell>
          <table:table-cell office:value-type="float" office:value="62.1495" calcext:value-type="float">
            <text:p>62.1495</text:p>
          </table:table-cell>
          <table:table-cell office:value-type="float" office:value="2462.83" calcext:value-type="float">
            <text:p>2462.83</text:p>
          </table:table-cell>
          <table:table-cell office:value-type="float" office:value="2546.03" calcext:value-type="float">
            <text:p>2546.03</text:p>
          </table:table-cell>
          <table:table-cell office:value-type="float" office:value="2602.64" calcext:value-type="float">
            <text:p>2602.64</text:p>
          </table:table-cell>
          <table:table-cell office:value-type="float" office:value="2647" calcext:value-type="float">
            <text:p>2647</text:p>
          </table:table-cell>
          <table:table-cell office:value-type="float" office:value="2719.2" calcext:value-type="float">
            <text:p>2719.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10.17" calcext:value-type="float">
            <text:p>5510.17</text:p>
          </table:table-cell>
          <table:table-cell office:value-type="float" office:value="132.795" calcext:value-type="float">
            <text:p>132.795</text:p>
          </table:table-cell>
          <table:table-cell office:value-type="float" office:value="5361.9" calcext:value-type="float">
            <text:p>5361.9</text:p>
          </table:table-cell>
          <table:table-cell office:value-type="float" office:value="5425.41" calcext:value-type="float">
            <text:p>5425.41</text:p>
          </table:table-cell>
          <table:table-cell office:value-type="float" office:value="5477.01" calcext:value-type="float">
            <text:p>5477.01</text:p>
          </table:table-cell>
          <table:table-cell office:value-type="float" office:value="5520.49" calcext:value-type="float">
            <text:p>5520.49</text:p>
          </table:table-cell>
          <table:table-cell office:value-type="float" office:value="5935.03" calcext:value-type="float">
            <text:p>5935.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45.1" calcext:value-type="float">
            <text:p>14745.1</text:p>
          </table:table-cell>
          <table:table-cell office:value-type="float" office:value="185.884" calcext:value-type="float">
            <text:p>185.884</text:p>
          </table:table-cell>
          <table:table-cell office:value-type="float" office:value="14313" calcext:value-type="float">
            <text:p>14313</text:p>
          </table:table-cell>
          <table:table-cell office:value-type="float" office:value="14658.1" calcext:value-type="float">
            <text:p>14658.1</text:p>
          </table:table-cell>
          <table:table-cell office:value-type="float" office:value="14818.5" calcext:value-type="float">
            <text:p>14818.5</text:p>
          </table:table-cell>
          <table:table-cell office:value-type="float" office:value="14870.2" calcext:value-type="float">
            <text:p>14870.2</text:p>
          </table:table-cell>
          <table:table-cell office:value-type="float" office:value="15108.5" calcext:value-type="float">
            <text:p>15108.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2:41:25.588521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21:18.426994493</meta:creation-date>
    <dc:date>2018-12-20T12:54:25.988645488</dc:date>
    <meta:editing-duration>PT1H37M4S</meta:editing-duration>
    <meta:editing-cycles>33</meta:editing-cycles>
    <meta:generator>LibreOffice/6.0.7.3$Linux_X86_64 LibreOffice_project/00m0$Build-3</meta:generator>
    <meta:document-statistic meta:table-count="6" meta:cell-count="4860" meta:object-count="0"/>
  </office:meta>
</office:document-meta>
</file>